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text-indent="0cm" style:auto-text-indent="false" fo:padding="0cm" fo:border="none"/>
    </style:style>
    <style:style style:name="P2" style:family="paragraph" style:parent-style-name="Text_20_body" style:list-style-name="L1">
      <style:paragraph-properties fo:margin-left="0cm" fo:margin-right="0cm" fo:text-indent="0cm" style:auto-text-indent="false" fo:padding="0cm" fo:border="none"/>
    </style:style>
    <style:style style:name="P3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4" style:family="paragraph" style:parent-style-name="Text_20_body" style:list-style-name="L3">
      <style:paragraph-properties fo:margin-left="0cm" fo:margin-right="0cm" fo:text-indent="0cm" style:auto-text-indent="false" fo:padding="0cm" fo:border="none"/>
    </style:style>
    <style:style style:name="P5" style:family="paragraph" style:parent-style-name="Text_20_body" style:list-style-name="L4">
      <style:paragraph-properties fo:margin-left="0cm" fo:margin-right="0cm" fo:text-indent="0cm" style:auto-text-indent="false" fo:padding="0cm" fo:border="none"/>
    </style:style>
    <style:style style:name="P6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7" style:family="paragraph" style:parent-style-name="Text_20_body" style:list-style-name="L6">
      <style:paragraph-properties fo:margin-left="0cm" fo:margin-right="0cm" fo:text-indent="0cm" style:auto-text-indent="false" fo:padding="0cm" fo:border="none"/>
    </style:style>
    <style:style style:name="P8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9" style:family="paragraph" style:parent-style-name="Text_20_body" style:list-style-name="L8">
      <style:paragraph-properties fo:margin-left="0cm" fo:margin-right="0cm" fo:text-indent="0cm" style:auto-text-indent="false" fo:padding="0cm" fo:border="none"/>
    </style:style>
    <style:style style:name="P10" style:family="paragraph" style:parent-style-name="Text_20_body" style:list-style-name="L9">
      <style:paragraph-properties fo:margin-left="0cm" fo:margin-right="0cm" fo:text-indent="0cm" style:auto-text-indent="false" fo:padding="0cm" fo:border="none"/>
    </style:style>
    <style:style style:name="P11" style:family="paragraph" style:parent-style-name="Text_20_body" style:list-style-name="L10">
      <style:paragraph-properties fo:margin-left="0cm" fo:margin-right="0cm" fo:text-indent="0cm" style:auto-text-indent="false" fo:padding="0cm" fo:border="none"/>
    </style:style>
    <style:style style:name="P12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13" style:family="paragraph" style:parent-style-name="Text_20_body" style:list-style-name="L12">
      <style:paragraph-properties fo:margin-left="0cm" fo:margin-right="0cm" fo:text-indent="0cm" style:auto-text-indent="false" fo:padding="0cm" fo:border="none"/>
    </style:style>
    <style:style style:name="P14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15" style:family="paragraph" style:parent-style-name="Text_20_body" style:list-style-name="L14">
      <style:paragraph-properties fo:margin-left="0cm" fo:margin-right="0cm" fo:text-indent="0cm" style:auto-text-indent="false" fo:padding="0cm" fo:border="none"/>
    </style:style>
    <style:style style:name="P16" style:family="paragraph" style:parent-style-name="Text_20_body" style:list-style-name="L15">
      <style:paragraph-properties fo:margin-left="0cm" fo:margin-right="0cm" fo:text-indent="0cm" style:auto-text-indent="false" fo:padding="0cm" fo:border="none"/>
    </style:style>
    <style:style style:name="P17" style:family="paragraph" style:parent-style-name="Text_20_body" style:list-style-name="L16">
      <style:paragraph-properties fo:margin-left="0cm" fo:margin-right="0cm" fo:text-indent="0cm" style:auto-text-indent="false" fo:padding="0cm" fo:border="none"/>
    </style:style>
    <style:style style:name="P18" style:family="paragraph" style:parent-style-name="Text_20_body" style:list-style-name="L17">
      <style:paragraph-properties fo:margin-left="0cm" fo:margin-right="0cm" fo:text-indent="0cm" style:auto-text-indent="false" fo:padding="0cm" fo:border="none"/>
    </style:style>
    <style:style style:name="P19" style:family="paragraph" style:parent-style-name="Text_20_body" style:list-style-name="L18">
      <style:paragraph-properties fo:margin-left="0cm" fo:margin-right="0cm" fo:text-indent="0cm" style:auto-text-indent="false" fo:padding="0cm" fo:border="none"/>
    </style:style>
    <style:style style:name="P20" style:family="paragraph" style:parent-style-name="Text_20_body" style:list-style-name="L19">
      <style:paragraph-properties fo:margin-left="0cm" fo:margin-right="0cm" fo:text-indent="0cm" style:auto-text-indent="false" fo:padding="0cm" fo:border="none"/>
    </style:style>
    <style:style style:name="P21" style:family="paragraph" style:parent-style-name="Text_20_body" style:list-style-name="L20">
      <style:paragraph-properties fo:margin-left="0cm" fo:margin-right="0cm" fo:text-indent="0cm" style:auto-text-indent="false" fo:padding="0cm" fo:border="none"/>
    </style:style>
    <style:style style:name="P22" style:family="paragraph" style:parent-style-name="Text_20_body" style:list-style-name="L21">
      <style:paragraph-properties fo:margin-left="0cm" fo:margin-right="0cm" fo:text-indent="0cm" style:auto-text-indent="false" fo:padding="0cm" fo:border="none"/>
    </style:style>
    <style:style style:name="P23" style:family="paragraph" style:parent-style-name="Text_20_body" style:list-style-name="L22">
      <style:paragraph-properties fo:margin-left="0cm" fo:margin-right="0cm" fo:text-indent="0cm" style:auto-text-indent="false" fo:padding="0cm" fo:border="none"/>
    </style:style>
    <style:style style:name="P24" style:family="paragraph" style:parent-style-name="Text_20_body" style:list-style-name="L23">
      <style:paragraph-properties fo:margin-left="0cm" fo:margin-right="0cm" fo:text-indent="0cm" style:auto-text-indent="false" fo:padding="0cm" fo:border="none"/>
    </style:style>
    <style:style style:name="P25" style:family="paragraph" style:parent-style-name="Text_20_body" style:list-style-name="L24">
      <style:paragraph-properties fo:margin-left="0cm" fo:margin-right="0cm" fo:text-indent="0cm" style:auto-text-indent="false" fo:padding="0cm" fo:border="none"/>
    </style:style>
    <style:style style:name="P26" style:family="paragraph" style:parent-style-name="Text_20_body" style:list-style-name="L25">
      <style:paragraph-properties fo:margin-left="0cm" fo:margin-right="0cm" fo:text-indent="0cm" style:auto-text-indent="false" fo:padding="0cm" fo:border="none"/>
    </style:style>
    <style:style style:name="P27" style:family="paragraph" style:parent-style-name="Text_20_body" style:list-style-name="L26">
      <style:paragraph-properties fo:margin-left="0cm" fo:margin-right="0cm" fo:text-indent="0cm" style:auto-text-indent="false" fo:padding="0cm" fo:border="none"/>
    </style:style>
    <style:style style:name="P28" style:family="paragraph" style:parent-style-name="Text_20_body" style:list-style-name="L27">
      <style:paragraph-properties fo:margin-left="0cm" fo:margin-right="0cm" fo:text-indent="0cm" style:auto-text-indent="false" fo:padding="0cm" fo:border="none"/>
    </style:style>
    <style:style style:name="P29" style:family="paragraph" style:parent-style-name="Text_20_body" style:list-style-name="L28">
      <style:paragraph-properties fo:margin-left="0cm" fo:margin-right="0cm" fo:text-indent="0cm" style:auto-text-indent="false" fo:padding="0cm" fo:border="none"/>
    </style:style>
    <style:style style:name="P30" style:family="paragraph" style:parent-style-name="Text_20_body" style:list-style-name="L29">
      <style:paragraph-properties fo:margin-left="0cm" fo:margin-right="0cm" fo:text-indent="0cm" style:auto-text-indent="false" fo:padding="0cm" fo:border="none"/>
    </style:style>
    <style:style style:name="P31" style:family="paragraph" style:parent-style-name="Text_20_body" style:list-style-name="L30">
      <style:paragraph-properties fo:margin-left="0cm" fo:margin-right="0cm" fo:text-indent="0cm" style:auto-text-indent="false" fo:padding="0cm" fo:border="none"/>
    </style:style>
    <style:style style:name="P32" style:family="paragraph" style:parent-style-name="Text_20_body" style:list-style-name="L31">
      <style:paragraph-properties fo:margin-left="0cm" fo:margin-right="0cm" fo:text-indent="0cm" style:auto-text-indent="false" fo:padding="0cm" fo:border="none"/>
    </style:style>
    <style:style style:name="P33" style:family="paragraph" style:parent-style-name="Text_20_body" style:list-style-name="L32">
      <style:paragraph-properties fo:margin-left="0cm" fo:margin-right="0cm" fo:text-indent="0cm" style:auto-text-indent="false" fo:padding="0cm" fo:border="none"/>
    </style:style>
    <style:style style:name="P34" style:family="paragraph" style:parent-style-name="Text_20_body" style:list-style-name="L33">
      <style:paragraph-properties fo:margin-left="0cm" fo:margin-right="0cm" fo:text-indent="0cm" style:auto-text-indent="false" fo:padding="0cm" fo:border="none"/>
    </style:style>
    <style:style style:name="P35" style:family="paragraph" style:parent-style-name="Text_20_body" style:list-style-name="L34">
      <style:paragraph-properties fo:margin-left="0cm" fo:margin-right="0cm" fo:text-indent="0cm" style:auto-text-indent="false" fo:padding="0cm" fo:border="none"/>
    </style:style>
    <style:style style:name="P36" style:family="paragraph" style:parent-style-name="Text_20_body" style:list-style-name="L35">
      <style:paragraph-properties fo:margin-left="0cm" fo:margin-right="0cm" fo:text-indent="0cm" style:auto-text-indent="false" fo:padding="0cm" fo:border="none"/>
    </style:style>
    <style:style style:name="P37" style:family="paragraph" style:parent-style-name="Text_20_body" style:list-style-name="L36">
      <style:paragraph-properties fo:margin-left="0cm" fo:margin-right="0cm" fo:text-indent="0cm" style:auto-text-indent="false" fo:padding="0cm" fo:border="none"/>
    </style:style>
    <style:style style:name="P38" style:family="paragraph" style:parent-style-name="Text_20_body" style:list-style-name="L37">
      <style:paragraph-properties fo:margin-left="0cm" fo:margin-right="0cm" fo:text-indent="0cm" style:auto-text-indent="false" fo:padding="0cm" fo:border="none"/>
    </style:style>
    <style:style style:name="P39" style:family="paragraph" style:parent-style-name="Text_20_body" style:list-style-name="L38">
      <style:paragraph-properties fo:margin-left="0cm" fo:margin-right="0cm" fo:text-indent="0cm" style:auto-text-indent="false" fo:padding="0cm" fo:border="none"/>
    </style:style>
    <style:style style:name="P40" style:family="paragraph" style:parent-style-name="Text_20_body" style:list-style-name="L39">
      <style:paragraph-properties fo:margin-left="0cm" fo:margin-right="0cm" fo:text-indent="0cm" style:auto-text-indent="false" fo:padding="0cm" fo:border="none"/>
    </style:style>
    <style:style style:name="P41" style:family="paragraph" style:parent-style-name="Text_20_body" style:list-style-name="L40">
      <style:paragraph-properties fo:margin-left="0cm" fo:margin-right="0cm" fo:text-indent="0cm" style:auto-text-indent="false" fo:padding="0cm" fo:border="none"/>
    </style:style>
    <style:style style:name="P42" style:family="paragraph" style:parent-style-name="Text_20_body" style:list-style-name="L41">
      <style:paragraph-properties fo:margin-left="0cm" fo:margin-right="0cm" fo:text-indent="0cm" style:auto-text-indent="false" fo:padding="0cm" fo:border="none"/>
    </style:style>
    <style:style style:name="P43" style:family="paragraph" style:parent-style-name="Text_20_body" style:list-style-name="L42">
      <style:paragraph-properties fo:margin-left="0cm" fo:margin-right="0cm" fo:text-indent="0cm" style:auto-text-indent="false" fo:padding="0cm" fo:border="none"/>
    </style:style>
    <style:style style:name="P44" style:family="paragraph" style:parent-style-name="Text_20_body" style:list-style-name="L43">
      <style:paragraph-properties fo:margin-left="0cm" fo:margin-right="0cm" fo:text-indent="0cm" style:auto-text-indent="false" fo:padding="0cm" fo:border="none"/>
    </style:style>
    <style:style style:name="P45" style:family="paragraph" style:parent-style-name="Text_20_body" style:list-style-name="L44">
      <style:paragraph-properties fo:margin-left="0cm" fo:margin-right="0cm" fo:text-indent="0cm" style:auto-text-indent="false" fo:padding="0cm" fo:border="none"/>
    </style:style>
    <style:style style:name="P46" style:family="paragraph" style:parent-style-name="Text_20_body" style:list-style-name="L45">
      <style:paragraph-properties fo:margin-left="0cm" fo:margin-right="0cm" fo:text-indent="0cm" style:auto-text-indent="false" fo:padding="0cm" fo:border="none"/>
    </style:style>
    <style:style style:name="P47" style:family="paragraph" style:parent-style-name="Text_20_body" style:list-style-name="L46">
      <style:paragraph-properties fo:margin-left="0cm" fo:margin-right="0cm" fo:text-indent="0cm" style:auto-text-indent="false" fo:padding="0cm" fo:border="none"/>
    </style:style>
    <style:style style:name="P48" style:family="paragraph" style:parent-style-name="Text_20_body" style:list-style-name="L47">
      <style:paragraph-properties fo:margin-left="0cm" fo:margin-right="0cm" fo:text-indent="0cm" style:auto-text-indent="false" fo:padding="0cm" fo:border="none"/>
    </style:style>
    <style:style style:name="P49" style:family="paragraph" style:parent-style-name="Text_20_body" style:list-style-name="L48">
      <style:paragraph-properties fo:margin-left="0cm" fo:margin-right="0cm" fo:text-indent="0cm" style:auto-text-indent="false" fo:padding="0cm" fo:border="none"/>
    </style:style>
    <style:style style:name="P50" style:family="paragraph" style:parent-style-name="Text_20_body" style:list-style-name="L49">
      <style:paragraph-properties fo:margin-left="0cm" fo:margin-right="0cm" fo:text-indent="0cm" style:auto-text-indent="false" fo:padding="0cm" fo:border="none"/>
    </style:style>
    <style:style style:name="P51" style:family="paragraph" style:parent-style-name="Text_20_body" style:list-style-name="L50">
      <style:paragraph-properties fo:margin-left="0cm" fo:margin-right="0cm" fo:text-indent="0cm" style:auto-text-indent="false" fo:padding="0cm" fo:border="none"/>
    </style:style>
    <style:style style:name="P52" style:family="paragraph" style:parent-style-name="Text_20_body" style:list-style-name="L51">
      <style:paragraph-properties fo:margin-left="0cm" fo:margin-right="0cm" fo:text-indent="0cm" style:auto-text-indent="false" fo:padding="0cm" fo:border="none"/>
    </style:style>
    <style:style style:name="P53" style:family="paragraph" style:parent-style-name="Text_20_body" style:list-style-name="L52">
      <style:paragraph-properties fo:margin-left="0cm" fo:margin-right="0cm" fo:text-indent="0cm" style:auto-text-indent="false" fo:padding="0cm" fo:border="none"/>
    </style:style>
    <style:style style:name="P54" style:family="paragraph" style:parent-style-name="Text_20_body" style:list-style-name="L53">
      <style:paragraph-properties fo:margin-left="0cm" fo:margin-right="0cm" fo:text-indent="0cm" style:auto-text-indent="false" fo:padding="0cm" fo:border="none"/>
    </style:style>
    <style:style style:name="P55" style:family="paragraph" style:parent-style-name="Text_20_body" style:list-style-name="L54">
      <style:paragraph-properties fo:margin-left="0cm" fo:margin-right="0cm" fo:text-indent="0cm" style:auto-text-indent="false" fo:padding="0cm" fo:border="none"/>
    </style:style>
    <style:style style:name="P56" style:family="paragraph" style:parent-style-name="Text_20_body" style:list-style-name="L55">
      <style:paragraph-properties fo:margin-left="0cm" fo:margin-right="0cm" fo:text-indent="0cm" style:auto-text-indent="false" fo:padding="0cm" fo:border="none"/>
    </style:style>
    <style:style style:name="P57" style:family="paragraph" style:parent-style-name="Text_20_body" style:list-style-name="L56">
      <style:paragraph-properties fo:margin-left="0cm" fo:margin-right="0cm" fo:text-indent="0cm" style:auto-text-indent="false" fo:padding="0cm" fo:border="none"/>
    </style:style>
    <style:style style:name="P58" style:family="paragraph" style:parent-style-name="Text_20_body" style:list-style-name="L57">
      <style:paragraph-properties fo:margin-left="0cm" fo:margin-right="0cm" fo:text-indent="0cm" style:auto-text-indent="false" fo:padding="0cm" fo:border="none"/>
    </style:style>
    <style:style style:name="P59" style:family="paragraph" style:parent-style-name="Text_20_body" style:list-style-name="L58">
      <style:paragraph-properties fo:margin-left="0cm" fo:margin-right="0cm" fo:text-indent="0cm" style:auto-text-indent="false" fo:padding="0cm" fo:border="none"/>
    </style:style>
    <style:style style:name="P60" style:family="paragraph" style:parent-style-name="Text_20_body" style:list-style-name="L59">
      <style:paragraph-properties fo:margin-left="0cm" fo:margin-right="0cm" fo:text-indent="0cm" style:auto-text-indent="false" fo:padding="0cm" fo:border="none"/>
    </style:style>
    <style:style style:name="P61" style:family="paragraph" style:parent-style-name="Text_20_body" style:list-style-name="L60">
      <style:paragraph-properties fo:margin-left="0cm" fo:margin-right="0cm" fo:text-indent="0cm" style:auto-text-indent="false" fo:padding="0cm" fo:border="none"/>
    </style:style>
    <style:style style:name="P62" style:family="paragraph" style:parent-style-name="Text_20_body" style:list-style-name="L61">
      <style:paragraph-properties fo:margin-left="0cm" fo:margin-right="0cm" fo:text-indent="0cm" style:auto-text-indent="false" fo:padding="0cm" fo:border="none"/>
    </style:style>
    <style:style style:name="P63" style:family="paragraph" style:parent-style-name="Text_20_body" style:list-style-name="L62">
      <style:paragraph-properties fo:margin-left="0cm" fo:margin-right="0cm" fo:text-indent="0cm" style:auto-text-indent="false" fo:padding="0cm" fo:border="none"/>
    </style:style>
    <style:style style:name="P64" style:family="paragraph" style:parent-style-name="Text_20_body" style:list-style-name="L63">
      <style:paragraph-properties fo:margin-left="0cm" fo:margin-right="0cm" fo:text-indent="0cm" style:auto-text-indent="false" fo:padding="0cm" fo:border="none"/>
    </style:style>
    <style:style style:name="P65" style:family="paragraph" style:parent-style-name="Text_20_body" style:list-style-name="L64">
      <style:paragraph-properties fo:margin-left="0cm" fo:margin-right="0cm" fo:text-indent="0cm" style:auto-text-indent="false" fo:padding="0cm" fo:border="none"/>
    </style:style>
    <style:style style:name="P66" style:family="paragraph" style:parent-style-name="Text_20_body" style:list-style-name="L65">
      <style:paragraph-properties fo:margin-left="0cm" fo:margin-right="0cm" fo:text-indent="0cm" style:auto-text-indent="false" fo:padding="0cm" fo:border="none"/>
    </style:style>
    <style:style style:name="P67" style:family="paragraph" style:parent-style-name="Text_20_body" style:list-style-name="L66">
      <style:paragraph-properties fo:margin-left="0cm" fo:margin-right="0cm" fo:text-indent="0cm" style:auto-text-indent="false" fo:padding="0cm" fo:border="none"/>
    </style:style>
    <style:style style:name="P68" style:family="paragraph" style:parent-style-name="Text_20_body" style:list-style-name="L67">
      <style:paragraph-properties fo:margin-left="0cm" fo:margin-right="0cm" fo:text-indent="0cm" style:auto-text-indent="false" fo:padding="0cm" fo:border="none"/>
    </style:style>
    <style:style style:name="P69" style:family="paragraph" style:parent-style-name="Text_20_body" style:list-style-name="L68">
      <style:paragraph-properties fo:margin-left="0cm" fo:margin-right="0cm" fo:text-indent="0cm" style:auto-text-indent="false" fo:padding="0cm" fo:border="none"/>
    </style:style>
    <style:style style:name="P70" style:family="paragraph" style:parent-style-name="Text_20_body" style:list-style-name="L69">
      <style:paragraph-properties fo:margin-left="0cm" fo:margin-right="0cm" fo:text-indent="0cm" style:auto-text-indent="false" fo:padding="0cm" fo:border="none"/>
    </style:style>
    <style:style style:name="P71" style:family="paragraph" style:parent-style-name="Text_20_body" style:list-style-name="L70">
      <style:paragraph-properties fo:margin-left="0cm" fo:margin-right="0cm" fo:text-indent="0cm" style:auto-text-indent="false" fo:padding="0cm" fo:border="none"/>
    </style:style>
    <style:style style:name="P72" style:family="paragraph" style:parent-style-name="Text_20_body" style:list-style-name="L71">
      <style:paragraph-properties fo:margin-left="0cm" fo:margin-right="0cm" fo:text-indent="0cm" style:auto-text-indent="false" fo:padding="0cm" fo:border="none"/>
    </style:style>
    <style:style style:name="P73" style:family="paragraph" style:parent-style-name="Text_20_body" style:list-style-name="L72">
      <style:paragraph-properties fo:margin-left="0cm" fo:margin-right="0cm" fo:text-indent="0cm" style:auto-text-indent="false" fo:padding="0cm" fo:border="none"/>
    </style:style>
    <style:style style:name="P74" style:family="paragraph" style:parent-style-name="Text_20_body" style:list-style-name="L73">
      <style:paragraph-properties fo:margin-left="0cm" fo:margin-right="0cm" fo:text-indent="0cm" style:auto-text-indent="false" fo:padding="0cm" fo:border="none"/>
    </style:style>
    <style:style style:name="P75" style:family="paragraph" style:parent-style-name="Text_20_body" style:list-style-name="L74">
      <style:paragraph-properties fo:margin-left="0cm" fo:margin-right="0cm" fo:text-indent="0cm" style:auto-text-indent="false" fo:padding="0cm" fo:border="none"/>
    </style:style>
    <style:style style:name="P76" style:family="paragraph" style:parent-style-name="Text_20_body" style:list-style-name="L75">
      <style:paragraph-properties fo:margin-left="0cm" fo:margin-right="0cm" fo:text-indent="0cm" style:auto-text-indent="false" fo:padding="0cm" fo:border="none"/>
    </style:style>
    <style:style style:name="P77" style:family="paragraph" style:parent-style-name="Text_20_body" style:list-style-name="L76">
      <style:paragraph-properties fo:margin-left="0cm" fo:margin-right="0cm" fo:text-indent="0cm" style:auto-text-indent="false" fo:padding="0cm" fo:border="none"/>
    </style:style>
    <style:style style:name="P78" style:family="paragraph" style:parent-style-name="Text_20_body" style:list-style-name="L77">
      <style:paragraph-properties fo:margin-left="0cm" fo:margin-right="0cm" fo:text-indent="0cm" style:auto-text-indent="false" fo:padding="0cm" fo:border="none"/>
    </style:style>
    <style:style style:name="P79" style:family="paragraph" style:parent-style-name="Text_20_body" style:list-style-name="L78">
      <style:paragraph-properties fo:margin-left="0cm" fo:margin-right="0cm" fo:text-indent="0cm" style:auto-text-indent="false" fo:padding="0cm" fo:border="none"/>
    </style:style>
    <style:style style:name="P80" style:family="paragraph" style:parent-style-name="Text_20_body" style:list-style-name="L79">
      <style:paragraph-properties fo:margin-left="0cm" fo:margin-right="0cm" fo:text-indent="0cm" style:auto-text-indent="false" fo:padding="0cm" fo:border="none"/>
    </style:style>
    <style:style style:name="P81" style:family="paragraph" style:parent-style-name="Text_20_body" style:list-style-name="L80">
      <style:paragraph-properties fo:margin-left="0cm" fo:margin-right="0cm" fo:text-indent="0cm" style:auto-text-indent="false" fo:padding="0cm" fo:border="none"/>
    </style:style>
    <style:style style:name="P82" style:family="paragraph" style:parent-style-name="Text_20_body" style:list-style-name="L81">
      <style:paragraph-properties fo:margin-left="0cm" fo:margin-right="0cm" fo:text-indent="0cm" style:auto-text-indent="false" fo:padding="0cm" fo:border="none"/>
    </style:style>
    <style:style style:name="P83" style:family="paragraph" style:parent-style-name="Text_20_body" style:list-style-name="L82">
      <style:paragraph-properties fo:margin-left="0cm" fo:margin-right="0cm" fo:text-indent="0cm" style:auto-text-indent="false" fo:padding="0cm" fo:border="none"/>
    </style:style>
    <style:style style:name="P84" style:family="paragraph" style:parent-style-name="Text_20_body" style:list-style-name="L83">
      <style:paragraph-properties fo:margin-left="0cm" fo:margin-right="0cm" fo:text-indent="0cm" style:auto-text-indent="false" fo:padding="0cm" fo:border="none"/>
    </style:style>
    <style:style style:name="P85" style:family="paragraph" style:parent-style-name="Text_20_body" style:list-style-name="L84">
      <style:paragraph-properties fo:margin-left="0cm" fo:margin-right="0cm" fo:text-indent="0cm" style:auto-text-indent="false" fo:padding="0cm" fo:border="none"/>
    </style:style>
    <style:style style:name="P86" style:family="paragraph" style:parent-style-name="Text_20_body" style:list-style-name="L85">
      <style:paragraph-properties fo:margin-left="0cm" fo:margin-right="0cm" fo:text-indent="0cm" style:auto-text-indent="false" fo:padding="0cm" fo:border="none"/>
    </style:style>
    <style:style style:name="P87" style:family="paragraph" style:parent-style-name="Text_20_body" style:list-style-name="L86">
      <style:paragraph-properties fo:margin-left="0cm" fo:margin-right="0cm" fo:text-indent="0cm" style:auto-text-indent="false" fo:padding="0cm" fo:border="none"/>
    </style:style>
    <style:style style:name="P88" style:family="paragraph" style:parent-style-name="Text_20_body" style:list-style-name="L87">
      <style:paragraph-properties fo:margin-left="0cm" fo:margin-right="0cm" fo:text-indent="0cm" style:auto-text-indent="false" fo:padding="0cm" fo:border="none"/>
    </style:style>
    <style:style style:name="P89" style:family="paragraph" style:parent-style-name="Text_20_body" style:list-style-name="L88">
      <style:paragraph-properties fo:margin-left="0cm" fo:margin-right="0cm" fo:text-indent="0cm" style:auto-text-indent="false" fo:padding="0cm" fo:border="none"/>
    </style:style>
    <style:style style:name="P90" style:family="paragraph" style:parent-style-name="Text_20_body" style:list-style-name="L89">
      <style:paragraph-properties fo:margin-left="0cm" fo:margin-right="0cm" fo:text-indent="0cm" style:auto-text-indent="false" fo:padding="0cm" fo:border="none"/>
    </style:style>
    <style:style style:name="P91" style:family="paragraph" style:parent-style-name="Text_20_body" style:list-style-name="L90">
      <style:paragraph-properties fo:margin-left="0cm" fo:margin-right="0cm" fo:text-indent="0cm" style:auto-text-indent="false" fo:padding="0cm" fo:border="none"/>
    </style:style>
    <style:style style:name="P92" style:family="paragraph" style:parent-style-name="Text_20_body" style:list-style-name="L91">
      <style:paragraph-properties fo:margin-left="0cm" fo:margin-right="0cm" fo:text-indent="0cm" style:auto-text-indent="false" fo:padding="0cm" fo:border="none"/>
    </style:style>
    <style:style style:name="P93" style:family="paragraph" style:parent-style-name="Text_20_body" style:list-style-name="L92">
      <style:paragraph-properties fo:margin-left="0cm" fo:margin-right="0cm" fo:text-indent="0cm" style:auto-text-indent="false" fo:padding="0cm" fo:border="none"/>
    </style:style>
    <style:style style:name="P94" style:family="paragraph" style:parent-style-name="Text_20_body" style:list-style-name="L93">
      <style:paragraph-properties fo:margin-left="0cm" fo:margin-right="0cm" fo:text-indent="0cm" style:auto-text-indent="false" fo:padding="0cm" fo:border="none"/>
    </style:style>
    <style:style style:name="P95" style:family="paragraph" style:parent-style-name="Text_20_body" style:list-style-name="L94">
      <style:paragraph-properties fo:margin-left="0cm" fo:margin-right="0cm" fo:text-indent="0cm" style:auto-text-indent="false" fo:padding="0cm" fo:border="none"/>
    </style:style>
    <style:style style:name="P96" style:family="paragraph" style:parent-style-name="Text_20_body" style:list-style-name="L95">
      <style:paragraph-properties fo:margin-left="0cm" fo:margin-right="0cm" fo:text-indent="0cm" style:auto-text-indent="false" fo:padding="0cm" fo:border="none"/>
    </style:style>
    <style:style style:name="P97" style:family="paragraph" style:parent-style-name="Text_20_body" style:list-style-name="L96">
      <style:paragraph-properties fo:margin-left="0cm" fo:margin-right="0cm" fo:text-indent="0cm" style:auto-text-indent="false" fo:padding="0cm" fo:border="none"/>
    </style:style>
    <style:style style:name="P98" style:family="paragraph" style:parent-style-name="Text_20_body" style:list-style-name="L97">
      <style:paragraph-properties fo:margin-left="0cm" fo:margin-right="0cm" fo:text-indent="0cm" style:auto-text-indent="false" fo:padding="0cm" fo:border="none"/>
    </style:style>
    <style:style style:name="P99" style:family="paragraph" style:parent-style-name="Text_20_body" style:list-style-name="L98">
      <style:paragraph-properties fo:margin-left="0cm" fo:margin-right="0cm" fo:text-indent="0cm" style:auto-text-indent="false" fo:padding="0cm" fo:border="none"/>
    </style:style>
    <style:style style:name="P100" style:family="paragraph" style:parent-style-name="Text_20_body" style:list-style-name="L99">
      <style:paragraph-properties fo:margin-left="0cm" fo:margin-right="0cm" fo:text-indent="0cm" style:auto-text-indent="false" fo:padding="0cm" fo:border="none"/>
    </style:style>
    <style:style style:name="P101" style:family="paragraph" style:parent-style-name="Text_20_body" style:list-style-name="L100">
      <style:paragraph-properties fo:margin-left="0cm" fo:margin-right="0cm" fo:text-indent="0cm" style:auto-text-indent="false" fo:padding="0cm" fo:border="none"/>
    </style:style>
    <style:style style:name="P102" style:family="paragraph" style:parent-style-name="Text_20_body" style:list-style-name="L101">
      <style:paragraph-properties fo:margin-left="0cm" fo:margin-right="0cm" fo:text-indent="0cm" style:auto-text-indent="false" fo:padding="0cm" fo:border="none"/>
    </style:style>
    <style:style style:name="P103" style:family="paragraph" style:parent-style-name="Text_20_body" style:list-style-name="L102">
      <style:paragraph-properties fo:margin-left="0cm" fo:margin-right="0cm" fo:text-indent="0cm" style:auto-text-indent="false" fo:padding="0cm" fo:border="none"/>
    </style:style>
    <style:style style:name="P104" style:family="paragraph" style:parent-style-name="Text_20_body" style:list-style-name="L103">
      <style:paragraph-properties fo:margin-left="0cm" fo:margin-right="0cm" fo:text-indent="0cm" style:auto-text-indent="false" fo:padding="0cm" fo:border="none"/>
    </style:style>
    <style:style style:name="P105" style:family="paragraph" style:parent-style-name="Text_20_body" style:list-style-name="L104">
      <style:paragraph-properties fo:margin-left="0cm" fo:margin-right="0cm" fo:text-indent="0cm" style:auto-text-indent="false" fo:padding="0cm" fo:border="none"/>
    </style:style>
    <style:style style:name="P106" style:family="paragraph" style:parent-style-name="Text_20_body" style:list-style-name="L105">
      <style:paragraph-properties fo:margin-left="0cm" fo:margin-right="0cm" fo:text-indent="0cm" style:auto-text-indent="false" fo:padding="0cm" fo:border="none"/>
    </style:style>
    <style:style style:name="P107" style:family="paragraph" style:parent-style-name="Text_20_body" style:list-style-name="L106">
      <style:paragraph-properties fo:margin-left="0cm" fo:margin-right="0cm" fo:text-indent="0cm" style:auto-text-indent="false" fo:padding="0cm" fo:border="none"/>
    </style:style>
    <style:style style:name="P108" style:family="paragraph" style:parent-style-name="Text_20_body" style:list-style-name="L107">
      <style:paragraph-properties fo:margin-left="0cm" fo:margin-right="0cm" fo:text-indent="0cm" style:auto-text-indent="false" fo:padding="0cm" fo:border="none"/>
    </style:style>
    <style:style style:name="P109" style:family="paragraph" style:parent-style-name="Text_20_body" style:list-style-name="L108">
      <style:paragraph-properties fo:margin-left="0cm" fo:margin-right="0cm" fo:text-indent="0cm" style:auto-text-indent="false" fo:padding="0cm" fo:border="none"/>
    </style:style>
    <style:style style:name="P110" style:family="paragraph" style:parent-style-name="Text_20_body" style:list-style-name="L109">
      <style:paragraph-properties fo:margin-left="0cm" fo:margin-right="0cm" fo:text-indent="0cm" style:auto-text-indent="false" fo:padding="0cm" fo:border="none"/>
    </style:style>
    <style:style style:name="P111" style:family="paragraph" style:parent-style-name="Text_20_body" style:list-style-name="L110">
      <style:paragraph-properties fo:margin-left="0cm" fo:margin-right="0cm" fo:text-indent="0cm" style:auto-text-indent="false" fo:padding="0cm" fo:border="none"/>
    </style:style>
    <style:style style:name="P112" style:family="paragraph" style:parent-style-name="Text_20_body" style:list-style-name="L111">
      <style:paragraph-properties fo:margin-left="0cm" fo:margin-right="0cm" fo:text-indent="0cm" style:auto-text-indent="false" fo:padding="0cm" fo:border="none"/>
    </style:style>
    <style:style style:name="P113" style:family="paragraph" style:parent-style-name="Text_20_body" style:list-style-name="L112">
      <style:paragraph-properties fo:margin-left="0cm" fo:margin-right="0cm" fo:text-indent="0cm" style:auto-text-indent="false" fo:padding="0cm" fo:border="none"/>
    </style:style>
    <style:style style:name="P114" style:family="paragraph" style:parent-style-name="Text_20_body" style:list-style-name="L113">
      <style:paragraph-properties fo:margin-left="0cm" fo:margin-right="0cm" fo:text-indent="0cm" style:auto-text-indent="false" fo:padding="0cm" fo:border="none"/>
    </style:style>
    <style:style style:name="P115" style:family="paragraph" style:parent-style-name="Text_20_body" style:list-style-name="L114">
      <style:paragraph-properties fo:margin-left="0cm" fo:margin-right="0cm" fo:text-indent="0cm" style:auto-text-indent="false" fo:padding="0cm" fo:border="none"/>
    </style:style>
    <style:style style:name="T1" style:family="text">
      <style:text-properties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3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4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4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5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5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6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6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7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7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7">
      <text:list-level-style-number text:level="1" text:style-name="Numbering_20_Symbols" loext:num-list-format="%1%." style:num-suffix="." style:num-format="1" text:start-value="8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number text:level="1" text:style-name="Numbering_20_Symbols" loext:num-list-format="%1%." style:num-suffix="." style:num-format="1" text:start-value="8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9">
      <text:list-level-style-number text:level="1" text:style-name="Numbering_20_Symbols" loext:num-list-format="%1%." style:num-suffix="." style:num-format="1" text:start-value="9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 text:start-value="9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10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 text:start-value="2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2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3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3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4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4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 text:start-value="5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5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5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6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6">
      <text:list-level-style-number text:level="1" text:style-name="Numbering_20_Symbols" loext:num-list-format="%1%." style:num-suffix="." style:num-format="1" text:start-value="6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8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9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0">
      <text:list-level-style-number text:level="1" text:style-name="Numbering_20_Symbols" loext:num-list-format="%1%." style:num-suffix="." style:num-format="1" text:start-value="1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1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2">
      <text:list-level-style-number text:level="1" text:style-name="Numbering_20_Symbols" loext:num-list-format="%1%." style:num-suffix="." style:num-format="1" text:start-value="2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2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3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3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4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7">
      <text:list-level-style-number text:level="1" text:style-name="Numbering_20_Symbols" loext:num-list-format="%1%." style:num-suffix="." style:num-format="1" text:start-value="5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8">
      <text:list-level-style-number text:level="1" text:style-name="Numbering_20_Symbols" loext:num-list-format="%1%." style:num-suffix="." style:num-format="1" text:start-value="5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9">
      <text:list-level-style-number text:level="1" text:style-name="Numbering_20_Symbols" loext:num-list-format="%1%." style:num-suffix="." style:num-format="1" text:start-value="6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0">
      <text:list-level-style-number text:level="1" text:style-name="Numbering_20_Symbols" loext:num-list-format="%1%." style:num-suffix="." style:num-format="1" text:start-value="6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1">
      <text:list-level-style-number text:level="1" text:style-name="Numbering_20_Symbols" loext:num-list-format="%1%." style:num-suffix="." style:num-format="1" text:start-value="7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2">
      <text:list-level-style-number text:level="1" text:style-name="Numbering_20_Symbols" loext:num-list-format="%1%." style:num-suffix="." style:num-format="1" text:start-value="7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3">
      <text:list-level-style-number text:level="1" text:style-name="Numbering_20_Symbols" loext:num-list-format="%1%." style:num-suffix="." style:num-format="1" text:start-value="8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4">
      <text:list-level-style-number text:level="1" text:style-name="Numbering_20_Symbols" loext:num-list-format="%1%." style:num-suffix="." style:num-format="1" text:start-value="8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5">
      <text:list-level-style-number text:level="1" text:style-name="Numbering_20_Symbols" loext:num-list-format="%1%." style:num-suffix="." style:num-format="1" text:start-value="9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6">
      <text:list-level-style-number text:level="1" text:style-name="Numbering_20_Symbols" loext:num-list-format="%1%." style:num-suffix="." style:num-format="1" text:start-value="9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9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0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1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2">
      <text:list-level-style-number text:level="1" text:style-name="Numbering_20_Symbols" loext:num-list-format="%1%." style:num-suffix="." style:num-format="1" text:start-value="3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3">
      <text:list-level-style-number text:level="1" text:style-name="Numbering_20_Symbols" loext:num-list-format="%1%." style:num-suffix="." style:num-format="1" text:start-value="3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4">
      <text:list-level-style-number text:level="1" text:style-name="Numbering_20_Symbols" loext:num-list-format="%1%." style:num-suffix="." style:num-format="1" text:start-value="4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5">
      <text:list-level-style-number text:level="1" text:style-name="Numbering_20_Symbols" loext:num-list-format="%1%." style:num-suffix="." style:num-format="1" text:start-value="4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6">
      <text:list-level-style-number text:level="1" text:style-name="Numbering_20_Symbols" loext:num-list-format="%1%." style:num-suffix="." style:num-format="1" text:start-value="5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7">
      <text:list-level-style-number text:level="1" text:style-name="Numbering_20_Symbols" loext:num-list-format="%1%." style:num-suffix="." style:num-format="1" text:start-value="6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8">
      <text:list-level-style-number text:level="1" text:style-name="Numbering_20_Symbols" loext:num-list-format="%1%." style:num-suffix="." style:num-format="1" text:start-value="6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9">
      <text:list-level-style-number text:level="1" text:style-name="Numbering_20_Symbols" loext:num-list-format="%1%." style:num-suffix="." style:num-format="1" text:start-value="7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0">
      <text:list-level-style-number text:level="1" text:style-name="Numbering_20_Symbols" loext:num-list-format="%1%." style:num-suffix="." style:num-format="1" text:start-value="7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1">
      <text:list-level-style-number text:level="1" text:style-name="Numbering_20_Symbols" loext:num-list-format="%1%." style:num-suffix="." style:num-format="1" text:start-value="8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2">
      <text:list-level-style-number text:level="1" text:style-name="Numbering_20_Symbols" loext:num-list-format="%1%." style:num-suffix="." style:num-format="1" text:start-value="8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3">
      <text:list-level-style-number text:level="1" text:style-name="Numbering_20_Symbols" loext:num-list-format="%1%." style:num-suffix="." style:num-format="1" text:start-value="9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4">
      <text:list-level-style-number text:level="1" text:style-name="Numbering_20_Symbols" loext:num-list-format="%1%." style:num-suffix="." style:num-format="1" text:start-value="9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5">
      <text:list-level-style-number text:level="1" text:style-name="Numbering_20_Symbols" loext:num-list-format="%1%." style:num-suffix="." style:num-format="1" text:start-value="10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6">
      <text:list-level-style-number text:level="1" text:style-name="Numbering_20_Symbols" loext:num-list-format="%1%." style:num-suffix="." style:num-format="1" text:start-value="10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9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0">
      <text:list-level-style-number text:level="1" text:style-name="Numbering_20_Symbols" loext:num-list-format="%1%." style:num-suffix="." style:num-format="1" text:start-value="2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1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2">
      <text:list-level-style-number text:level="1" text:style-name="Numbering_20_Symbols" loext:num-list-format="%1%." style:num-suffix="." style:num-format="1" text:start-value="3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3">
      <text:list-level-style-number text:level="1" text:style-name="Numbering_20_Symbols" loext:num-list-format="%1%." style:num-suffix="." style:num-format="1" text:start-value="3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4">
      <text:list-level-style-number text:level="1" text:style-name="Numbering_20_Symbols" loext:num-list-format="%1%." style:num-suffix="." style:num-format="1" text:start-value="4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5">
      <text:list-level-style-number text:level="1" text:style-name="Numbering_20_Symbols" loext:num-list-format="%1%." style:num-suffix="." style:num-format="1" text:start-value="4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6">
      <text:list-level-style-number text:level="1" text:style-name="Numbering_20_Symbols" loext:num-list-format="%1%." style:num-suffix="." style:num-format="1" text:start-value="4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7">
      <text:list-level-style-number text:level="1" text:style-name="Numbering_20_Symbols" loext:num-list-format="%1%." style:num-suffix="." style:num-format="1" text:start-value="5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8">
      <text:list-level-style-number text:level="1" text:style-name="Numbering_20_Symbols" loext:num-list-format="%1%." style:num-suffix="." style:num-format="1" text:start-value="5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9">
      <text:list-level-style-number text:level="1" text:style-name="Numbering_20_Symbols" loext:num-list-format="%1%." style:num-suffix="." style:num-format="1" text:start-value="5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0">
      <text:list-level-style-number text:level="1" text:style-name="Numbering_20_Symbols" loext:num-list-format="%1%." style:num-suffix="." style:num-format="1" text:start-value="6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1">
      <text:list-level-style-number text:level="1" text:style-name="Numbering_20_Symbols" loext:num-list-format="%1%." style:num-suffix="." style:num-format="1" text:start-value="6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2">
      <text:list-level-style-number text:level="1" text:style-name="Numbering_20_Symbols" loext:num-list-format="%1%." style:num-suffix="." style:num-format="1" text:start-value="7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3">
      <text:list-level-style-number text:level="1" text:style-name="Numbering_20_Symbols" loext:num-list-format="%1%." style:num-suffix="." style:num-format="1" text:start-value="7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4">
      <text:list-level-style-number text:level="1" text:style-name="Numbering_20_Symbols" loext:num-list-format="%1%." style:num-suffix="." style:num-format="1" text:start-value="8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5">
      <text:list-level-style-number text:level="1" text:style-name="Numbering_20_Symbols" loext:num-list-format="%1%." style:num-suffix="." style:num-format="1" text:start-value="8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6">
      <text:list-level-style-number text:level="1" text:style-name="Numbering_20_Symbols" loext:num-list-format="%1%." style:num-suffix="." style:num-format="1" text:start-value="9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7">
      <text:list-level-style-number text:level="1" text:style-name="Numbering_20_Symbols" loext:num-list-format="%1%." style:num-suffix="." style:num-format="1" text:start-value="9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9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0">
      <text:list-level-style-number text:level="1" text:style-name="Numbering_20_Symbols" loext:num-list-format="%1%." style:num-suffix="." style:num-format="1" text:start-value="1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1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2">
      <text:list-level-style-number text:level="1" text:style-name="Numbering_20_Symbols" loext:num-list-format="%1%." style:num-suffix="." style:num-format="1" text:start-value="2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3">
      <text:list-level-style-number text:level="1" text:style-name="Numbering_20_Symbols" loext:num-list-format="%1%." style:num-suffix="." style:num-format="1" text:start-value="3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4">
      <text:list-level-style-number text:level="1" text:style-name="Numbering_20_Symbols" loext:num-list-format="%1%." style:num-suffix="." style:num-format="1" text:start-value="3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5">
      <text:list-level-style-number text:level="1" text:style-name="Numbering_20_Symbols" loext:num-list-format="%1%." style:num-suffix="." style:num-format="1" text:start-value="4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6">
      <text:list-level-style-number text:level="1" text:style-name="Numbering_20_Symbols" loext:num-list-format="%1%." style:num-suffix="." style:num-format="1" text:start-value="5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7">
      <text:list-level-style-number text:level="1" text:style-name="Numbering_20_Symbols" loext:num-list-format="%1%." style:num-suffix="." style:num-format="1" text:start-value="5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8">
      <text:list-level-style-number text:level="1" text:style-name="Numbering_20_Symbols" loext:num-list-format="%1%." style:num-suffix="." style:num-format="1" text:start-value="6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9">
      <text:list-level-style-number text:level="1" text:style-name="Numbering_20_Symbols" loext:num-list-format="%1%." style:num-suffix="." style:num-format="1" text:start-value="6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0">
      <text:list-level-style-number text:level="1" text:style-name="Numbering_20_Symbols" loext:num-list-format="%1%." style:num-suffix="." style:num-format="1" text:start-value="7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1">
      <text:list-level-style-number text:level="1" text:style-name="Numbering_20_Symbols" loext:num-list-format="%1%." style:num-suffix="." style:num-format="1" text:start-value="8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2">
      <text:list-level-style-number text:level="1" text:style-name="Numbering_20_Symbols" loext:num-list-format="%1%." style:num-suffix="." style:num-format="1" text:start-value="8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3">
      <text:list-level-style-number text:level="1" text:style-name="Numbering_20_Symbols" loext:num-list-format="%1%." style:num-suffix="." style:num-format="1" text:start-value="90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4">
      <text:list-level-style-number text:level="1" text:style-name="Numbering_20_Symbols" loext:num-list-format="%1%." style:num-suffix="." style:num-format="1" text:start-value="9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Strong_20_Emphasis"><text:span text:style-name="T1">Java Basics &amp; Features</text:span></text:span></text:h>
      <text:h text:style-name="P1" text:outline-level="2"><text:span text:style-name="Strong_20_Emphasis"><text:span text:style-name="T1">What is Java?</text:span></text:span></text:h>
      <text:list text:style-name="L1">
        <text:list-item>
          <text:p text:style-name="P2">What is Java and what are its main features?</text:p>
        </text:list-item>
        <text:list-item>
          <text:p text:style-name="P2">Explain "Write Once, Run Anywhere" principle in Java.</text:p>
        </text:list-item>
        <text:list-item>
          <text:p text:style-name="P2">What are the advantages and disadvantages of Java?</text:p>
        </text:list-item>
        <text:list-item>
          <text:p text:style-name="P2">How is Java platform-independent?</text:p>
        </text:list-item>
        <text:list-item>
          <text:p text:style-name="P2">What is bytecode in Java?</text:p>
        </text:list-item>
      </text:list>
      <text:h text:style-name="P1" text:outline-level="2"><text:span text:style-name="Strong_20_Emphasis"><text:span text:style-name="T1">Memory Management</text:span></text:span></text:h>
      <text:list text:style-name="L2">
        <text:list-item>
          <text:p text:style-name="P3">Explain Java memory management and garbage collection.</text:p>
        </text:list-item>
        <text:list-item>
          <text:p text:style-name="P3">What is the difference between stack and heap memory?</text:p>
        </text:list-item>
        <text:list-item>
          <text:p text:style-name="P3">How does garbage collection work in Java?</text:p>
        </text:list-item>
        <text:list-item>
          <text:p text:style-name="P3">What are memory leaks in Java and how to prevent them?</text:p>
        </text:list-item>
        <text:list-item>
          <text:p text:style-name="P3">Explain different types of references in Java (Strong, Weak, Soft, Phantom).</text:p>
        </text:list-item>
      </text:list>
      <text:h text:style-name="P1" text:outline-level="2"><text:span text:style-name="Strong_20_Emphasis"><text:span text:style-name="T1">Default Values &amp; Variables</text:span></text:span></text:h>
      <text:list text:style-name="L3">
        <text:list-item>
          <text:p text:style-name="P4">What are the default values assigned to variables in Java?</text:p>
        </text:list-item>
        <text:list-item>
          <text:p text:style-name="P4">What happens if you don't initialize a local variable?</text:p>
        </text:list-item>
        <text:list-item>
          <text:p text:style-name="P4">What are the different types of variables in Java?</text:p>
        </text:list-item>
        <text:list-item>
          <text:p text:style-name="P4">Explain the difference between instance and static variables.</text:p>
        </text:list-item>
        <text:list-item>
          <text:p text:style-name="P4">What is the scope of variables in Java?</text:p>
        </text:list-item>
      </text:list>
      <text:h text:style-name="P1" text:outline-level="2"><text:span text:style-name="Strong_20_Emphasis"><text:span text:style-name="T1">Public Static Void Main</text:span></text:span></text:h>
      <text:list text:style-name="L4">
        <text:list-item>
          <text:p text:style-name="P5">Explain each keyword in <text:span text:style-name="Source_20_Text"><text:span text:style-name="T1">public static void main(String[] args)</text:span></text:span>.</text:p>
        </text:list-item>
        <text:list-item>
          <text:p text:style-name="P5">Why is the main method static in Java?</text:p>
        </text:list-item>
        <text:list-item>
          <text:p text:style-name="P5">Can we have multiple main methods in a Java class?</text:p>
        </text:list-item>
        <text:list-item>
          <text:p text:style-name="P5">Can we overload the main method?</text:p>
        </text:list-item>
        <text:list-item>
          <text:p text:style-name="P5">What happens if we remove 'static' from the main method?</text:p>
        </text:list-item>
      </text:list>
      <text:h text:style-name="P1" text:outline-level="2"><text:soft-page-break/><text:span text:style-name="Strong_20_Emphasis"><text:span text:style-name="T1">Packages &amp; Access Modifiers</text:span></text:span></text:h>
      <text:h text:style-name="P1" text:outline-level="2"><text:span text:style-name="Strong_20_Emphasis"><text:span text:style-name="T1">Packages</text:span></text:span></text:h>
      <text:list text:style-name="L5">
        <text:list-item>
          <text:p text:style-name="P6">What are packages in Java and why are they used?</text:p>
        </text:list-item>
        <text:list-item>
          <text:p text:style-name="P6">How many built-in packages does Java have?</text:p>
        </text:list-item>
        <text:list-item>
          <text:p text:style-name="P6">What is the difference between import and static import?</text:p>
        </text:list-item>
        <text:list-item>
          <text:p text:style-name="P6">Can a class belong to multiple packages?</text:p>
        </text:list-item>
        <text:list-item>
          <text:p text:style-name="P6">What is the naming convention for packages?</text:p>
        </text:list-item>
      </text:list>
      <text:h text:style-name="P1" text:outline-level="2"><text:span text:style-name="Strong_20_Emphasis"><text:span text:style-name="T1">Wrapper Classes</text:span></text:span></text:h>
      <text:list text:style-name="L6">
        <text:list-item>
          <text:p text:style-name="P7">What are wrapper classes in Java?</text:p>
        </text:list-item>
        <text:list-item>
          <text:p text:style-name="P7">What is autoboxing and unboxing?</text:p>
        </text:list-item>
        <text:list-item>
          <text:p text:style-name="P7">When should you use wrapper classes vs primitives?</text:p>
        </text:list-item>
        <text:list-item>
          <text:p text:style-name="P7">What is the difference between <text:span text:style-name="Source_20_Text"><text:span text:style-name="T1">==</text:span></text:span> and <text:span text:style-name="Source_20_Text"><text:span text:style-name="T1">.equals()</text:span></text:span> with wrapper classes?</text:p>
        </text:list-item>
        <text:list-item>
          <text:p text:style-name="P7">Explain the Integer cache in Java.</text:p>
        </text:list-item>
      </text:list>
      <text:h text:style-name="P1" text:outline-level="2"><text:span text:style-name="Strong_20_Emphasis"><text:span text:style-name="T1">Default Values &amp; Variable Assignment</text:span></text:span></text:h>
      <text:list text:style-name="L7">
        <text:list-item>
          <text:p text:style-name="P8">What are default values for different data types?</text:p>
        </text:list-item>
        <text:list-item>
          <text:p text:style-name="P8">Can you change the default values of instance variables?</text:p>
        </text:list-item>
        <text:list-item>
          <text:p text:style-name="P8">What is the difference between declaration and initialization?</text:p>
        </text:list-item>
        <text:list-item>
          <text:p text:style-name="P8">Explain variable shadowing in Java.</text:p>
        </text:list-item>
        <text:list-item>
          <text:p text:style-name="P8">What happens when you access an uninitialized variable?</text:p>
        </text:list-item>
      </text:list>
      <text:h text:style-name="P1" text:outline-level="2"><text:span text:style-name="Strong_20_Emphasis"><text:span text:style-name="T1">System.out vs System.err</text:span></text:span></text:h>
      <text:list text:style-name="L8">
        <text:list-item>
          <text:p text:style-name="P9">What is the difference between System.out and System.err?</text:p>
        </text:list-item>
        <text:list-item>
          <text:p text:style-name="P9">Can you redirect System.out and System.err?</text:p>
        </text:list-item>
        <text:list-item>
          <text:p text:style-name="P9">What is System.in used for?</text:p>
        </text:list-item>
        <text:list-item>
          <text:p text:style-name="P9">Explain the PrintStream class.</text:p>
        </text:list-item>
        <text:list-item>
          <text:p text:style-name="P9">How do you format output using System.out.printf()?</text:p>
        </text:list-item>
      </text:list>
      <text:h text:style-name="P1" text:outline-level="2"><text:span text:style-name="Strong_20_Emphasis"><text:span text:style-name="T1">Classes &amp; Objects</text:span></text:span></text:h>
      <text:list text:style-name="L9">
        <text:list-item>
          <text:p text:style-name="P10">What is the difference between a class and an object?</text:p>
        </text:list-item>
        <text:list-item>
          <text:p text:style-name="P10">How many objects can be created from a single class?</text:p>
        </text:list-item>
        <text:list-item>
          <text:p text:style-name="P10">What is a constructor and its types?</text:p>
        </text:list-item>
        <text:list-item>
          <text:p text:style-name="P10"><text:soft-page-break/>Can a class exist without a constructor?</text:p>
        </text:list-item>
        <text:list-item>
          <text:p text:style-name="P10">What is the difference between default and parameterized constructors?</text:p>
        </text:list-item>
      </text:list>
      <text:h text:style-name="P1" text:outline-level="2"><text:span text:style-name="Strong_20_Emphasis"><text:span text:style-name="T1">Object-Oriented Programming</text:span></text:span></text:h>
      <text:h text:style-name="P1" text:outline-level="2"><text:span text:style-name="Strong_20_Emphasis"><text:span text:style-name="T1">Explain OOPs Concepts</text:span></text:span></text:h>
      <text:list text:style-name="L10">
        <text:list-item>
          <text:p text:style-name="P11">What are the four pillars of Object-Oriented Programming?</text:p>
        </text:list-item>
        <text:list-item>
          <text:p text:style-name="P11">Explain encapsulation with an example.</text:p>
        </text:list-item>
        <text:list-item>
          <text:p text:style-name="P11">What is inheritance and its types?</text:p>
        </text:list-item>
        <text:list-item>
          <text:p text:style-name="P11">Explain polymorphism and its types.</text:p>
        </text:list-item>
        <text:list-item>
          <text:p text:style-name="P11">What is abstraction and how is it achieved?</text:p>
        </text:list-item>
      </text:list>
      <text:h text:style-name="P1" text:outline-level="2"><text:span text:style-name="Strong_20_Emphasis"><text:span text:style-name="T1">Abstract Class vs Interface</text:span></text:span></text:h>
      <text:list text:style-name="L11">
        <text:list-item>
          <text:p text:style-name="P12">What is the difference between abstract class and interface?</text:p>
        </text:list-item>
        <text:list-item>
          <text:p text:style-name="P12">When would you use an abstract class vs an interface?</text:p>
        </text:list-item>
        <text:list-item>
          <text:p text:style-name="P12">Can an abstract class have constructors?</text:p>
        </text:list-item>
        <text:list-item>
          <text:p text:style-name="P12">Can an interface have concrete methods? (Java 8+)</text:p>
        </text:list-item>
        <text:list-item>
          <text:p text:style-name="P12">What are default and static methods in interfaces?</text:p>
        </text:list-item>
      </text:list>
      <text:h text:style-name="P1" text:outline-level="2"><text:span text:style-name="Strong_20_Emphasis"><text:span text:style-name="T1">String &amp; StringBuffer</text:span></text:span></text:h>
      <text:list text:style-name="L12">
        <text:list-item>
          <text:p text:style-name="P13">What is the difference between String, StringBuffer, and StringBuilder?</text:p>
        </text:list-item>
        <text:list-item>
          <text:p text:style-name="P13">Why are Strings immutable in Java?</text:p>
        </text:list-item>
        <text:list-item>
          <text:p text:style-name="P13">What is the String pool?</text:p>
        </text:list-item>
        <text:list-item>
          <text:p text:style-name="P13">When should you use StringBuilder over String concatenation?</text:p>
        </text:list-item>
        <text:list-item>
          <text:p text:style-name="P13">Explain the intern() method in String class.</text:p>
        </text:list-item>
      </text:list>
      <text:h text:style-name="P1" text:outline-level="2"><text:span text:style-name="Strong_20_Emphasis"><text:span text:style-name="T1">Collections Framework</text:span></text:span></text:h>
      <text:h text:style-name="P1" text:outline-level="2"><text:span text:style-name="Strong_20_Emphasis"><text:span text:style-name="T1">Java Collections</text:span></text:span></text:h>
      <text:list text:style-name="L13">
        <text:list-item>
          <text:p text:style-name="P14">What is the Collection Framework in Java?</text:p>
        </text:list-item>
        <text:list-item>
          <text:p text:style-name="P14">What are the main interfaces in the Collection Framework?</text:p>
        </text:list-item>
        <text:list-item>
          <text:p text:style-name="P14">Explain the hierarchy of Collection classes.</text:p>
        </text:list-item>
        <text:list-item>
          <text:p text:style-name="P14">What is the difference between Collection and Collections?</text:p>
        </text:list-item>
        <text:list-item>
          <text:p text:style-name="P14">When to use ArrayList vs LinkedList vs Vector?</text:p>
        </text:list-item>
      </text:list>
      <text:h text:style-name="P1" text:outline-level="2"><text:soft-page-break/><text:span text:style-name="Strong_20_Emphasis"><text:span text:style-name="T1">List, Set, Map</text:span></text:span></text:h>
      <text:list text:style-name="L14">
        <text:list-item>
          <text:p text:style-name="P15">What is the difference between List, Set, and Map?</text:p>
        </text:list-item>
        <text:list-item>
          <text:p text:style-name="P15">Explain HashMap vs HashTable vs ConcurrentHashMap.</text:p>
        </text:list-item>
        <text:list-item>
          <text:p text:style-name="P15">What is the difference between HashSet and TreeSet?</text:p>
        </text:list-item>
        <text:list-item>
          <text:p text:style-name="P15">How does HashMap work internally?</text:p>
        </text:list-item>
        <text:list-item>
          <text:p text:style-name="P15">What is the load factor in HashMap?</text:p>
        </text:list-item>
      </text:list>
      <text:h text:style-name="P1" text:outline-level="2"><text:span text:style-name="Strong_20_Emphasis"><text:span text:style-name="T1">Coding &amp; Pattern Problems</text:span></text:span></text:h>
      <text:h text:style-name="P1" text:outline-level="2"><text:span text:style-name="Strong_20_Emphasis"><text:span text:style-name="T1">Basic Programming</text:span></text:span></text:h>
      <text:list text:style-name="L15">
        <text:list-item>
          <text:p text:style-name="P16">Write a program to check if a number is prime.</text:p>
        </text:list-item>
        <text:list-item>
          <text:p text:style-name="P16">Write a program to find factorial of a number.</text:p>
        </text:list-item>
        <text:list-item>
          <text:p text:style-name="P16">Write a program to generate Fibonacci series.</text:p>
        </text:list-item>
        <text:list-item>
          <text:p text:style-name="P16">Write a program to reverse a string.</text:p>
        </text:list-item>
        <text:list-item>
          <text:p text:style-name="P16">Write a program to check if a string is palindrome.</text:p>
        </text:list-item>
      </text:list>
      <text:h text:style-name="P1" text:outline-level="2"><text:span text:style-name="Strong_20_Emphasis"><text:span text:style-name="T1">Pattern Printing</text:span></text:span></text:h>
      <text:list text:style-name="L16">
        <text:list-item>
          <text:p text:style-name="P17">Write a program to print a pyramid pattern.</text:p>
        </text:list-item>
        <text:list-item>
          <text:p text:style-name="P17">Write a program to print diamond pattern.</text:p>
        </text:list-item>
        <text:list-item>
          <text:p text:style-name="P17">Write a program to print number patterns.</text:p>
        </text:list-item>
        <text:list-item>
          <text:p text:style-name="P17">Write a program to print Floyd's triangle.</text:p>
        </text:list-item>
        <text:list-item>
          <text:p text:style-name="P17">Write a program to print Pascal's triangle.</text:p>
        </text:list-item>
      </text:list>
      <text:h text:style-name="P1" text:outline-level="2"><text:span text:style-name="Strong_20_Emphasis"><text:span text:style-name="T1">Advanced Java Concepts</text:span></text:span></text:h>
      <text:h text:style-name="P1" text:outline-level="2"><text:span text:style-name="Strong_20_Emphasis"><text:span text:style-name="T1">Exception Handling</text:span></text:span></text:h>
      <text:list text:style-name="L17">
        <text:list-item>
          <text:p text:style-name="P18">What is exception handling in Java?</text:p>
        </text:list-item>
        <text:list-item>
          <text:p text:style-name="P18">What is the difference between checked and unchecked exceptions?</text:p>
        </text:list-item>
        <text:list-item>
          <text:p text:style-name="P18">Explain try-catch-finally blocks.</text:p>
        </text:list-item>
        <text:list-item>
          <text:p text:style-name="P18">What is the difference between throw and throws?</text:p>
        </text:list-item>
        <text:list-item>
          <text:p text:style-name="P18">Can you have multiple catch blocks for a single try?</text:p>
        </text:list-item>
      </text:list>
      <text:h text:style-name="P1" text:outline-level="2"><text:span text:style-name="Strong_20_Emphasis"><text:span text:style-name="T1">Multithreading</text:span></text:span></text:h>
      <text:list text:style-name="L18">
        <text:list-item>
          <text:p text:style-name="P19">What is multithreading in Java?</text:p>
        </text:list-item>
        <text:list-item>
          <text:p text:style-name="P19"><text:soft-page-break/>What are the ways to create threads in Java?</text:p>
        </text:list-item>
        <text:list-item>
          <text:p text:style-name="P19">Explain synchronization in Java.</text:p>
        </text:list-item>
        <text:list-item>
          <text:p text:style-name="P19">What is deadlock and how to prevent it?</text:p>
        </text:list-item>
        <text:list-item>
          <text:p text:style-name="P19">What is the difference between wait() and sleep() methods?</text:p>
        </text:list-item>
      </text:list>
      <text:h text:style-name="P1" text:outline-level="2"><text:span text:style-name="Strong_20_Emphasis"><text:span text:style-name="T1">Java 8 Features</text:span></text:span></text:h>
      <text:list text:style-name="L19">
        <text:list-item>
          <text:p text:style-name="P20">What are lambda expressions?</text:p>
        </text:list-item>
        <text:list-item>
          <text:p text:style-name="P20">Explain the Stream API in Java 8.</text:p>
        </text:list-item>
        <text:list-item>
          <text:p text:style-name="P20">What is the Optional class?</text:p>
        </text:list-item>
        <text:list-item>
          <text:p text:style-name="P20">What are method references?</text:p>
        </text:list-item>
        <text:list-item>
          <text:p text:style-name="P20">What are functional interfaces?</text:p>
        </text:list-item>
      </text:list>
      <text:h text:style-name="P1" text:outline-level="2"><text:span text:style-name="Strong_20_Emphasis"><text:span text:style-name="T1">Practical Scenario Questions</text:span></text:span></text:h>
      <text:list text:style-name="L20">
        <text:list-item>
          <text:p text:style-name="P21">How would you design a simple library management system?</text:p>
        </text:list-item>
        <text:list-item>
          <text:p text:style-name="P21">Explain how you would implement a parking lot system.</text:p>
        </text:list-item>
        <text:list-item>
          <text:p text:style-name="P21">How would you handle a situation where multiple threads access shared data?</text:p>
        </text:list-item>
        <text:list-item>
          <text:p text:style-name="P21">Design a simple calculator using OOP principles.</text:p>
        </text:list-item>
        <text:list-item>
          <text:p text:style-name="P21">How would you optimize the performance of a Java application?</text:p>
        </text:list-item>
      </text:list>
      <text:h text:style-name="P1" text:outline-level="2"><text:span text:style-name="Strong_20_Emphasis"><text:span text:style-name="T1">Bonus Questions for Depth</text:span></text:span></text:h>
      <text:list text:style-name="L21">
        <text:list-item>
          <text:p text:style-name="P22">Explain JVM architecture.</text:p>
        </text:list-item>
        <text:list-item>
          <text:p text:style-name="P22">What is reflection in Java?</text:p>
        </text:list-item>
        <text:list-item>
          <text:p text:style-name="P22">What are annotations and how are they used?</text:p>
        </text:list-item>
        <text:list-item>
          <text:p text:style-name="P22">Explain the Singleton design pattern.</text:p>
        </text:list-item>
        <text:list-item>
          <text:p text:style-name="P22">What is dependency injection?</text:p>
        </text:list-item>
      </text:list>
      <text:h text:style-name="Heading_20_2" text:outline-level="2"><text:span text:style-name="Strong_20_Emphasis"><text:span text:style-name="T1">Core String Concepts</text:span></text:span></text:h>
      <text:h text:style-name="P1" text:outline-level="2"><text:span text:style-name="Strong_20_Emphasis"><text:span text:style-name="T1">Basic Understanding</text:span></text:span></text:h>
      <text:list text:style-name="L22">
        <text:list-item>
          <text:p text:style-name="P23"><text:span text:style-name="Strong_20_Emphasis"><text:span text:style-name="T1">What is String in Java?</text:span></text:span></text:p>
        </text:list-item>
        <text:list-item>
          <text:p text:style-name="P23"><text:span text:style-name="Strong_20_Emphasis"><text:span text:style-name="T1">Is String a primitive or derived type?</text:span></text:span></text:p>
        </text:list-item>
        <text:list-item>
          <text:p text:style-name="P23"><text:span text:style-name="Strong_20_Emphasis"><text:span text:style-name="T1">How do you create a String object in Java?</text:span></text:span></text:p>
        </text:list-item>
        <text:list-item>
          <text:p text:style-name="P23"><text:span text:style-name="Strong_20_Emphasis"><text:span text:style-name="T1">What is String pool in Java?</text:span></text:span></text:p>
        </text:list-item>
        <text:list-item>
          <text:p text:style-name="P23"><text:span text:style-name="Strong_20_Emphasis"><text:span text:style-name="T1">Explain String immutability in Java.</text:span></text:span></text:p>
        </text:list-item>
        <text:list-item>
          <text:p text:style-name="P23"><text:soft-page-break/><text:span text:style-name="Strong_20_Emphasis"><text:span text:style-name="T1">What happens when you create a String using </text:span></text:span><text:span text:style-name="Strong_20_Emphasis"><text:span text:style-name="Source_20_Text"><text:span text:style-name="T1">new</text:span></text:span></text:span><text:span text:style-name="Strong_20_Emphasis"><text:span text:style-name="T1"> keyword vs string literal?</text:span></text:span></text:p>
        </text:list-item>
      </text:list>
      <text:h text:style-name="P1" text:outline-level="2"><text:span text:style-name="Strong_20_Emphasis"><text:span text:style-name="T1">String vs Other Classes</text:span></text:span></text:h>
      <text:list text:style-name="L23">
        <text:list-item>
          <text:p text:style-name="P24"><text:span text:style-name="Strong_20_Emphasis"><text:span text:style-name="T1">What is the difference between String, StringBuffer, and StringBuilder?</text:span></text:span></text:p>
        </text:list-item>
        <text:list-item>
          <text:p text:style-name="P24"><text:span text:style-name="Strong_20_Emphasis"><text:span text:style-name="T1">When should you use StringBuilder over String concatenation?</text:span></text:span></text:p>
        </text:list-item>
        <text:list-item>
          <text:p text:style-name="P24"><text:span text:style-name="Strong_20_Emphasis"><text:span text:style-name="T1">Difference between String in C and String in Java.</text:span></text:span></text:p>
        </text:list-item>
        <text:list-item>
          <text:p text:style-name="P24"><text:span text:style-name="Strong_20_Emphasis"><text:span text:style-name="T1">Why is char array preferred over String for storing passwords?</text:span></text:span></text:p>
        </text:list-item>
      </text:list>
      <text:h text:style-name="P1" text:outline-level="2"><text:span text:style-name="Strong_20_Emphasis"><text:span text:style-name="T1">String Methods &amp; Operations</text:span></text:span></text:h>
      <text:h text:style-name="P1" text:outline-level="2"><text:span text:style-name="Strong_20_Emphasis"><text:span text:style-name="T1">Basic String Methods</text:span></text:span></text:h>
      <text:list text:style-name="L24">
        <text:list-item>
          <text:p text:style-name="P25"><text:span text:style-name="Strong_20_Emphasis"><text:span text:style-name="T1">How do you find the length of a String?</text:span></text:span></text:p>
        </text:list-item>
        <text:list-item>
          <text:p text:style-name="P25"><text:span text:style-name="Strong_20_Emphasis"><text:span text:style-name="T1">How do you check if a String is empty in Java?</text:span></text:span></text:p>
        </text:list-item>
        <text:list-item>
          <text:p text:style-name="P25"><text:span text:style-name="Strong_20_Emphasis"><text:span text:style-name="T1">How do you convert String to uppercase/lowercase?</text:span></text:span></text:p>
        </text:list-item>
        <text:list-item>
          <text:p text:style-name="P25"><text:span text:style-name="Strong_20_Emphasis"><text:span text:style-name="T1">How do you replace a character in a String?</text:span></text:span></text:p>
        </text:list-item>
        <text:list-item>
          <text:p text:style-name="P25"><text:span text:style-name="Strong_20_Emphasis"><text:span text:style-name="T1">How do you check if a String contains a substring?</text:span></text:span></text:p>
        </text:list-item>
        <text:list-item>
          <text:p text:style-name="P25"><text:span text:style-name="Strong_20_Emphasis"><text:span text:style-name="T1">What is the substring() method in Java?</text:span></text:span></text:p>
        </text:list-item>
        <text:list-item>
          <text:p text:style-name="P25"><text:span text:style-name="Strong_20_Emphasis"><text:span text:style-name="T1">Explain the charAt() method.</text:span></text:span></text:p>
        </text:list-item>
        <text:list-item>
          <text:p text:style-name="P25"><text:span text:style-name="Strong_20_Emphasis"><text:span text:style-name="T1">What is the indexOf() method used for?</text:span></text:span></text:p>
        </text:list-item>
      </text:list>
      <text:h text:style-name="P1" text:outline-level="2"><text:span text:style-name="Strong_20_Emphasis"><text:span text:style-name="T1">String Comparison</text:span></text:span></text:h>
      <text:list text:style-name="L25">
        <text:list-item>
          <text:p text:style-name="P26"><text:span text:style-name="Strong_20_Emphasis"><text:span text:style-name="T1">What is the difference between == and equals() when comparing Strings?</text:span></text:span></text:p>
        </text:list-item>
        <text:list-item>
          <text:p text:style-name="P26"><text:span text:style-name="Strong_20_Emphasis"><text:span text:style-name="T1">How do you compare two Strings in Java?</text:span></text:span></text:p>
        </text:list-item>
        <text:list-item>
          <text:p text:style-name="P26"><text:span text:style-name="Strong_20_Emphasis"><text:span text:style-name="T1">What is the compareTo() method?</text:span></text:span></text:p>
        </text:list-item>
        <text:list-item>
          <text:p text:style-name="P26"><text:span text:style-name="Strong_20_Emphasis"><text:span text:style-name="T1">Explain the equalsIgnoreCase() method.</text:span></text:span></text:p>
        </text:list-item>
      </text:list>
      <text:h text:style-name="P1" text:outline-level="2"><text:span text:style-name="Strong_20_Emphasis"><text:span text:style-name="T1">String Conversion &amp; Manipulation</text:span></text:span></text:h>
      <text:h text:style-name="P1" text:outline-level="2"><text:span text:style-name="Strong_20_Emphasis"><text:span text:style-name="T1">Type Conversion</text:span></text:span></text:h>
      <text:list text:style-name="L26">
        <text:list-item>
          <text:p text:style-name="P27"><text:span text:style-name="Strong_20_Emphasis"><text:span text:style-name="T1">How do you convert String to int in Java?</text:span></text:span></text:p>
        </text:list-item>
        <text:list-item>
          <text:p text:style-name="P27"><text:span text:style-name="Strong_20_Emphasis"><text:span text:style-name="T1">How do you convert int to String in Java?</text:span></text:span></text:p>
        </text:list-item>
        <text:list-item>
          <text:p text:style-name="P27"><text:span text:style-name="Strong_20_Emphasis"><text:span text:style-name="T1">How can a Java String be converted into a byte array?</text:span></text:span></text:p>
        </text:list-item>
        <text:list-item>
          <text:p text:style-name="P27"><text:span text:style-name="Strong_20_Emphasis"><text:span text:style-name="T1">How do you convert String to char array?</text:span></text:span></text:p>
        </text:list-item>
        <text:list-item>
          <text:p text:style-name="P27"><text:span text:style-name="Strong_20_Emphasis"><text:span text:style-name="T1">How do you convert char array to String?</text:span></text:span></text:p>
        </text:list-item>
      </text:list>
      <text:h text:style-name="P1" text:outline-level="2"><text:soft-page-break/><text:span text:style-name="Strong_20_Emphasis"><text:span text:style-name="T1">Advanced Operations</text:span></text:span></text:h>
      <text:list text:style-name="L27">
        <text:list-item>
          <text:p text:style-name="P28"><text:span text:style-name="Strong_20_Emphasis"><text:span text:style-name="T1">What is String.intern() method?</text:span></text:span></text:p>
        </text:list-item>
        <text:list-item>
          <text:p text:style-name="P28"><text:span text:style-name="Strong_20_Emphasis"><text:span text:style-name="T1">Explain String.format() method.</text:span></text:span></text:p>
        </text:list-item>
        <text:list-item>
          <text:p text:style-name="P28"><text:span text:style-name="Strong_20_Emphasis"><text:span text:style-name="T1">What is StringTokenizer in Java?</text:span></text:span></text:p>
        </text:list-item>
        <text:list-item>
          <text:p text:style-name="P28"><text:span text:style-name="Strong_20_Emphasis"><text:span text:style-name="T1">What is StringJoiner in Java?</text:span></text:span></text:p>
        </text:list-item>
      </text:list>
      <text:h text:style-name="P1" text:outline-level="2"><text:span text:style-name="Strong_20_Emphasis"><text:span text:style-name="T1">String Programming Questions</text:span></text:span></text:h>
      <text:h text:style-name="P1" text:outline-level="2"><text:span text:style-name="Strong_20_Emphasis"><text:span text:style-name="T1">Basic Programming</text:span></text:span></text:h>
      <text:list text:style-name="L28">
        <text:list-item>
          <text:p text:style-name="P29"><text:span text:style-name="Strong_20_Emphasis"><text:span text:style-name="T1">Write a program to reverse a String.</text:span></text:span></text:p>
        </text:list-item>
        <text:list-item>
          <text:p text:style-name="P29"><text:span text:style-name="Strong_20_Emphasis"><text:span text:style-name="T1">Write a program to check if a String is palindrome.</text:span></text:span></text:p>
        </text:list-item>
        <text:list-item>
          <text:p text:style-name="P29"><text:span text:style-name="Strong_20_Emphasis"><text:span text:style-name="T1">Write a program to count vowels and consonants in a String.</text:span></text:span></text:p>
        </text:list-item>
        <text:list-item>
          <text:p text:style-name="P29"><text:span text:style-name="Strong_20_Emphasis"><text:span text:style-name="T1">Write a program to count occurrences of a character in String.</text:span></text:span></text:p>
        </text:list-item>
        <text:list-item>
          <text:p text:style-name="P29"><text:span text:style-name="Strong_20_Emphasis"><text:span text:style-name="T1">Write a program to remove spaces from a String.</text:span></text:span></text:p>
        </text:list-item>
        <text:list-item>
          <text:p text:style-name="P29"><text:span text:style-name="Strong_20_Emphasis"><text:span text:style-name="T1">Write a program to count words in a String.</text:span></text:span></text:p>
        </text:list-item>
      </text:list>
      <text:h text:style-name="P1" text:outline-level="2"><text:span text:style-name="Strong_20_Emphasis"><text:span text:style-name="T1">Pattern &amp; Logic Questions</text:span></text:span></text:h>
      <text:list text:style-name="L29">
        <text:list-item>
          <text:p text:style-name="P30"><text:span text:style-name="Strong_20_Emphasis"><text:span text:style-name="T1">Write a program to check if two Strings are anagrams.</text:span></text:span></text:p>
        </text:list-item>
        <text:list-item>
          <text:p text:style-name="P30"><text:span text:style-name="Strong_20_Emphasis"><text:span text:style-name="T1">Write a program to find first non-repeating character.</text:span></text:span></text:p>
        </text:list-item>
        <text:list-item>
          <text:p text:style-name="P30"><text:span text:style-name="Strong_20_Emphasis"><text:span text:style-name="T1">Write a program to compress a String (replace repeated characters with count).</text:span></text:span></text:p>
        </text:list-item>
        <text:list-item>
          <text:p text:style-name="P30"><text:span text:style-name="Strong_20_Emphasis"><text:span text:style-name="T1">Write a program to check if two Strings are rotations of each other.</text:span></text:span></text:p>
        </text:list-item>
        <text:list-item>
          <text:p text:style-name="P30"><text:span text:style-name="Strong_20_Emphasis"><text:span text:style-name="T1">Write a program to find all permutations of a String.</text:span></text:span></text:p>
        </text:list-item>
        <text:list-item>
          <text:p text:style-name="P30"><text:span text:style-name="Strong_20_Emphasis"><text:span text:style-name="T1">Write a program to remove duplicate characters from String.</text:span></text:span></text:p>
        </text:list-item>
      </text:list>
      <text:h text:style-name="P1" text:outline-level="2"><text:span text:style-name="Strong_20_Emphasis"><text:span text:style-name="T1">Memory &amp; Performance</text:span></text:span></text:h>
      <text:h text:style-name="P1" text:outline-level="2"><text:span text:style-name="Strong_20_Emphasis"><text:span text:style-name="T1">Memory Management</text:span></text:span></text:h>
      <text:list text:style-name="L30">
        <text:list-item>
          <text:p text:style-name="P31"><text:span text:style-name="Strong_20_Emphasis"><text:span text:style-name="T1">How much memory does String occupy?</text:span></text:span></text:p>
        </text:list-item>
        <text:list-item>
          <text:p text:style-name="P31"><text:span text:style-name="Strong_20_Emphasis"><text:span text:style-name="T1">What is String pool and how does it save memory?</text:span></text:span></text:p>
        </text:list-item>
        <text:list-item>
          <text:p text:style-name="P31"><text:span text:style-name="Strong_20_Emphasis"><text:span text:style-name="T1">Explain String interning concept.</text:span></text:span></text:p>
        </text:list-item>
        <text:list-item>
          <text:p text:style-name="P31"><text:span text:style-name="Strong_20_Emphasis"><text:span text:style-name="T1">Why String is used as HashMap key?</text:span></text:span></text:p>
        </text:list-item>
      </text:list>
      <text:h text:style-name="P1" text:outline-level="2"><text:span text:style-name="Strong_20_Emphasis"><text:span text:style-name="T1">Performance Questions</text:span></text:span></text:h>
      <text:list text:style-name="L31">
        <text:list-item>
          <text:p text:style-name="P32"><text:span text:style-name="Strong_20_Emphasis"><text:span text:style-name="T1">Which is faster - StringBuffer or StringBuilder?</text:span></text:span></text:p>
        </text:list-item>
        <text:list-item>
          <text:p text:style-name="P32"><text:soft-page-break/><text:span text:style-name="Strong_20_Emphasis"><text:span text:style-name="T1">What is the performance difference between String concatenation using + vs StringBuilder?</text:span></text:span></text:p>
        </text:list-item>
        <text:list-item>
          <text:p text:style-name="P32"><text:span text:style-name="Strong_20_Emphasis"><text:span text:style-name="T1">How does garbage collection work with Strings?</text:span></text:span></text:p>
        </text:list-item>
      </text:list>
      <text:h text:style-name="P1" text:outline-level="2"><text:span text:style-name="Strong_20_Emphasis"><text:span text:style-name="T1">Advanced String Concepts</text:span></text:span></text:h>
      <text:h text:style-name="P1" text:outline-level="2"><text:span text:style-name="Strong_20_Emphasis"><text:span text:style-name="T1">Thread Safety</text:span></text:span></text:h>
      <text:list text:style-name="L32">
        <text:list-item>
          <text:p text:style-name="P33"><text:span text:style-name="Strong_20_Emphasis"><text:span text:style-name="T1">Is String thread-safe?</text:span></text:span></text:p>
        </text:list-item>
        <text:list-item>
          <text:p text:style-name="P33"><text:span text:style-name="Strong_20_Emphasis"><text:span text:style-name="T1">Is StringBuffer thread-safe?</text:span></text:span></text:p>
        </text:list-item>
        <text:list-item>
          <text:p text:style-name="P33"><text:span text:style-name="Strong_20_Emphasis"><text:span text:style-name="T1">Is StringBuilder thread-safe?</text:span></text:span></text:p>
        </text:list-item>
      </text:list>
      <text:h text:style-name="P1" text:outline-level="2"><text:span text:style-name="Strong_20_Emphasis"><text:span text:style-name="T1">Special Cases</text:span></text:span></text:h>
      <text:list text:style-name="L33">
        <text:list-item>
          <text:p text:style-name="P34"><text:span text:style-name="Strong_20_Emphasis"><text:span text:style-name="T1">Can you modify a String after creation?</text:span></text:span></text:p>
        </text:list-item>
        <text:list-item>
          <text:p text:style-name="P34"><text:span text:style-name="Strong_20_Emphasis"><text:span text:style-name="T1">What happens when you concatenate null with String?</text:span></text:span></text:p>
        </text:list-item>
        <text:list-item>
          <text:p text:style-name="P34"><text:span text:style-name="Strong_20_Emphasis"><text:span text:style-name="T1">How do you handle String encoding in Java?</text:span></text:span></text:p>
        </text:list-item>
        <text:list-item>
          <text:p text:style-name="P34"><text:span text:style-name="Strong_20_Emphasis"><text:span text:style-name="T1">What is the difference between String.valueOf() and toString()?</text:span></text:span></text:p>
        </text:list-item>
      </text:list>
      <text:h text:style-name="P1" text:outline-level="2"><text:span text:style-name="Strong_20_Emphasis"><text:span text:style-name="T1">Common Coding Interview Questions</text:span></text:span></text:h>
      <text:h text:style-name="P1" text:outline-level="2"><text:span text:style-name="Strong_20_Emphasis"><text:span text:style-name="T1">Easy Level</text:span></text:span></text:h>
      <text:list text:style-name="L34">
        <text:list-item>
          <text:p text:style-name="P35"><text:span text:style-name="Strong_20_Emphasis"><text:span text:style-name="T1">Find length of String without using length() method</text:span></text:span></text:p>
        </text:list-item>
        <text:list-item>
          <text:p text:style-name="P35"><text:span text:style-name="Strong_20_Emphasis"><text:span text:style-name="T1">Check if String contains only digits</text:span></text:span></text:p>
        </text:list-item>
        <text:list-item>
          <text:p text:style-name="P35"><text:span text:style-name="Strong_20_Emphasis"><text:span text:style-name="T1">Convert first character of each word to uppercase</text:span></text:span></text:p>
        </text:list-item>
        <text:list-item>
          <text:p text:style-name="P35"><text:span text:style-name="Strong_20_Emphasis"><text:span text:style-name="T1">Remove all white spaces from String</text:span></text:span></text:p>
        </text:list-item>
        <text:list-item>
          <text:p text:style-name="P35"><text:span text:style-name="Strong_20_Emphasis"><text:span text:style-name="T1">Find ASCII value of characters in String</text:span></text:span></text:p>
        </text:list-item>
      </text:list>
      <text:h text:style-name="P1" text:outline-level="2"><text:span text:style-name="Strong_20_Emphasis"><text:span text:style-name="T1">Medium Level</text:span></text:span></text:h>
      <text:list text:style-name="L35">
        <text:list-item>
          <text:p text:style-name="P36"><text:span text:style-name="Strong_20_Emphasis"><text:span text:style-name="T1">Find longest palindromic substring</text:span></text:span></text:p>
        </text:list-item>
        <text:list-item>
          <text:p text:style-name="P36"><text:span text:style-name="Strong_20_Emphasis"><text:span text:style-name="T1">Count occurrences of each character in String</text:span></text:span></text:p>
        </text:list-item>
        <text:list-item>
          <text:p text:style-name="P36"><text:span text:style-name="Strong_20_Emphasis"><text:span text:style-name="T1">Find all substrings of a String</text:span></text:span></text:p>
        </text:list-item>
        <text:list-item>
          <text:p text:style-name="P36"><text:span text:style-name="Strong_20_Emphasis"><text:span text:style-name="T1">Check if String is a valid number</text:span></text:span></text:p>
        </text:list-item>
        <text:list-item>
          <text:p text:style-name="P36"><text:span text:style-name="Strong_20_Emphasis"><text:span text:style-name="T1">Implement String matching algorithm</text:span></text:span></text:p>
        </text:list-item>
      </text:list>
      <text:h text:style-name="P1" text:outline-level="2"><text:span text:style-name="Strong_20_Emphasis"><text:span text:style-name="T1">Pattern-Based Questions (From Your Notes)</text:span></text:span></text:h>
      <text:list text:style-name="L36">
        <text:list-item>
          <text:p text:style-name="P37"><text:span text:style-name="Strong_20_Emphasis"><text:span text:style-name="T1">Print String in pyramid pattern</text:span></text:span></text:p>
        </text:list-item>
        <text:list-item>
          <text:p text:style-name="P37"><text:soft-page-break/><text:span text:style-name="Strong_20_Emphasis"><text:span text:style-name="T1">Print String in reverse pyramid pattern</text:span></text:span></text:p>
        </text:list-item>
        <text:list-item>
          <text:p text:style-name="P37"><text:span text:style-name="Strong_20_Emphasis"><text:span text:style-name="T1">Print String in diamond pattern</text:span></text:span></text:p>
        </text:list-item>
        <text:list-item>
          <text:p text:style-name="P37"><text:span text:style-name="Strong_20_Emphasis"><text:span text:style-name="T1">Print String character frequency pattern</text:span></text:span></text:p>
        </text:list-item>
        <text:list-item>
          <text:p text:style-name="P37"><text:span text:style-name="Strong_20_Emphasis"><text:span text:style-name="T1">Print String in zigzag pattern</text:span></text:span></text:p>
        </text:list-item>
      </text:list>
      <text:h text:style-name="Heading_20_2" text:outline-level="2"><text:span text:style-name="Strong_20_Emphasis"><text:span text:style-name="T1">Core Array Concepts</text:span></text:span></text:h>
      <text:h text:style-name="P1" text:outline-level="2"><text:span text:style-name="Strong_20_Emphasis"><text:span text:style-name="T1">Basic Understanding</text:span></text:span></text:h>
      <text:list text:style-name="L37">
        <text:list-item>
          <text:p text:style-name="P38"><text:span text:style-name="Strong_20_Emphasis"><text:span text:style-name="T1">What is an array in Java?</text:span></text:span></text:p>
        </text:list-item>
        <text:list-item>
          <text:p text:style-name="P38"><text:span text:style-name="Strong_20_Emphasis"><text:span text:style-name="T1">How do you declare an array in Java?</text:span></text:span></text:p>
        </text:list-item>
        <text:list-item>
          <text:p text:style-name="P38"><text:span text:style-name="Strong_20_Emphasis"><text:span text:style-name="T1">How do you initialize an array in Java?</text:span></text:span></text:p>
        </text:list-item>
        <text:list-item>
          <text:p text:style-name="P38"><text:span text:style-name="Strong_20_Emphasis"><text:span text:style-name="T1">What is the difference between array declaration and initialization?</text:span></text:span></text:p>
        </text:list-item>
        <text:list-item>
          <text:p text:style-name="P38"><text:span text:style-name="Strong_20_Emphasis"><text:span text:style-name="T1">Can you change the size of an array after creation?</text:span></text:span></text:p>
        </text:list-item>
        <text:list-item>
          <text:p text:style-name="P38"><text:span text:style-name="Strong_20_Emphasis"><text:span text:style-name="T1">What is the length property of an array?</text:span></text:span></text:p>
        </text:list-item>
      </text:list>
      <text:h text:style-name="P1" text:outline-level="2"><text:span text:style-name="Strong_20_Emphasis"><text:span text:style-name="T1">Array Properties</text:span></text:span></text:h>
      <text:list text:style-name="L38">
        <text:list-item>
          <text:p text:style-name="P39"><text:span text:style-name="Strong_20_Emphasis"><text:span text:style-name="T1">What are the default values of array elements in Java?</text:span></text:span></text:p>
        </text:list-item>
        <text:list-item>
          <text:p text:style-name="P39"><text:span text:style-name="Strong_20_Emphasis"><text:span text:style-name="T1">Can an array contain elements of different data types?</text:span></text:span></text:p>
        </text:list-item>
        <text:list-item>
          <text:p text:style-name="P39"><text:span text:style-name="Strong_20_Emphasis"><text:span text:style-name="T1">What happens when you access an index outside array bounds?</text:span></text:span></text:p>
        </text:list-item>
        <text:list-item>
          <text:p text:style-name="P39"><text:span text:style-name="Strong_20_Emphasis"><text:span text:style-name="T1">What is ArrayIndexOutOfBoundsException?</text:span></text:span></text:p>
        </text:list-item>
        <text:list-item>
          <text:p text:style-name="P39"><text:span text:style-name="Strong_20_Emphasis"><text:span text:style-name="T1">Can you pass a negative number as array size?</text:span></text:span></text:p>
        </text:list-item>
        <text:list-item>
          <text:p text:style-name="P39"><text:span text:style-name="Strong_20_Emphasis"><text:span text:style-name="T1">What is ArrayStoreException in Java?</text:span></text:span></text:p>
        </text:list-item>
      </text:list>
      <text:h text:style-name="P1" text:outline-level="2"><text:span text:style-name="Strong_20_Emphasis"><text:span text:style-name="T1">Array Types &amp; Advanced Concepts</text:span></text:span></text:h>
      <text:h text:style-name="P1" text:outline-level="2"><text:span text:style-name="Strong_20_Emphasis"><text:span text:style-name="T1">Multidimensional Arrays</text:span></text:span></text:h>
      <text:list text:style-name="L39">
        <text:list-item>
          <text:p text:style-name="P40"><text:span text:style-name="Strong_20_Emphasis"><text:span text:style-name="T1">What is a multidimensional array in Java?</text:span></text:span></text:p>
        </text:list-item>
        <text:list-item>
          <text:p text:style-name="P40"><text:span text:style-name="Strong_20_Emphasis"><text:span text:style-name="T1">What is a jagged array in Java?</text:span></text:span></text:p>
        </text:list-item>
        <text:list-item>
          <text:p text:style-name="P40"><text:span text:style-name="Strong_20_Emphasis"><text:span text:style-name="T1">How do you declare a 2D array?</text:span></text:span></text:p>
        </text:list-item>
        <text:list-item>
          <text:p text:style-name="P40"><text:span text:style-name="Strong_20_Emphasis"><text:span text:style-name="T1">What is the difference between regular and jagged arrays?</text:span></text:span></text:p>
        </text:list-item>
        <text:list-item>
          <text:p text:style-name="P40"><text:span text:style-name="Strong_20_Emphasis"><text:span text:style-name="T1">How do you initialize a 3D array?</text:span></text:span></text:p>
        </text:list-item>
      </text:list>
      <text:h text:style-name="P1" text:outline-level="2"><text:span text:style-name="Strong_20_Emphasis"><text:span text:style-name="T1">Anonymous Arrays</text:span></text:span></text:h>
      <text:list text:style-name="L40">
        <text:list-item>
          <text:p text:style-name="P41"><text:span text:style-name="Strong_20_Emphasis"><text:span text:style-name="T1">What is an anonymous array in Java?</text:span></text:span></text:p>
        </text:list-item>
        <text:list-item>
          <text:p text:style-name="P41"><text:soft-page-break/><text:span text:style-name="Strong_20_Emphasis"><text:span text:style-name="T1">How do you create an anonymous array?</text:span></text:span></text:p>
        </text:list-item>
        <text:list-item>
          <text:p text:style-name="P41"><text:span text:style-name="Strong_20_Emphasis"><text:span text:style-name="T1">When would you use anonymous arrays?</text:span></text:span></text:p>
        </text:list-item>
      </text:list>
      <text:h text:style-name="P1" text:outline-level="2"><text:span text:style-name="Strong_20_Emphasis"><text:span text:style-name="T1">Array vs Other Data Structures</text:span></text:span></text:h>
      <text:h text:style-name="P1" text:outline-level="2"><text:span text:style-name="Strong_20_Emphasis"><text:span text:style-name="T1">Array vs ArrayList</text:span></text:span></text:h>
      <text:list text:style-name="L41">
        <text:list-item>
          <text:p text:style-name="P42"><text:span text:style-name="Strong_20_Emphasis"><text:span text:style-name="T1">What is the difference between Array and ArrayList?</text:span></text:span></text:p>
        </text:list-item>
        <text:list-item>
          <text:p text:style-name="P42"><text:span text:style-name="Strong_20_Emphasis"><text:span text:style-name="T1">When should you use Array vs ArrayList?</text:span></text:span></text:p>
        </text:list-item>
        <text:list-item>
          <text:p text:style-name="P42"><text:span text:style-name="Strong_20_Emphasis"><text:span text:style-name="T1">Which is faster - Array or ArrayList?</text:span></text:span></text:p>
        </text:list-item>
        <text:list-item>
          <text:p text:style-name="P42"><text:span text:style-name="Strong_20_Emphasis"><text:span text:style-name="T1">Can ArrayList store primitive types directly?</text:span></text:span></text:p>
        </text:list-item>
      </text:list>
      <text:h text:style-name="P1" text:outline-level="2"><text:span text:style-name="Strong_20_Emphasis"><text:span text:style-name="T1">Array vs Other Collections</text:span></text:span></text:h>
      <text:list text:style-name="L42">
        <text:list-item>
          <text:p text:style-name="P43"><text:span text:style-name="Strong_20_Emphasis"><text:span text:style-name="T1">What is the difference between Array and LinkedList?</text:span></text:span></text:p>
        </text:list-item>
        <text:list-item>
          <text:p text:style-name="P43"><text:span text:style-name="Strong_20_Emphasis"><text:span text:style-name="T1">What are the advantages of arrays over other data structures?</text:span></text:span></text:p>
        </text:list-item>
        <text:list-item>
          <text:p text:style-name="P43"><text:span text:style-name="Strong_20_Emphasis"><text:span text:style-name="T1">What are the drawbacks of arrays in Java?</text:span></text:span></text:p>
        </text:list-item>
        <text:list-item>
          <text:p text:style-name="P43"><text:span text:style-name="Strong_20_Emphasis"><text:span text:style-name="T1">What are the benefits of heap over sorted arrays?</text:span></text:span></text:p>
        </text:list-item>
      </text:list>
      <text:h text:style-name="P1" text:outline-level="2"><text:span text:style-name="Strong_20_Emphasis"><text:span text:style-name="T1">Array Operations &amp; Methods</text:span></text:span></text:h>
      <text:h text:style-name="P1" text:outline-level="2"><text:span text:style-name="Strong_20_Emphasis"><text:span text:style-name="T1">Basic Operations</text:span></text:span></text:h>
      <text:list text:style-name="L43">
        <text:list-item>
          <text:p text:style-name="P44"><text:span text:style-name="Strong_20_Emphasis"><text:span text:style-name="T1">How do you find the length of an array?</text:span></text:span></text:p>
        </text:list-item>
        <text:list-item>
          <text:p text:style-name="P44"><text:span text:style-name="Strong_20_Emphasis"><text:span text:style-name="T1">How do you access elements in an array?</text:span></text:span></text:p>
        </text:list-item>
        <text:list-item>
          <text:p text:style-name="P44"><text:span text:style-name="Strong_20_Emphasis"><text:span text:style-name="T1">How do you sort an array in Java?</text:span></text:span></text:p>
        </text:list-item>
        <text:list-item>
          <text:p text:style-name="P44"><text:span text:style-name="Strong_20_Emphasis"><text:span text:style-name="T1">How do you copy an array in Java?</text:span></text:span></text:p>
        </text:list-item>
        <text:list-item>
          <text:p text:style-name="P44"><text:span text:style-name="Strong_20_Emphasis"><text:span text:style-name="T1">What is the Arrays.toString() method?</text:span></text:span></text:p>
        </text:list-item>
        <text:list-item>
          <text:p text:style-name="P44"><text:span text:style-name="Strong_20_Emphasis"><text:span text:style-name="T1">What is the Arrays.equals() method?</text:span></text:span></text:p>
        </text:list-item>
      </text:list>
      <text:h text:style-name="P1" text:outline-level="2"><text:span text:style-name="Strong_20_Emphasis"><text:span text:style-name="T1">Search Operations</text:span></text:span></text:h>
      <text:list text:style-name="L44">
        <text:list-item>
          <text:p text:style-name="P45"><text:span text:style-name="Strong_20_Emphasis"><text:span text:style-name="T1">How do you search for an element in an array?</text:span></text:span></text:p>
        </text:list-item>
        <text:list-item>
          <text:p text:style-name="P45"><text:span text:style-name="Strong_20_Emphasis"><text:span text:style-name="T1">What is linear search in arrays?</text:span></text:span></text:p>
        </text:list-item>
        <text:list-item>
          <text:p text:style-name="P45"><text:span text:style-name="Strong_20_Emphasis"><text:span text:style-name="T1">What is binary search in arrays?</text:span></text:span></text:p>
        </text:list-item>
        <text:list-item>
          <text:p text:style-name="P45"><text:span text:style-name="Strong_20_Emphasis"><text:span text:style-name="T1">How do you check if an array contains a specific value?</text:span></text:span></text:p>
        </text:list-item>
      </text:list>
      <text:h text:style-name="P1" text:outline-level="2"><text:soft-page-break/><text:span text:style-name="Strong_20_Emphasis"><text:span text:style-name="T1">Array Programming Questions</text:span></text:span></text:h>
      <text:h text:style-name="P1" text:outline-level="2"><text:span text:style-name="Strong_20_Emphasis"><text:span text:style-name="T1">Basic Programming</text:span></text:span></text:h>
      <text:list text:style-name="L45">
        <text:list-item>
          <text:p text:style-name="P46"><text:span text:style-name="Strong_20_Emphasis"><text:span text:style-name="T1">Write a program to find the maximum element in an array.</text:span></text:span></text:p>
        </text:list-item>
        <text:list-item>
          <text:p text:style-name="P46"><text:span text:style-name="Strong_20_Emphasis"><text:span text:style-name="T1">Write a program to find the minimum element in an array.</text:span></text:span></text:p>
        </text:list-item>
        <text:list-item>
          <text:p text:style-name="P46"><text:span text:style-name="Strong_20_Emphasis"><text:span text:style-name="T1">Write a program to reverse an array.</text:span></text:span></text:p>
        </text:list-item>
        <text:list-item>
          <text:p text:style-name="P46"><text:span text:style-name="Strong_20_Emphasis"><text:span text:style-name="T1">Write a program to find the sum of array elements.</text:span></text:span></text:p>
        </text:list-item>
        <text:list-item>
          <text:p text:style-name="P46"><text:span text:style-name="Strong_20_Emphasis"><text:span text:style-name="T1">Write a program to find the average of array elements.</text:span></text:span></text:p>
        </text:list-item>
        <text:list-item>
          <text:p text:style-name="P46"><text:span text:style-name="Strong_20_Emphasis"><text:span text:style-name="T1">Write a program to count elements in an array.</text:span></text:span></text:p>
        </text:list-item>
      </text:list>
      <text:h text:style-name="P1" text:outline-level="2"><text:span text:style-name="Strong_20_Emphasis"><text:span text:style-name="T1">Intermediate Programming</text:span></text:span></text:h>
      <text:list text:style-name="L46">
        <text:list-item>
          <text:p text:style-name="P47"><text:span text:style-name="Strong_20_Emphasis"><text:span text:style-name="T1">Write a program to find duplicate elements in an array.</text:span></text:span></text:p>
        </text:list-item>
        <text:list-item>
          <text:p text:style-name="P47"><text:span text:style-name="Strong_20_Emphasis"><text:span text:style-name="T1">Write a program to remove duplicate elements from an array.</text:span></text:span></text:p>
        </text:list-item>
        <text:list-item>
          <text:p text:style-name="P47"><text:span text:style-name="Strong_20_Emphasis"><text:span text:style-name="T1">Write a program to find the second largest element.</text:span></text:span></text:p>
        </text:list-item>
        <text:list-item>
          <text:p text:style-name="P47"><text:span text:style-name="Strong_20_Emphasis"><text:span text:style-name="T1">Write a program to rotate an array left/right.</text:span></text:span></text:p>
        </text:list-item>
        <text:list-item>
          <text:p text:style-name="P47"><text:span text:style-name="Strong_20_Emphasis"><text:span text:style-name="T1">Write a program to merge two arrays.</text:span></text:span></text:p>
        </text:list-item>
        <text:list-item>
          <text:p text:style-name="P47"><text:span text:style-name="Strong_20_Emphasis"><text:span text:style-name="T1">Write a program to find common elements between two arrays.</text:span></text:span></text:p>
        </text:list-item>
      </text:list>
      <text:h text:style-name="P1" text:outline-level="2"><text:span text:style-name="Strong_20_Emphasis"><text:span text:style-name="T1">Pattern &amp; Logic Questions</text:span></text:span></text:h>
      <text:list text:style-name="L47">
        <text:list-item>
          <text:p text:style-name="P48"><text:span text:style-name="Strong_20_Emphasis"><text:span text:style-name="T1">Write a program to find missing number in array.</text:span></text:span></text:p>
        </text:list-item>
        <text:list-item>
          <text:p text:style-name="P48"><text:span text:style-name="Strong_20_Emphasis"><text:span text:style-name="T1">Write a program to find the median of an array.</text:span></text:span></text:p>
        </text:list-item>
        <text:list-item>
          <text:p text:style-name="P48"><text:span text:style-name="Strong_20_Emphasis"><text:span text:style-name="T1">Write a program to check if array is sorted.</text:span></text:span></text:p>
        </text:list-item>
        <text:list-item>
          <text:p text:style-name="P48"><text:span text:style-name="Strong_20_Emphasis"><text:span text:style-name="T1">Write a program to find frequency of each element.</text:span></text:span></text:p>
        </text:list-item>
        <text:list-item>
          <text:p text:style-name="P48"><text:span text:style-name="Strong_20_Emphasis"><text:span text:style-name="T1">Write a program to separate even and odd numbers.</text:span></text:span></text:p>
        </text:list-item>
        <text:list-item>
          <text:p text:style-name="P48"><text:span text:style-name="Strong_20_Emphasis"><text:span text:style-name="T1">Write a program to find pairs with given sum.</text:span></text:span></text:p>
        </text:list-item>
      </text:list>
      <text:h text:style-name="P1" text:outline-level="2"><text:span text:style-name="Strong_20_Emphasis"><text:span text:style-name="T1">Advanced Array Concepts</text:span></text:span></text:h>
      <text:h text:style-name="P1" text:outline-level="2"><text:span text:style-name="Strong_20_Emphasis"><text:span text:style-name="T1">Memory &amp; Performance</text:span></text:span></text:h>
      <text:list text:style-name="L48">
        <text:list-item>
          <text:p text:style-name="P49"><text:span text:style-name="Strong_20_Emphasis"><text:span text:style-name="T1">How much memory does an array occupy?</text:span></text:span></text:p>
        </text:list-item>
        <text:list-item>
          <text:p text:style-name="P49"><text:span text:style-name="Strong_20_Emphasis"><text:span text:style-name="T1">What is the time complexity for accessing array elements?</text:span></text:span></text:p>
        </text:list-item>
        <text:list-item>
          <text:p text:style-name="P49"><text:span text:style-name="Strong_20_Emphasis"><text:span text:style-name="T1">What is the time complexity for searching in arrays?</text:span></text:span></text:p>
        </text:list-item>
        <text:list-item>
          <text:p text:style-name="P49"><text:span text:style-name="Strong_20_Emphasis"><text:span text:style-name="T1">Can arrays be resized at runtime?</text:span></text:span></text:p>
        </text:list-item>
        <text:list-item>
          <text:p text:style-name="P49"><text:span text:style-name="Strong_20_Emphasis"><text:span text:style-name="T1">How does array memory allocation work?</text:span></text:span></text:p>
        </text:list-item>
      </text:list>
      <text:h text:style-name="P1" text:outline-level="2"><text:soft-page-break/><text:span text:style-name="Strong_20_Emphasis"><text:span text:style-name="T1">Array Algorithms</text:span></text:span></text:h>
      <text:list text:style-name="L49">
        <text:list-item>
          <text:p text:style-name="P50"><text:span text:style-name="Strong_20_Emphasis"><text:span text:style-name="T1">How do you implement bubble sort on arrays?</text:span></text:span></text:p>
        </text:list-item>
        <text:list-item>
          <text:p text:style-name="P50"><text:span text:style-name="Strong_20_Emphasis"><text:span text:style-name="T1">How do you implement selection sort on arrays?</text:span></text:span></text:p>
        </text:list-item>
        <text:list-item>
          <text:p text:style-name="P50"><text:span text:style-name="Strong_20_Emphasis"><text:span text:style-name="T1">How do you implement insertion sort on arrays?</text:span></text:span></text:p>
        </text:list-item>
        <text:list-item>
          <text:p text:style-name="P50"><text:span text:style-name="Strong_20_Emphasis"><text:span text:style-name="T1">How do you implement quick sort on arrays?</text:span></text:span></text:p>
        </text:list-item>
        <text:list-item>
          <text:p text:style-name="P50"><text:span text:style-name="Strong_20_Emphasis"><text:span text:style-name="T1">How do you implement merge sort on arrays?</text:span></text:span></text:p>
        </text:list-item>
      </text:list>
      <text:h text:style-name="P1" text:outline-level="2"><text:span text:style-name="Strong_20_Emphasis"><text:span text:style-name="T1">Common Coding Interview Questions</text:span></text:span></text:h>
      <text:h text:style-name="P1" text:outline-level="2"><text:span text:style-name="Strong_20_Emphasis"><text:span text:style-name="T1">Easy Level</text:span></text:span></text:h>
      <text:list text:style-name="L50">
        <text:list-item>
          <text:p text:style-name="P51"><text:span text:style-name="Strong_20_Emphasis"><text:span text:style-name="T1">Find largest and smallest elements in array</text:span></text:span></text:p>
        </text:list-item>
        <text:list-item>
          <text:p text:style-name="P51"><text:span text:style-name="Strong_20_Emphasis"><text:span text:style-name="T1">Count positive and negative numbers in array</text:span></text:span></text:p>
        </text:list-item>
        <text:list-item>
          <text:p text:style-name="P51"><text:span text:style-name="Strong_20_Emphasis"><text:span text:style-name="T1">Check if array is palindrome</text:span></text:span></text:p>
        </text:list-item>
        <text:list-item>
          <text:p text:style-name="P51"><text:span text:style-name="Strong_20_Emphasis"><text:span text:style-name="T1">Move all zeros to end of array</text:span></text:span></text:p>
        </text:list-item>
        <text:list-item>
          <text:p text:style-name="P51"><text:span text:style-name="Strong_20_Emphasis"><text:span text:style-name="T1">Find intersection of two arrays</text:span></text:span></text:p>
        </text:list-item>
        <text:list-item>
          <text:p text:style-name="P51"><text:span text:style-name="Strong_20_Emphasis"><text:span text:style-name="T1">Convert array to ArrayList and vice versa</text:span></text:span></text:p>
        </text:list-item>
      </text:list>
      <text:h text:style-name="P1" text:outline-level="2"><text:span text:style-name="Strong_20_Emphasis"><text:span text:style-name="T1">Medium Level</text:span></text:span></text:h>
      <text:list text:style-name="L51">
        <text:list-item>
          <text:p text:style-name="P52"><text:span text:style-name="Strong_20_Emphasis"><text:span text:style-name="T1">Find all subarrays with given sum</text:span></text:span></text:p>
        </text:list-item>
        <text:list-item>
          <text:p text:style-name="P52"><text:span text:style-name="Strong_20_Emphasis"><text:span text:style-name="T1">Find maximum subarray sum (Kadane's algorithm)</text:span></text:span></text:p>
        </text:list-item>
        <text:list-item>
          <text:p text:style-name="P52"><text:span text:style-name="Strong_20_Emphasis"><text:span text:style-name="T1">Implement array rotation by k positions</text:span></text:span></text:p>
        </text:list-item>
        <text:list-item>
          <text:p text:style-name="P52"><text:span text:style-name="Strong_20_Emphasis"><text:span text:style-name="T1">Find majority element in array</text:span></text:span></text:p>
        </text:list-item>
        <text:list-item>
          <text:p text:style-name="P52"><text:span text:style-name="Strong_20_Emphasis"><text:span text:style-name="T1">Rearrange array in alternating positive negative</text:span></text:span></text:p>
        </text:list-item>
        <text:list-item>
          <text:p text:style-name="P52"><text:span text:style-name="Strong_20_Emphasis"><text:span text:style-name="T1">Find triplets with zero sum</text:span></text:span></text:p>
        </text:list-item>
      </text:list>
      <text:h text:style-name="P1" text:outline-level="2"><text:span text:style-name="Strong_20_Emphasis"><text:span text:style-name="T1">Hard Level</text:span></text:span></text:h>
      <text:list text:style-name="L52">
        <text:list-item>
          <text:p text:style-name="P53"><text:span text:style-name="Strong_20_Emphasis"><text:span text:style-name="T1">Find median of two sorted arrays</text:span></text:span></text:p>
        </text:list-item>
        <text:list-item>
          <text:p text:style-name="P53"><text:span text:style-name="Strong_20_Emphasis"><text:span text:style-name="T1">Implement next permutation of array</text:span></text:span></text:p>
        </text:list-item>
        <text:list-item>
          <text:p text:style-name="P53"><text:span text:style-name="Strong_20_Emphasis"><text:span text:style-name="T1">Find maximum product subarray</text:span></text:span></text:p>
        </text:list-item>
        <text:list-item>
          <text:p text:style-name="P53"><text:span text:style-name="Strong_20_Emphasis"><text:span text:style-name="T1">Trapping rain water problem</text:span></text:span></text:p>
        </text:list-item>
        <text:list-item>
          <text:p text:style-name="P53"><text:span text:style-name="Strong_20_Emphasis"><text:span text:style-name="T1">Find minimum in rotated sorted array</text:span></text:span></text:p>
        </text:list-item>
        <text:list-item>
          <text:p text:style-name="P53"><text:span text:style-name="Strong_20_Emphasis"><text:span text:style-name="T1">Search in rotated sorted array</text:span></text:span></text:p>
        </text:list-item>
      </text:list>
      <text:h text:style-name="P1" text:outline-level="2"><text:soft-page-break/><text:span text:style-name="Strong_20_Emphasis"><text:span text:style-name="T1">Specialized Array Topics</text:span></text:span></text:h>
      <text:h text:style-name="P1" text:outline-level="2"><text:span text:style-name="Strong_20_Emphasis"><text:span text:style-name="T1">String Arrays</text:span></text:span></text:h>
      <text:list text:style-name="L53">
        <text:list-item>
          <text:p text:style-name="P54"><text:span text:style-name="Strong_20_Emphasis"><text:span text:style-name="T1">How do you declare a String array?</text:span></text:span></text:p>
        </text:list-item>
        <text:list-item>
          <text:p text:style-name="P54"><text:span text:style-name="Strong_20_Emphasis"><text:span text:style-name="T1">How do you sort String arrays?</text:span></text:span></text:p>
        </text:list-item>
        <text:list-item>
          <text:p text:style-name="P54"><text:span text:style-name="Strong_20_Emphasis"><text:span text:style-name="T1">How do you search in String arrays?</text:span></text:span></text:p>
        </text:list-item>
        <text:list-item>
          <text:p text:style-name="P54"><text:span text:style-name="Strong_20_Emphasis"><text:span text:style-name="T1">How do you convert String array to List?</text:span></text:span></text:p>
        </text:list-item>
      </text:list>
      <text:h text:style-name="P1" text:outline-level="2"><text:span text:style-name="Strong_20_Emphasis"><text:span text:style-name="T1">Object Arrays</text:span></text:span></text:h>
      <text:list text:style-name="L54">
        <text:list-item>
          <text:p text:style-name="P55"><text:span text:style-name="Strong_20_Emphasis"><text:span text:style-name="T1">How do you create arrays of custom objects?</text:span></text:span></text:p>
        </text:list-item>
        <text:list-item>
          <text:p text:style-name="P55"><text:span text:style-name="Strong_20_Emphasis"><text:span text:style-name="T1">How do you sort arrays of objects?</text:span></text:span></text:p>
        </text:list-item>
        <text:list-item>
          <text:p text:style-name="P55"><text:span text:style-name="Strong_20_Emphasis"><text:span text:style-name="T1">How do you compare arrays of objects?</text:span></text:span></text:p>
        </text:list-item>
        <text:list-item>
          <text:p text:style-name="P55"><text:span text:style-name="Strong_20_Emphasis"><text:span text:style-name="T1">What is shallow vs deep copy for object arrays?</text:span></text:span></text:p>
        </text:list-item>
      </text:list>
      <text:h text:style-name="P1" text:outline-level="2"><text:span text:style-name="Strong_20_Emphasis"><text:span text:style-name="T1">Exception Handling with Arrays</text:span></text:span></text:h>
      <text:list text:style-name="L55">
        <text:list-item>
          <text:p text:style-name="P56"><text:span text:style-name="Strong_20_Emphasis"><text:span text:style-name="T1">What exceptions can occur with arrays?</text:span></text:span></text:p>
        </text:list-item>
        <text:list-item>
          <text:p text:style-name="P56"><text:span text:style-name="Strong_20_Emphasis"><text:span text:style-name="T1">How do you handle ArrayIndexOutOfBoundsException?</text:span></text:span></text:p>
        </text:list-item>
        <text:list-item>
          <text:p text:style-name="P56"><text:span text:style-name="Strong_20_Emphasis"><text:span text:style-name="T1">What is NullPointerException with arrays?</text:span></text:span></text:p>
        </text:list-item>
        <text:list-item>
          <text:p text:style-name="P56"><text:span text:style-name="Strong_20_Emphasis"><text:span text:style-name="T1">How do you validate array bounds?</text:span></text:span></text:p>
        </text:list-item>
      </text:list>
      <text:h text:style-name="P1" text:outline-level="2"><text:span text:style-name="Strong_20_Emphasis"><text:span text:style-name="T1">Array Best Practices</text:span></text:span></text:h>
      <text:list text:style-name="L56">
        <text:list-item>
          <text:p text:style-name="P57"><text:span text:style-name="Strong_20_Emphasis"><text:span text:style-name="T1">When should you use arrays vs collections?</text:span></text:span></text:p>
        </text:list-item>
        <text:list-item>
          <text:p text:style-name="P57"><text:span text:style-name="Strong_20_Emphasis"><text:span text:style-name="T1">How do you optimize array performance?</text:span></text:span></text:p>
        </text:list-item>
        <text:list-item>
          <text:p text:style-name="P57"><text:span text:style-name="Strong_20_Emphasis"><text:span text:style-name="T1">What are common array programming mistakes?</text:span></text:span></text:p>
        </text:list-item>
        <text:list-item>
          <text:p text:style-name="P57"><text:span text:style-name="Strong_20_Emphasis"><text:span text:style-name="T1">How do you debug array-related issues?</text:span></text:span></text:p>
        </text:list-item>
      </text:list>
      <text:h text:style-name="Heading_20_2" text:outline-level="2"><text:span text:style-name="Strong_20_Emphasis"><text:span text:style-name="T1">Fundamental DSA Concepts</text:span></text:span></text:h>
      <text:h text:style-name="P1" text:outline-level="2"><text:span text:style-name="Strong_20_Emphasis"><text:span text:style-name="T1">Basic Understanding</text:span></text:span></text:h>
      <text:list text:style-name="L57">
        <text:list-item>
          <text:p text:style-name="P58"><text:span text:style-name="Strong_20_Emphasis"><text:span text:style-name="T1">What are Data Structures?</text:span></text:span></text:p>
        </text:list-item>
        <text:list-item>
          <text:p text:style-name="P58"><text:span text:style-name="Strong_20_Emphasis"><text:span text:style-name="T1">Why do we need Data Structures?</text:span></text:span></text:p>
        </text:list-item>
        <text:list-item>
          <text:p text:style-name="P58"><text:span text:style-name="Strong_20_Emphasis"><text:span text:style-name="T1">What is an algorithm?</text:span></text:span></text:p>
        </text:list-item>
        <text:list-item>
          <text:p text:style-name="P58"><text:span text:style-name="Strong_20_Emphasis"><text:span text:style-name="T1">Explain time complexity and space complexity.</text:span></text:span></text:p>
        </text:list-item>
        <text:list-item>
          <text:p text:style-name="P58"><text:span text:style-name="Strong_20_Emphasis"><text:span text:style-name="T1">What is Big O notation?</text:span></text:span></text:p>
        </text:list-item>
        <text:list-item>
          <text:p text:style-name="P58"><text:soft-page-break/><text:span text:style-name="Strong_20_Emphasis"><text:span text:style-name="T1">What are linear and non-linear data structures?</text:span></text:span></text:p>
        </text:list-item>
        <text:list-item>
          <text:p text:style-name="P58"><text:span text:style-name="Strong_20_Emphasis"><text:span text:style-name="T1">What are the applications of data structures?</text:span></text:span></text:p>
        </text:list-item>
      </text:list>
      <text:h text:style-name="P1" text:outline-level="2"><text:span text:style-name="Strong_20_Emphasis"><text:span text:style-name="T1">Time &amp; Space Complexity</text:span></text:span></text:h>
      <text:list text:style-name="L58">
        <text:list-item>
          <text:p text:style-name="P59"><text:span text:style-name="Strong_20_Emphasis"><text:span text:style-name="T1">How do you calculate time complexity of an algorithm?</text:span></text:span></text:p>
        </text:list-item>
        <text:list-item>
          <text:p text:style-name="P59"><text:span text:style-name="Strong_20_Emphasis"><text:span text:style-name="T1">What is the difference between best, average, and worst case complexity?</text:span></text:span></text:p>
        </text:list-item>
        <text:list-item>
          <text:p text:style-name="P59"><text:span text:style-name="Strong_20_Emphasis"><text:span text:style-name="T1">Compare time complexities: O(1), O(log n), O(n), O(n log n), O(n²)</text:span></text:span></text:p>
        </text:list-item>
        <text:list-item>
          <text:p text:style-name="P59"><text:span text:style-name="Strong_20_Emphasis"><text:span text:style-name="T1">What is space complexity and how to optimize it?</text:span></text:span></text:p>
        </text:list-item>
      </text:list>
      <text:h text:style-name="P1" text:outline-level="2"><text:span text:style-name="Strong_20_Emphasis"><text:span text:style-name="T1">Array-Based Questions</text:span></text:span></text:h>
      <text:h text:style-name="P1" text:outline-level="2"><text:span text:style-name="Strong_20_Emphasis"><text:span text:style-name="T1">Basic Array Problems</text:span></text:span></text:h>
      <text:list text:style-name="L59">
        <text:list-item>
          <text:p text:style-name="P60"><text:span text:style-name="Strong_20_Emphasis"><text:span text:style-name="T1">Find the largest element in an array</text:span></text:span></text:p>
        </text:list-item>
        <text:list-item>
          <text:p text:style-name="P60"><text:span text:style-name="Strong_20_Emphasis"><text:span text:style-name="T1">Find the smallest element in an array</text:span></text:span></text:p>
        </text:list-item>
        <text:list-item>
          <text:p text:style-name="P60"><text:span text:style-name="Strong_20_Emphasis"><text:span text:style-name="T1">Reverse an array</text:span></text:span></text:p>
        </text:list-item>
        <text:list-item>
          <text:p text:style-name="P60"><text:span text:style-name="Strong_20_Emphasis"><text:span text:style-name="T1">Find sum of all elements in array</text:span></text:span></text:p>
        </text:list-item>
        <text:list-item>
          <text:p text:style-name="P60"><text:span text:style-name="Strong_20_Emphasis"><text:span text:style-name="T1">Find second largest element in array</text:span></text:span></text:p>
        </text:list-item>
        <text:list-item>
          <text:p text:style-name="P60"><text:span text:style-name="Strong_20_Emphasis"><text:span text:style-name="T1">Check if array is sorted</text:span></text:span></text:p>
        </text:list-item>
        <text:list-item>
          <text:p text:style-name="P60"><text:span text:style-name="Strong_20_Emphasis"><text:span text:style-name="T1">Remove duplicates from array</text:span></text:span></text:p>
        </text:list-item>
      </text:list>
      <text:h text:style-name="P1" text:outline-level="2"><text:span text:style-name="Strong_20_Emphasis"><text:span text:style-name="T1">Intermediate Array Problems</text:span></text:span></text:h>
      <text:list text:style-name="L60">
        <text:list-item>
          <text:p text:style-name="P61"><text:span text:style-name="Strong_20_Emphasis"><text:span text:style-name="T1">Find missing number in array (1 to n)</text:span></text:span></text:p>
        </text:list-item>
        <text:list-item>
          <text:p text:style-name="P61"><text:span text:style-name="Strong_20_Emphasis"><text:span text:style-name="T1">Find duplicate elements in array</text:span></text:span></text:p>
        </text:list-item>
        <text:list-item>
          <text:p text:style-name="P61"><text:span text:style-name="Strong_20_Emphasis"><text:span text:style-name="T1">Rotate array by k positions</text:span></text:span></text:p>
        </text:list-item>
        <text:list-item>
          <text:p text:style-name="P61"><text:span text:style-name="Strong_20_Emphasis"><text:span text:style-name="T1">Merge two sorted arrays</text:span></text:span></text:p>
        </text:list-item>
        <text:list-item>
          <text:p text:style-name="P61"><text:span text:style-name="Strong_20_Emphasis"><text:span text:style-name="T1">Find pairs with given sum</text:span></text:span></text:p>
        </text:list-item>
        <text:list-item>
          <text:p text:style-name="P61"><text:span text:style-name="Strong_20_Emphasis"><text:span text:style-name="T1">Move all zeros to end</text:span></text:span></text:p>
        </text:list-item>
        <text:list-item>
          <text:p text:style-name="P61"><text:span text:style-name="Strong_20_Emphasis"><text:span text:style-name="T1">Find majority element</text:span></text:span></text:p>
        </text:list-item>
      </text:list>
      <text:h text:style-name="P1" text:outline-level="2"><text:span text:style-name="Strong_20_Emphasis"><text:span text:style-name="T1">String-Based Questions</text:span></text:span></text:h>
      <text:h text:style-name="P1" text:outline-level="2"><text:span text:style-name="Strong_20_Emphasis"><text:span text:style-name="T1">Basic String Problems</text:span></text:span></text:h>
      <text:list text:style-name="L61">
        <text:list-item>
          <text:p text:style-name="P62"><text:span text:style-name="Strong_20_Emphasis"><text:span text:style-name="T1">Reverse a string</text:span></text:span></text:p>
        </text:list-item>
        <text:list-item>
          <text:p text:style-name="P62"><text:span text:style-name="Strong_20_Emphasis"><text:span text:style-name="T1">Check if string is palindrome</text:span></text:span></text:p>
        </text:list-item>
        <text:list-item>
          <text:p text:style-name="P62"><text:soft-page-break/><text:span text:style-name="Strong_20_Emphasis"><text:span text:style-name="T1">Count vowels and consonants</text:span></text:span></text:p>
        </text:list-item>
        <text:list-item>
          <text:p text:style-name="P62"><text:span text:style-name="Strong_20_Emphasis"><text:span text:style-name="T1">Remove spaces from string</text:span></text:span></text:p>
        </text:list-item>
        <text:list-item>
          <text:p text:style-name="P62"><text:span text:style-name="Strong_20_Emphasis"><text:span text:style-name="T1">Check if two strings are anagrams</text:span></text:span></text:p>
        </text:list-item>
        <text:list-item>
          <text:p text:style-name="P62"><text:span text:style-name="Strong_20_Emphasis"><text:span text:style-name="T1">Find first non-repeating character</text:span></text:span></text:p>
        </text:list-item>
        <text:list-item>
          <text:p text:style-name="P62"><text:span text:style-name="Strong_20_Emphasis"><text:span text:style-name="T1">Count frequency of each character</text:span></text:span></text:p>
        </text:list-item>
      </text:list>
      <text:h text:style-name="P1" text:outline-level="2"><text:span text:style-name="Strong_20_Emphasis"><text:span text:style-name="T1">Advanced String Problems</text:span></text:span></text:h>
      <text:list text:style-name="L62">
        <text:list-item>
          <text:p text:style-name="P63"><text:span text:style-name="Strong_20_Emphasis"><text:span text:style-name="T1">Find longest palindromic substring</text:span></text:span></text:p>
        </text:list-item>
        <text:list-item>
          <text:p text:style-name="P63"><text:span text:style-name="Strong_20_Emphasis"><text:span text:style-name="T1">Implement string matching algorithm</text:span></text:span></text:p>
        </text:list-item>
        <text:list-item>
          <text:p text:style-name="P63"><text:span text:style-name="Strong_20_Emphasis"><text:span text:style-name="T1">Check if strings are rotations of each other</text:span></text:span></text:p>
        </text:list-item>
        <text:list-item>
          <text:p text:style-name="P63"><text:span text:style-name="Strong_20_Emphasis"><text:span text:style-name="T1">Find all permutations of a string</text:span></text:span></text:p>
        </text:list-item>
      </text:list>
      <text:h text:style-name="P1" text:outline-level="2"><text:span text:style-name="Strong_20_Emphasis"><text:span text:style-name="T1">Linked List Questions</text:span></text:span></text:h>
      <text:h text:style-name="P1" text:outline-level="2"><text:span text:style-name="Strong_20_Emphasis"><text:span text:style-name="T1">Basic Linked List</text:span></text:span></text:h>
      <text:list text:style-name="L63">
        <text:list-item>
          <text:p text:style-name="P64"><text:span text:style-name="Strong_20_Emphasis"><text:span text:style-name="T1">What is a linked list and implement it</text:span></text:span></text:p>
        </text:list-item>
        <text:list-item>
          <text:p text:style-name="P64"><text:span text:style-name="Strong_20_Emphasis"><text:span text:style-name="T1">Difference between array and linked list</text:span></text:span></text:p>
        </text:list-item>
        <text:list-item>
          <text:p text:style-name="P64"><text:span text:style-name="Strong_20_Emphasis"><text:span text:style-name="T1">Insert node at beginning, middle, end</text:span></text:span></text:p>
        </text:list-item>
        <text:list-item>
          <text:p text:style-name="P64"><text:span text:style-name="Strong_20_Emphasis"><text:span text:style-name="T1">Delete node from linked list</text:span></text:span></text:p>
        </text:list-item>
        <text:list-item>
          <text:p text:style-name="P64"><text:span text:style-name="Strong_20_Emphasis"><text:span text:style-name="T1">Find length of linked list</text:span></text:span></text:p>
        </text:list-item>
        <text:list-item>
          <text:p text:style-name="P64"><text:span text:style-name="Strong_20_Emphasis"><text:span text:style-name="T1">Search element in linked list</text:span></text:span></text:p>
        </text:list-item>
      </text:list>
      <text:h text:style-name="P1" text:outline-level="2"><text:span text:style-name="Strong_20_Emphasis"><text:span text:style-name="T1">Advanced Linked List</text:span></text:span></text:h>
      <text:list text:style-name="L64">
        <text:list-item>
          <text:p text:style-name="P65"><text:span text:style-name="Strong_20_Emphasis"><text:span text:style-name="T1">Reverse a linked list</text:span></text:span></text:p>
        </text:list-item>
        <text:list-item>
          <text:p text:style-name="P65"><text:span text:style-name="Strong_20_Emphasis"><text:span text:style-name="T1">Detect cycle in linked list</text:span></text:span></text:p>
        </text:list-item>
        <text:list-item>
          <text:p text:style-name="P65"><text:span text:style-name="Strong_20_Emphasis"><text:span text:style-name="T1">Find middle element of linked list</text:span></text:span></text:p>
        </text:list-item>
        <text:list-item>
          <text:p text:style-name="P65"><text:span text:style-name="Strong_20_Emphasis"><text:span text:style-name="T1">Merge two sorted linked lists</text:span></text:span></text:p>
        </text:list-item>
        <text:list-item>
          <text:p text:style-name="P65"><text:span text:style-name="Strong_20_Emphasis"><text:span text:style-name="T1">Remove duplicates from sorted linked list</text:span></text:span></text:p>
        </text:list-item>
        <text:list-item>
          <text:p text:style-name="P65"><text:span text:style-name="Strong_20_Emphasis"><text:span text:style-name="T1">Find intersection point of two linked lists</text:span></text:span></text:p>
        </text:list-item>
      </text:list>
      <text:h text:style-name="P1" text:outline-level="2"><text:span text:style-name="Strong_20_Emphasis"><text:span text:style-name="T1">Stack and Queue Questions</text:span></text:span></text:h>
      <text:h text:style-name="P1" text:outline-level="2"><text:span text:style-name="Strong_20_Emphasis"><text:span text:style-name="T1">Stack Operations</text:span></text:span></text:h>
      <text:list text:style-name="L65">
        <text:list-item>
          <text:p text:style-name="P66"><text:span text:style-name="Strong_20_Emphasis"><text:span text:style-name="T1">What is a stack and implement it</text:span></text:span></text:p>
        </text:list-item>
        <text:list-item>
          <text:p text:style-name="P66"><text:soft-page-break/><text:span text:style-name="Strong_20_Emphasis"><text:span text:style-name="T1">Check for balanced parentheses</text:span></text:span></text:p>
        </text:list-item>
        <text:list-item>
          <text:p text:style-name="P66"><text:span text:style-name="Strong_20_Emphasis"><text:span text:style-name="T1">Reverse a string using stack</text:span></text:span></text:p>
        </text:list-item>
        <text:list-item>
          <text:p text:style-name="P66"><text:span text:style-name="Strong_20_Emphasis"><text:span text:style-name="T1">Implement two stacks in one array</text:span></text:span></text:p>
        </text:list-item>
        <text:list-item>
          <text:p text:style-name="P66"><text:span text:style-name="Strong_20_Emphasis"><text:span text:style-name="T1">Next greater element using stack</text:span></text:span></text:p>
        </text:list-item>
        <text:list-item>
          <text:p text:style-name="P66"><text:span text:style-name="Strong_20_Emphasis"><text:span text:style-name="T1">Infix to postfix conversion</text:span></text:span></text:p>
        </text:list-item>
      </text:list>
      <text:h text:style-name="P1" text:outline-level="2"><text:span text:style-name="Strong_20_Emphasis"><text:span text:style-name="T1">Queue Operations</text:span></text:span></text:h>
      <text:list text:style-name="L66">
        <text:list-item>
          <text:p text:style-name="P67"><text:span text:style-name="Strong_20_Emphasis"><text:span text:style-name="T1">What is a queue and implement it</text:span></text:span></text:p>
        </text:list-item>
        <text:list-item>
          <text:p text:style-name="P67"><text:span text:style-name="Strong_20_Emphasis"><text:span text:style-name="T1">Difference between stack and queue</text:span></text:span></text:p>
        </text:list-item>
        <text:list-item>
          <text:p text:style-name="P67"><text:span text:style-name="Strong_20_Emphasis"><text:span text:style-name="T1">Implement stack using queues</text:span></text:span></text:p>
        </text:list-item>
        <text:list-item>
          <text:p text:style-name="P67"><text:span text:style-name="Strong_20_Emphasis"><text:span text:style-name="T1">Implement queue using stacks</text:span></text:span></text:p>
        </text:list-item>
        <text:list-item>
          <text:p text:style-name="P67"><text:span text:style-name="Strong_20_Emphasis"><text:span text:style-name="T1">Circular queue implementation</text:span></text:span></text:p>
        </text:list-item>
        <text:list-item>
          <text:p text:style-name="P67"><text:span text:style-name="Strong_20_Emphasis"><text:span text:style-name="T1">Find first non-repeating character using queue</text:span></text:span></text:p>
        </text:list-item>
      </text:list>
      <text:h text:style-name="P1" text:outline-level="2"><text:span text:style-name="Strong_20_Emphasis"><text:span text:style-name="T1">Tree-Based Questions</text:span></text:span></text:h>
      <text:h text:style-name="P1" text:outline-level="2"><text:span text:style-name="Strong_20_Emphasis"><text:span text:style-name="T1">Binary Tree Basics</text:span></text:span></text:h>
      <text:list text:style-name="L67">
        <text:list-item>
          <text:p text:style-name="P68"><text:span text:style-name="Strong_20_Emphasis"><text:span text:style-name="T1">What is a binary tree?</text:span></text:span></text:p>
        </text:list-item>
        <text:list-item>
          <text:p text:style-name="P68"><text:span text:style-name="Strong_20_Emphasis"><text:span text:style-name="T1">Binary tree traversals (inorder, preorder, postorder)</text:span></text:span></text:p>
        </text:list-item>
        <text:list-item>
          <text:p text:style-name="P68"><text:span text:style-name="Strong_20_Emphasis"><text:span text:style-name="T1">Level order traversal</text:span></text:span></text:p>
        </text:list-item>
        <text:list-item>
          <text:p text:style-name="P68"><text:span text:style-name="Strong_20_Emphasis"><text:span text:style-name="T1">Find height/depth of binary tree</text:span></text:span></text:p>
        </text:list-item>
        <text:list-item>
          <text:p text:style-name="P68"><text:span text:style-name="Strong_20_Emphasis"><text:span text:style-name="T1">Count total nodes in binary tree</text:span></text:span></text:p>
        </text:list-item>
        <text:list-item>
          <text:p text:style-name="P68"><text:span text:style-name="Strong_20_Emphasis"><text:span text:style-name="T1">Find diameter of binary tree</text:span></text:span></text:p>
        </text:list-item>
      </text:list>
      <text:h text:style-name="P1" text:outline-level="2"><text:span text:style-name="Strong_20_Emphasis"><text:span text:style-name="T1">Binary Search Tree</text:span></text:span></text:h>
      <text:list text:style-name="L68">
        <text:list-item>
          <text:p text:style-name="P69"><text:span text:style-name="Strong_20_Emphasis"><text:span text:style-name="T1">What is BST and its properties</text:span></text:span></text:p>
        </text:list-item>
        <text:list-item>
          <text:p text:style-name="P69"><text:span text:style-name="Strong_20_Emphasis"><text:span text:style-name="T1">Insert node in BST</text:span></text:span></text:p>
        </text:list-item>
        <text:list-item>
          <text:p text:style-name="P69"><text:span text:style-name="Strong_20_Emphasis"><text:span text:style-name="T1">Delete node from BST</text:span></text:span></text:p>
        </text:list-item>
        <text:list-item>
          <text:p text:style-name="P69"><text:span text:style-name="Strong_20_Emphasis"><text:span text:style-name="T1">Search element in BST</text:span></text:span></text:p>
        </text:list-item>
        <text:list-item>
          <text:p text:style-name="P69"><text:span text:style-name="Strong_20_Emphasis"><text:span text:style-name="T1">Find minimum and maximum in BST</text:span></text:span></text:p>
        </text:list-item>
        <text:list-item>
          <text:p text:style-name="P69"><text:span text:style-name="Strong_20_Emphasis"><text:span text:style-name="T1">Check if tree is valid BST</text:span></text:span></text:p>
        </text:list-item>
        <text:list-item>
          <text:p text:style-name="P69"><text:span text:style-name="Strong_20_Emphasis"><text:span text:style-name="T1">Find lowest common ancestor in BST</text:span></text:span></text:p>
        </text:list-item>
      </text:list>
      <text:h text:style-name="P1" text:outline-level="2"><text:soft-page-break/><text:span text:style-name="Strong_20_Emphasis"><text:span text:style-name="T1">Sorting Algorithms</text:span></text:span></text:h>
      <text:h text:style-name="P1" text:outline-level="2"><text:span text:style-name="Strong_20_Emphasis"><text:span text:style-name="T1">Basic Sorting</text:span></text:span></text:h>
      <text:list text:style-name="L69">
        <text:list-item>
          <text:p text:style-name="P70"><text:span text:style-name="Strong_20_Emphasis"><text:span text:style-name="T1">Implement bubble sort</text:span></text:span></text:p>
        </text:list-item>
        <text:list-item>
          <text:p text:style-name="P70"><text:span text:style-name="Strong_20_Emphasis"><text:span text:style-name="T1">Implement selection sort</text:span></text:span></text:p>
        </text:list-item>
        <text:list-item>
          <text:p text:style-name="P70"><text:span text:style-name="Strong_20_Emphasis"><text:span text:style-name="T1">Implement insertion sort</text:span></text:span></text:p>
        </text:list-item>
        <text:list-item>
          <text:p text:style-name="P70"><text:span text:style-name="Strong_20_Emphasis"><text:span text:style-name="T1">Compare time complexities of basic sorting algorithms</text:span></text:span></text:p>
        </text:list-item>
      </text:list>
      <text:h text:style-name="P1" text:outline-level="2"><text:span text:style-name="Strong_20_Emphasis"><text:span text:style-name="T1">Advanced Sorting</text:span></text:span></text:h>
      <text:list text:style-name="L70">
        <text:list-item>
          <text:p text:style-name="P71"><text:span text:style-name="Strong_20_Emphasis"><text:span text:style-name="T1">Implement merge sort</text:span></text:span></text:p>
        </text:list-item>
        <text:list-item>
          <text:p text:style-name="P71"><text:span text:style-name="Strong_20_Emphasis"><text:span text:style-name="T1">Implement quick sort</text:span></text:span></text:p>
        </text:list-item>
        <text:list-item>
          <text:p text:style-name="P71"><text:span text:style-name="Strong_20_Emphasis"><text:span text:style-name="T1">Implement heap sort</text:span></text:span></text:p>
        </text:list-item>
        <text:list-item>
          <text:p text:style-name="P71"><text:span text:style-name="Strong_20_Emphasis"><text:span text:style-name="T1">When to use which sorting algorithm?</text:span></text:span></text:p>
        </text:list-item>
      </text:list>
      <text:h text:style-name="P1" text:outline-level="2"><text:span text:style-name="Strong_20_Emphasis"><text:span text:style-name="T1">Searching Algorithms</text:span></text:span></text:h>
      <text:h text:style-name="P1" text:outline-level="2"><text:span text:style-name="Strong_20_Emphasis"><text:span text:style-name="T1">Basic Searching</text:span></text:span></text:h>
      <text:list text:style-name="L71">
        <text:list-item>
          <text:p text:style-name="P72"><text:span text:style-name="Strong_20_Emphasis"><text:span text:style-name="T1">Linear search implementation</text:span></text:span></text:p>
        </text:list-item>
        <text:list-item>
          <text:p text:style-name="P72"><text:span text:style-name="Strong_20_Emphasis"><text:span text:style-name="T1">Binary search implementation</text:span></text:span></text:p>
        </text:list-item>
        <text:list-item>
          <text:p text:style-name="P72"><text:span text:style-name="Strong_20_Emphasis"><text:span text:style-name="T1">Binary search in rotated sorted array</text:span></text:span></text:p>
        </text:list-item>
        <text:list-item>
          <text:p text:style-name="P72"><text:span text:style-name="Strong_20_Emphasis"><text:span text:style-name="T1">Find first and last occurrence of element</text:span></text:span></text:p>
        </text:list-item>
        <text:list-item>
          <text:p text:style-name="P72"><text:span text:style-name="Strong_20_Emphasis"><text:span text:style-name="T1">Search in 2D matrix</text:span></text:span></text:p>
        </text:list-item>
      </text:list>
      <text:h text:style-name="P1" text:outline-level="2"><text:span text:style-name="Strong_20_Emphasis"><text:span text:style-name="T1">Graph-Based Questions</text:span></text:span></text:h>
      <text:h text:style-name="P1" text:outline-level="2"><text:span text:style-name="Strong_20_Emphasis"><text:span text:style-name="T1">Graph Basics</text:span></text:span></text:h>
      <text:list text:style-name="L72">
        <text:list-item>
          <text:p text:style-name="P73"><text:span text:style-name="Strong_20_Emphasis"><text:span text:style-name="T1">What is a graph? Types of graphs</text:span></text:span></text:p>
        </text:list-item>
        <text:list-item>
          <text:p text:style-name="P73"><text:span text:style-name="Strong_20_Emphasis"><text:span text:style-name="T1">Graph representation (adjacency list vs matrix)</text:span></text:span></text:p>
        </text:list-item>
        <text:list-item>
          <text:p text:style-name="P73"><text:span text:style-name="Strong_20_Emphasis"><text:span text:style-name="T1">Breadth-First Search (BFS)</text:span></text:span></text:p>
        </text:list-item>
        <text:list-item>
          <text:p text:style-name="P73"><text:span text:style-name="Strong_20_Emphasis"><text:span text:style-name="T1">Depth-First Search (DFS)</text:span></text:span></text:p>
        </text:list-item>
        <text:list-item>
          <text:p text:style-name="P73"><text:span text:style-name="Strong_20_Emphasis"><text:span text:style-name="T1">Detect cycle in graph</text:span></text:span></text:p>
        </text:list-item>
        <text:list-item>
          <text:p text:style-name="P73"><text:span text:style-name="Strong_20_Emphasis"><text:span text:style-name="T1">Find shortest path between nodes</text:span></text:span></text:p>
        </text:list-item>
      </text:list>
      <text:h text:style-name="P1" text:outline-level="2"><text:soft-page-break/><text:span text:style-name="Strong_20_Emphasis"><text:span text:style-name="T1">Dynamic Programming Basics</text:span></text:span></text:h>
      <text:h text:style-name="P1" text:outline-level="2"><text:span text:style-name="Strong_20_Emphasis"><text:span text:style-name="T1">DP Fundamentals</text:span></text:span></text:h>
      <text:list text:style-name="L73">
        <text:list-item>
          <text:p text:style-name="P74"><text:span text:style-name="Strong_20_Emphasis"><text:span text:style-name="T1">What is dynamic programming?</text:span></text:span></text:p>
        </text:list-item>
        <text:list-item>
          <text:p text:style-name="P74"><text:span text:style-name="Strong_20_Emphasis"><text:span text:style-name="T1">Fibonacci using DP</text:span></text:span></text:p>
        </text:list-item>
        <text:list-item>
          <text:p text:style-name="P74"><text:span text:style-name="Strong_20_Emphasis"><text:span text:style-name="T1">0/1 Knapsack problem</text:span></text:span></text:p>
        </text:list-item>
        <text:list-item>
          <text:p text:style-name="P74"><text:span text:style-name="Strong_20_Emphasis"><text:span text:style-name="T1">Longest common subsequence</text:span></text:span></text:p>
        </text:list-item>
        <text:list-item>
          <text:p text:style-name="P74"><text:span text:style-name="Strong_20_Emphasis"><text:span text:style-name="T1">What is memoization?</text:span></text:span></text:p>
        </text:list-item>
      </text:list>
      <text:h text:style-name="P1" text:outline-level="2"><text:span text:style-name="Strong_20_Emphasis"><text:span text:style-name="T1">Hash-Based Questions</text:span></text:span></text:h>
      <text:h text:style-name="P1" text:outline-level="2"><text:span text:style-name="Strong_20_Emphasis"><text:span text:style-name="T1">Hashing Concepts</text:span></text:span></text:h>
      <text:list text:style-name="L74">
        <text:list-item>
          <text:p text:style-name="P75"><text:span text:style-name="Strong_20_Emphasis"><text:span text:style-name="T1">What is hashing?</text:span></text:span></text:p>
        </text:list-item>
        <text:list-item>
          <text:p text:style-name="P75"><text:span text:style-name="Strong_20_Emphasis"><text:span text:style-name="T1">Handle collisions in hash tables</text:span></text:span></text:p>
        </text:list-item>
        <text:list-item>
          <text:p text:style-name="P75"><text:span text:style-name="Strong_20_Emphasis"><text:span text:style-name="T1">Find first repeating element using hashing</text:span></text:span></text:p>
        </text:list-item>
        <text:list-item>
          <text:p text:style-name="P75"><text:span text:style-name="Strong_20_Emphasis"><text:span text:style-name="T1">Count frequency using HashMap</text:span></text:span></text:p>
        </text:list-item>
        <text:list-item>
          <text:p text:style-name="P75"><text:span text:style-name="Strong_20_Emphasis"><text:span text:style-name="T1">Two sum problem using hashing</text:span></text:span></text:p>
        </text:list-item>
      </text:list>
      <text:h text:style-name="P1" text:outline-level="2"><text:span text:style-name="Strong_20_Emphasis"><text:span text:style-name="T1">Advanced Problem-Solving</text:span></text:span></text:h>
      <text:h text:style-name="P1" text:outline-level="2"><text:span text:style-name="Strong_20_Emphasis"><text:span text:style-name="T1">Pattern Recognition</text:span></text:span></text:h>
      <text:list text:style-name="L75">
        <text:list-item>
          <text:p text:style-name="P76"><text:span text:style-name="Strong_20_Emphasis"><text:span text:style-name="T1">Kadane's algorithm (maximum subarray sum)</text:span></text:span></text:p>
        </text:list-item>
        <text:list-item>
          <text:p text:style-name="P76"><text:span text:style-name="Strong_20_Emphasis"><text:span text:style-name="T1">Dutch flag problem (sort 0s, 1s, 2s)</text:span></text:span></text:p>
        </text:list-item>
        <text:list-item>
          <text:p text:style-name="P76"><text:span text:style-name="Strong_20_Emphasis"><text:span text:style-name="T1">Trapping rainwater problem</text:span></text:span></text:p>
        </text:list-item>
        <text:list-item>
          <text:p text:style-name="P76"><text:span text:style-name="Strong_20_Emphasis"><text:span text:style-name="T1">Sliding window technique</text:span></text:span></text:p>
        </text:list-item>
        <text:list-item>
          <text:p text:style-name="P76"><text:span text:style-name="Strong_20_Emphasis"><text:span text:style-name="T1">Two pointer technique</text:span></text:span></text:p>
        </text:list-item>
      </text:list>
      <text:h text:style-name="P1" text:outline-level="2"><text:span text:style-name="Strong_20_Emphasis"><text:span text:style-name="T1">Recursion &amp; Backtracking</text:span></text:span></text:h>
      <text:list text:style-name="L76">
        <text:list-item>
          <text:p text:style-name="P77"><text:span text:style-name="Strong_20_Emphasis"><text:span text:style-name="T1">Tower of Hanoi</text:span></text:span></text:p>
        </text:list-item>
        <text:list-item>
          <text:p text:style-name="P77"><text:span text:style-name="Strong_20_Emphasis"><text:span text:style-name="T1">Generate all subsets</text:span></text:span></text:p>
        </text:list-item>
        <text:list-item>
          <text:p text:style-name="P77"><text:span text:style-name="Strong_20_Emphasis"><text:span text:style-name="T1">N-Queens problem</text:span></text:span></text:p>
        </text:list-item>
        <text:list-item>
          <text:p text:style-name="P77"><text:span text:style-name="Strong_20_Emphasis"><text:span text:style-name="T1">Generate valid parentheses</text:span></text:span></text:p>
        </text:list-item>
      </text:list>
      <text:h text:style-name="Heading_20_2" text:outline-level="2"><text:soft-page-break/><text:span text:style-name="Strong_20_Emphasis"><text:span text:style-name="T1">MySQL Fundamentals</text:span></text:span></text:h>
      <text:h text:style-name="P1" text:outline-level="2"><text:span text:style-name="Strong_20_Emphasis"><text:span text:style-name="T1">Basic Concepts</text:span></text:span></text:h>
      <text:list text:style-name="L77">
        <text:list-item>
          <text:p text:style-name="P78"><text:span text:style-name="Strong_20_Emphasis"><text:span text:style-name="T1">What is MySQL and how does it differ from other database management systems?</text:span></text:span></text:p>
        </text:list-item>
        <text:list-item>
          <text:p text:style-name="P78"><text:span text:style-name="Strong_20_Emphasis"><text:span text:style-name="T1">What are the advantages of using MySQL?</text:span></text:span></text:p>
        </text:list-item>
        <text:list-item>
          <text:p text:style-name="P78"><text:span text:style-name="Strong_20_Emphasis"><text:span text:style-name="T1">What is SQL (Structured Query Language)?</text:span></text:span></text:p>
        </text:list-item>
        <text:list-item>
          <text:p text:style-name="P78"><text:span text:style-name="Strong_20_Emphasis"><text:span text:style-name="T1">What is the difference between a database and a table in MySQL?</text:span></text:span></text:p>
        </text:list-item>
        <text:list-item>
          <text:p text:style-name="P78"><text:span text:style-name="Strong_20_Emphasis"><text:span text:style-name="T1">How do you create and delete a MySQL database?</text:span></text:span></text:p>
        </text:list-item>
        <text:list-item>
          <text:p text:style-name="P78"><text:span text:style-name="Strong_20_Emphasis"><text:span text:style-name="T1">What are the different data types available in MySQL?</text:span></text:span></text:p>
        </text:list-item>
        <text:list-item>
          <text:p text:style-name="P78"><text:span text:style-name="Strong_20_Emphasis"><text:span text:style-name="T1">Explain MySQL server and its components.</text:span></text:span></text:p>
        </text:list-item>
      </text:list>
      <text:h text:style-name="P1" text:outline-level="2"><text:span text:style-name="Strong_20_Emphasis"><text:span text:style-name="T1">Data Types &amp; Storage</text:span></text:span></text:h>
      <text:list text:style-name="L78">
        <text:list-item>
          <text:p text:style-name="P79"><text:span text:style-name="Strong_20_Emphasis"><text:span text:style-name="T1">What is the difference between CHAR and VARCHAR data types?</text:span></text:span></text:p>
        </text:list-item>
        <text:list-item>
          <text:p text:style-name="P79"><text:span text:style-name="Strong_20_Emphasis"><text:span text:style-name="T1">What are numeric data types in MySQL (INT, FLOAT, DECIMAL)?</text:span></text:span></text:p>
        </text:list-item>
        <text:list-item>
          <text:p text:style-name="P79"><text:span text:style-name="Strong_20_Emphasis"><text:span text:style-name="T1">What are date/time data types (DATE, TIME, DATETIME, TIMESTAMP)?</text:span></text:span></text:p>
        </text:list-item>
        <text:list-item>
          <text:p text:style-name="P79"><text:span text:style-name="Strong_20_Emphasis"><text:span text:style-name="T1">When should you use TEXT vs VARCHAR?</text:span></text:span></text:p>
        </text:list-item>
        <text:list-item>
          <text:p text:style-name="P79"><text:span text:style-name="Strong_20_Emphasis"><text:span text:style-name="T1">What is the AUTO_INCREMENT attribute and its purpose?</text:span></text:span></text:p>
        </text:list-item>
      </text:list>
      <text:h text:style-name="P1" text:outline-level="2"><text:span text:style-name="Strong_20_Emphasis"><text:span text:style-name="T1">Basic SQL Operations</text:span></text:span></text:h>
      <text:h text:style-name="P1" text:outline-level="2"><text:span text:style-name="Strong_20_Emphasis"><text:span text:style-name="T1">Database &amp; Table Operations</text:span></text:span></text:h>
      <text:list text:style-name="L79">
        <text:list-item>
          <text:p text:style-name="P80"><text:span text:style-name="Strong_20_Emphasis"><text:span text:style-name="T1">How to create a table in MySQL? Write SQL statement for a "departments" table.</text:span></text:span></text:p>
        </text:list-item>
        <text:list-item>
          <text:p text:style-name="P80"><text:span text:style-name="Strong_20_Emphasis"><text:span text:style-name="T1">How do you alter a table structure in MySQL?</text:span></text:span></text:p>
        </text:list-item>
        <text:list-item>
          <text:p text:style-name="P80"><text:span text:style-name="Strong_20_Emphasis"><text:span text:style-name="T1">How do you drop a table in MySQL?</text:span></text:span></text:p>
        </text:list-item>
        <text:list-item>
          <text:p text:style-name="P80"><text:span text:style-name="Strong_20_Emphasis"><text:span text:style-name="T1">Write a SQL query to retrieve all records from a table named "employees".</text:span></text:span></text:p>
        </text:list-item>
        <text:list-item>
          <text:p text:style-name="P80"><text:span text:style-name="Strong_20_Emphasis"><text:span text:style-name="T1">How do you insert data into a MySQL table?</text:span></text:span></text:p>
        </text:list-item>
        <text:list-item>
          <text:p text:style-name="P80"><text:span text:style-name="Strong_20_Emphasis"><text:span text:style-name="T1">How do you update records in MySQL?</text:span></text:span></text:p>
        </text:list-item>
        <text:list-item>
          <text:p text:style-name="P80"><text:span text:style-name="Strong_20_Emphasis"><text:span text:style-name="T1">How do you delete records from MySQL?</text:span></text:span></text:p>
        </text:list-item>
      </text:list>
      <text:h text:style-name="P1" text:outline-level="2"><text:span text:style-name="Strong_20_Emphasis"><text:span text:style-name="T1">Basic Queries</text:span></text:span></text:h>
      <text:list text:style-name="L80">
        <text:list-item>
          <text:p text:style-name="P81"><text:span text:style-name="Strong_20_Emphasis"><text:span text:style-name="T1">Write a SQL query to find the total number of employees.</text:span></text:span></text:p>
        </text:list-item>
        <text:list-item>
          <text:p text:style-name="P81"><text:span text:style-name="Strong_20_Emphasis"><text:span text:style-name="T1">Write a SQL query to select the top 5 highest-paid employees.</text:span></text:span></text:p>
        </text:list-item>
        <text:list-item>
          <text:p text:style-name="P81"><text:span text:style-name="Strong_20_Emphasis"><text:span text:style-name="T1">Write a SQL query to find all employees whose names start with 'A'.</text:span></text:span></text:p>
        </text:list-item>
        <text:list-item>
          <text:p text:style-name="P81"><text:span text:style-name="Strong_20_Emphasis"><text:span text:style-name="T1">How do you use the WHERE clause in MySQL?</text:span></text:span></text:p>
        </text:list-item>
        <text:list-item>
          <text:p text:style-name="P81"><text:soft-page-break/><text:span text:style-name="Strong_20_Emphasis"><text:span text:style-name="T1">What is the purpose of the GROUP BY clause?</text:span></text:span></text:p>
        </text:list-item>
        <text:list-item>
          <text:p text:style-name="P81"><text:span text:style-name="Strong_20_Emphasis"><text:span text:style-name="T1">Write a query using GROUP BY to summarize employee counts by department.</text:span></text:span></text:p>
        </text:list-item>
      </text:list>
      <text:h text:style-name="P1" text:outline-level="2"><text:span text:style-name="Strong_20_Emphasis"><text:span text:style-name="T1">Keys &amp; Relationships</text:span></text:span></text:h>
      <text:h text:style-name="P1" text:outline-level="2"><text:span text:style-name="Strong_20_Emphasis"><text:span text:style-name="T1">Primary &amp; Foreign Keys</text:span></text:span></text:h>
      <text:list text:style-name="L81">
        <text:list-item>
          <text:p text:style-name="P82"><text:span text:style-name="Strong_20_Emphasis"><text:span text:style-name="T1">What is a primary key and why is it used?</text:span></text:span></text:p>
        </text:list-item>
        <text:list-item>
          <text:p text:style-name="P82"><text:span text:style-name="Strong_20_Emphasis"><text:span text:style-name="T1">Explain the difference between a primary key and a foreign key.</text:span></text:span></text:p>
        </text:list-item>
        <text:list-item>
          <text:p text:style-name="P82"><text:span text:style-name="Strong_20_Emphasis"><text:span text:style-name="T1">What are foreign key constraints and how do they ensure data integrity?</text:span></text:span></text:p>
        </text:list-item>
        <text:list-item>
          <text:p text:style-name="P82"><text:span text:style-name="Strong_20_Emphasis"><text:span text:style-name="T1">Can a table have multiple primary keys?</text:span></text:span></text:p>
        </text:list-item>
        <text:list-item>
          <text:p text:style-name="P82"><text:span text:style-name="Strong_20_Emphasis"><text:span text:style-name="T1">What happens when you try to insert duplicate primary key values?</text:span></text:span></text:p>
        </text:list-item>
      </text:list>
      <text:h text:style-name="P1" text:outline-level="2"><text:span text:style-name="Strong_20_Emphasis"><text:span text:style-name="T1">Database Relationships</text:span></text:span></text:h>
      <text:list text:style-name="L82">
        <text:list-item>
          <text:p text:style-name="P83"><text:span text:style-name="Strong_20_Emphasis"><text:span text:style-name="T1">What types of relationships are used in MySQL?</text:span></text:span></text:p>
        </text:list-item>
        <text:list-item>
          <text:p text:style-name="P83"><text:span text:style-name="Strong_20_Emphasis"><text:span text:style-name="T1">Explain one-to-one, one-to-many, and many-to-many relationships.</text:span></text:span></text:p>
        </text:list-item>
        <text:list-item>
          <text:p text:style-name="P83"><text:span text:style-name="Strong_20_Emphasis"><text:span text:style-name="T1">How do you implement relationships between tables?</text:span></text:span></text:p>
        </text:list-item>
      </text:list>
      <text:h text:style-name="P1" text:outline-level="2"><text:span text:style-name="Strong_20_Emphasis"><text:span text:style-name="T1">Joins &amp; Advanced Queries</text:span></text:span></text:h>
      <text:h text:style-name="P1" text:outline-level="2"><text:span text:style-name="Strong_20_Emphasis"><text:span text:style-name="T1">Types of Joins</text:span></text:span></text:h>
      <text:list text:style-name="L83">
        <text:list-item>
          <text:p text:style-name="P84"><text:span text:style-name="Strong_20_Emphasis"><text:span text:style-name="T1">What are the different types of joins in MySQL?</text:span></text:span></text:p>
        </text:list-item>
        <text:list-item>
          <text:p text:style-name="P84"><text:span text:style-name="Strong_20_Emphasis"><text:span text:style-name="T1">Explain INNER JOIN with example.</text:span></text:span></text:p>
        </text:list-item>
        <text:list-item>
          <text:p text:style-name="P84"><text:span text:style-name="Strong_20_Emphasis"><text:span text:style-name="T1">Explain LEFT JOIN and when to use it.</text:span></text:span></text:p>
        </text:list-item>
        <text:list-item>
          <text:p text:style-name="P84"><text:span text:style-name="Strong_20_Emphasis"><text:span text:style-name="T1">What is the difference between RIGHT JOIN and LEFT JOIN?</text:span></text:span></text:p>
        </text:list-item>
        <text:list-item>
          <text:p text:style-name="P84"><text:span text:style-name="Strong_20_Emphasis"><text:span text:style-name="T1">What is CROSS JOIN and when is it used?</text:span></text:span></text:p>
        </text:list-item>
        <text:list-item>
          <text:p text:style-name="P84"><text:span text:style-name="Strong_20_Emphasis"><text:span text:style-name="T1">Write a SQL query to join "employees" and "departments" tables.</text:span></text:span></text:p>
        </text:list-item>
      </text:list>
      <text:h text:style-name="P1" text:outline-level="2"><text:span text:style-name="Strong_20_Emphasis"><text:span text:style-name="T1">Set Operations</text:span></text:span></text:h>
      <text:list text:style-name="L84">
        <text:list-item>
          <text:p text:style-name="P85"><text:span text:style-name="Strong_20_Emphasis"><text:span text:style-name="T1">What is the difference between UNION and UNION ALL?</text:span></text:span></text:p>
        </text:list-item>
        <text:list-item>
          <text:p text:style-name="P85"><text:span text:style-name="Strong_20_Emphasis"><text:span text:style-name="T1">When should you use UNION vs UNION ALL?</text:span></text:span></text:p>
        </text:list-item>
        <text:list-item>
          <text:p text:style-name="P85"><text:span text:style-name="Strong_20_Emphasis"><text:span text:style-name="T1">How do you remove duplicates from query results?</text:span></text:span></text:p>
        </text:list-item>
      </text:list>
      <text:h text:style-name="P1" text:outline-level="2"><text:soft-page-break/><text:span text:style-name="Strong_20_Emphasis"><text:span text:style-name="T1">Functions &amp; Operations</text:span></text:span></text:h>
      <text:h text:style-name="P1" text:outline-level="2"><text:span text:style-name="Strong_20_Emphasis"><text:span text:style-name="T1">Aggregate Functions</text:span></text:span></text:h>
      <text:list text:style-name="L85">
        <text:list-item>
          <text:p text:style-name="P86"><text:span text:style-name="Strong_20_Emphasis"><text:span text:style-name="T1">Write a SQL query to find the average salary of employees in each department.</text:span></text:span></text:p>
        </text:list-item>
        <text:list-item>
          <text:p text:style-name="P86"><text:span text:style-name="Strong_20_Emphasis"><text:span text:style-name="T1">What are COUNT, SUM, AVG, MIN, MAX functions?</text:span></text:span></text:p>
        </text:list-item>
        <text:list-item>
          <text:p text:style-name="P86"><text:span text:style-name="Strong_20_Emphasis"><text:span text:style-name="T1">How do you count the number of employees in each department?</text:span></text:span></text:p>
        </text:list-item>
        <text:list-item>
          <text:p text:style-name="P86"><text:span text:style-name="Strong_20_Emphasis"><text:span text:style-name="T1">What is the difference between COUNT(*) and COUNT(column_name)?</text:span></text:span></text:p>
        </text:list-item>
      </text:list>
      <text:h text:style-name="P1" text:outline-level="2"><text:span text:style-name="Strong_20_Emphasis"><text:span text:style-name="T1">String Functions</text:span></text:span></text:h>
      <text:list text:style-name="L86">
        <text:list-item>
          <text:p text:style-name="P87"><text:span text:style-name="Strong_20_Emphasis"><text:span text:style-name="T1">What are common string functions in MySQL (CONCAT, SUBSTRING, LENGTH)?</text:span></text:span></text:p>
        </text:list-item>
        <text:list-item>
          <text:p text:style-name="P87"><text:span text:style-name="Strong_20_Emphasis"><text:span text:style-name="T1">How do you convert text to uppercase/lowercase in MySQL?</text:span></text:span></text:p>
        </text:list-item>
        <text:list-item>
          <text:p text:style-name="P87"><text:span text:style-name="Strong_20_Emphasis"><text:span text:style-name="T1">How do you trim spaces from strings?</text:span></text:span></text:p>
        </text:list-item>
      </text:list>
      <text:h text:style-name="P1" text:outline-level="2"><text:span text:style-name="Strong_20_Emphasis"><text:span text:style-name="T1">Date Functions</text:span></text:span></text:h>
      <text:list text:style-name="L87">
        <text:list-item>
          <text:p text:style-name="P88"><text:span text:style-name="Strong_20_Emphasis"><text:span text:style-name="T1">Write a SQL query to retrieve employees hired in the last 30 days.</text:span></text:span></text:p>
        </text:list-item>
        <text:list-item>
          <text:p text:style-name="P88"><text:span text:style-name="Strong_20_Emphasis"><text:span text:style-name="T1">What are common date functions (NOW(), DATE(), YEAR(), MONTH())?</text:span></text:span></text:p>
        </text:list-item>
        <text:list-item>
          <text:p text:style-name="P88"><text:span text:style-name="Strong_20_Emphasis"><text:span text:style-name="T1">How do you format dates in MySQL?</text:span></text:span></text:p>
        </text:list-item>
      </text:list>
      <text:h text:style-name="P1" text:outline-level="2"><text:span text:style-name="Strong_20_Emphasis"><text:span text:style-name="T1">Advanced Concepts</text:span></text:span></text:h>
      <text:h text:style-name="P1" text:outline-level="2"><text:span text:style-name="Strong_20_Emphasis"><text:span text:style-name="T1">Views &amp; Stored Procedures</text:span></text:span></text:h>
      <text:list text:style-name="L88">
        <text:list-item>
          <text:p text:style-name="P89"><text:span text:style-name="Strong_20_Emphasis"><text:span text:style-name="T1">What is a view in MySQL and how do you create one?</text:span></text:span></text:p>
        </text:list-item>
        <text:list-item>
          <text:p text:style-name="P89"><text:span text:style-name="Strong_20_Emphasis"><text:span text:style-name="T1">What are the advantages of using views?</text:span></text:span></text:p>
        </text:list-item>
        <text:list-item>
          <text:p text:style-name="P89"><text:span text:style-name="Strong_20_Emphasis"><text:span text:style-name="T1">What is a stored procedure?</text:span></text:span></text:p>
        </text:list-item>
        <text:list-item>
          <text:p text:style-name="P89"><text:span text:style-name="Strong_20_Emphasis"><text:span text:style-name="T1">Write a simple stored procedure that returns employee details by ID.</text:span></text:span></text:p>
        </text:list-item>
        <text:list-item>
          <text:p text:style-name="P89"><text:span text:style-name="Strong_20_Emphasis"><text:span text:style-name="T1">What is the difference between views and stored procedures?</text:span></text:span></text:p>
        </text:list-item>
      </text:list>
      <text:h text:style-name="P1" text:outline-level="2"><text:span text:style-name="Strong_20_Emphasis"><text:span text:style-name="T1">Triggers</text:span></text:span></text:h>
      <text:list text:style-name="L89">
        <text:list-item>
          <text:p text:style-name="P90"><text:span text:style-name="Strong_20_Emphasis"><text:span text:style-name="T1">What are triggers in MySQL?</text:span></text:span></text:p>
        </text:list-item>
        <text:list-item>
          <text:p text:style-name="P90"><text:span text:style-name="Strong_20_Emphasis"><text:span text:style-name="T1">How many types of triggers are possible in MySQL?</text:span></text:span></text:p>
        </text:list-item>
        <text:list-item>
          <text:p text:style-name="P90"><text:span text:style-name="Strong_20_Emphasis"><text:span text:style-name="T1">Write a trigger that updates a "last_updated" timestamp.</text:span></text:span></text:p>
        </text:list-item>
        <text:list-item>
          <text:p text:style-name="P90"><text:span text:style-name="Strong_20_Emphasis"><text:span text:style-name="T1">When should you use triggers?</text:span></text:span></text:p>
        </text:list-item>
      </text:list>
      <text:h text:style-name="P1" text:outline-level="2"><text:soft-page-break/><text:span text:style-name="Strong_20_Emphasis"><text:span text:style-name="T1">Indexing</text:span></text:span></text:h>
      <text:list text:style-name="L90">
        <text:list-item>
          <text:p text:style-name="P91"><text:span text:style-name="Strong_20_Emphasis"><text:span text:style-name="T1">What are indexes in MySQL and how do they improve performance?</text:span></text:span></text:p>
        </text:list-item>
        <text:list-item>
          <text:p text:style-name="P91"><text:span text:style-name="Strong_20_Emphasis"><text:span text:style-name="T1">What are the different types of indexes?</text:span></text:span></text:p>
        </text:list-item>
        <text:list-item>
          <text:p text:style-name="P91"><text:span text:style-name="Strong_20_Emphasis"><text:span text:style-name="T1">When should you create an index?</text:span></text:span></text:p>
        </text:list-item>
        <text:list-item>
          <text:p text:style-name="P91"><text:span text:style-name="Strong_20_Emphasis"><text:span text:style-name="T1">What are the disadvantages of using too many indexes?</text:span></text:span></text:p>
        </text:list-item>
      </text:list>
      <text:h text:style-name="P1" text:outline-level="2"><text:span text:style-name="Strong_20_Emphasis"><text:span text:style-name="T1">Storage Engines</text:span></text:span></text:h>
      <text:h text:style-name="P1" text:outline-level="2"><text:span text:style-name="Strong_20_Emphasis"><text:span text:style-name="T1">Engine Comparison</text:span></text:span></text:h>
      <text:list text:style-name="L91">
        <text:list-item>
          <text:p text:style-name="P92"><text:span text:style-name="Strong_20_Emphasis"><text:span text:style-name="T1">What are storage engines in MySQL?</text:span></text:span></text:p>
        </text:list-item>
        <text:list-item>
          <text:p text:style-name="P92"><text:span text:style-name="Strong_20_Emphasis"><text:span text:style-name="T1">What is the difference between MyISAM and InnoDB?</text:span></text:span></text:p>
        </text:list-item>
        <text:list-item>
          <text:p text:style-name="P92"><text:span text:style-name="Strong_20_Emphasis"><text:span text:style-name="T1">Which storage engine supports transactions?</text:span></text:span></text:p>
        </text:list-item>
        <text:list-item>
          <text:p text:style-name="P92"><text:span text:style-name="Strong_20_Emphasis"><text:span text:style-name="T1">When should you use InnoDB vs MyISAM?</text:span></text:span></text:p>
        </text:list-item>
        <text:list-item>
          <text:p text:style-name="P92"><text:span text:style-name="Strong_20_Emphasis"><text:span text:style-name="T1">What are transaction storage engines?</text:span></text:span></text:p>
        </text:list-item>
      </text:list>
      <text:h text:style-name="P1" text:outline-level="2"><text:span text:style-name="Strong_20_Emphasis"><text:span text:style-name="T1">Transactions &amp; ACID Properties</text:span></text:span></text:h>
      <text:h text:style-name="P1" text:outline-level="2"><text:span text:style-name="Strong_20_Emphasis"><text:span text:style-name="T1">Transaction Concepts</text:span></text:span></text:h>
      <text:list text:style-name="L92">
        <text:list-item>
          <text:p text:style-name="P93"><text:span text:style-name="Strong_20_Emphasis"><text:span text:style-name="T1">What are transactions in MySQL?</text:span></text:span></text:p>
        </text:list-item>
        <text:list-item>
          <text:p text:style-name="P93"><text:span text:style-name="Strong_20_Emphasis"><text:span text:style-name="T1">Explain ACID properties in databases.</text:span></text:span></text:p>
        </text:list-item>
        <text:list-item>
          <text:p text:style-name="P93"><text:span text:style-name="Strong_20_Emphasis"><text:span text:style-name="T1">What are the transaction isolation levels?</text:span></text:span></text:p>
        </text:list-item>
        <text:list-item>
          <text:p text:style-name="P93"><text:span text:style-name="Strong_20_Emphasis"><text:span text:style-name="T1">How does MySQL handle concurrency?</text:span></text:span></text:p>
        </text:list-item>
        <text:list-item>
          <text:p text:style-name="P93"><text:span text:style-name="Strong_20_Emphasis"><text:span text:style-name="T1">What is Multi-Version Concurrency Control (MVCC)?</text:span></text:span></text:p>
        </text:list-item>
      </text:list>
      <text:h text:style-name="P1" text:outline-level="2"><text:span text:style-name="Strong_20_Emphasis"><text:span text:style-name="T1">Performance &amp; Optimization</text:span></text:span></text:h>
      <text:h text:style-name="P1" text:outline-level="2"><text:span text:style-name="Strong_20_Emphasis"><text:span text:style-name="T1">Query Optimization</text:span></text:span></text:h>
      <text:list text:style-name="L93">
        <text:list-item>
          <text:p text:style-name="P94"><text:span text:style-name="Strong_20_Emphasis"><text:span text:style-name="T1">How do you inspect query execution plan in MySQL?</text:span></text:span></text:p>
        </text:list-item>
        <text:list-item>
          <text:p text:style-name="P94"><text:span text:style-name="Strong_20_Emphasis"><text:span text:style-name="T1">What is the EXPLAIN command used for?</text:span></text:span></text:p>
        </text:list-item>
        <text:list-item>
          <text:p text:style-name="P94"><text:span text:style-name="Strong_20_Emphasis"><text:span text:style-name="T1">How do you optimize slow queries?</text:span></text:span></text:p>
        </text:list-item>
        <text:list-item>
          <text:p text:style-name="P94"><text:span text:style-name="Strong_20_Emphasis"><text:span text:style-name="T1">What are temporary tables and how are they used?</text:span></text:span></text:p>
        </text:list-item>
        <text:list-item>
          <text:p text:style-name="P94"><text:span text:style-name="Strong_20_Emphasis"><text:span text:style-name="T1">What factors affect MySQL performance?</text:span></text:span></text:p>
        </text:list-item>
      </text:list>
      <text:h text:style-name="P1" text:outline-level="2"><text:soft-page-break/><text:span text:style-name="Strong_20_Emphasis"><text:span text:style-name="T1">Database Design</text:span></text:span></text:h>
      <text:list text:style-name="L94">
        <text:list-item>
          <text:p text:style-name="P95"><text:span text:style-name="Strong_20_Emphasis"><text:span text:style-name="T1">What is normalization and its importance?</text:span></text:span></text:p>
        </text:list-item>
        <text:list-item>
          <text:p text:style-name="P95"><text:span text:style-name="Strong_20_Emphasis"><text:span text:style-name="T1">What are the normal forms (1NF, 2NF, 3NF)?</text:span></text:span></text:p>
        </text:list-item>
        <text:list-item>
          <text:p text:style-name="P95"><text:span text:style-name="Strong_20_Emphasis"><text:span text:style-name="T1">What are best practices for schema design?</text:span></text:span></text:p>
        </text:list-item>
        <text:list-item>
          <text:p text:style-name="P95"><text:span text:style-name="Strong_20_Emphasis"><text:span text:style-name="T1">When should you denormalize a database?</text:span></text:span></text:p>
        </text:list-item>
        <text:list-item>
          <text:p text:style-name="P95"><text:span text:style-name="Strong_20_Emphasis"><text:span text:style-name="T1">How do you handle schema migrations in production?</text:span></text:span></text:p>
        </text:list-item>
      </text:list>
      <text:h text:style-name="P1" text:outline-level="2"><text:span text:style-name="Strong_20_Emphasis"><text:span text:style-name="T1">Backup &amp; Security</text:span></text:span></text:h>
      <text:h text:style-name="P1" text:outline-level="2"><text:span text:style-name="Strong_20_Emphasis"><text:span text:style-name="T1">Data Protection</text:span></text:span></text:h>
      <text:list text:style-name="L95">
        <text:list-item>
          <text:p text:style-name="P96"><text:span text:style-name="Strong_20_Emphasis"><text:span text:style-name="T1">How do you backup a MySQL database?</text:span></text:span></text:p>
        </text:list-item>
        <text:list-item>
          <text:p text:style-name="P96"><text:span text:style-name="Strong_20_Emphasis"><text:span text:style-name="T1">What is the difference between logical and physical backup?</text:span></text:span></text:p>
        </text:list-item>
        <text:list-item>
          <text:p text:style-name="P96"><text:span text:style-name="Strong_20_Emphasis"><text:span text:style-name="T1">How do you restore a MySQL database?</text:span></text:span></text:p>
        </text:list-item>
        <text:list-item>
          <text:p text:style-name="P96"><text:span text:style-name="Strong_20_Emphasis"><text:span text:style-name="T1">What are MySQL user privileges?</text:span></text:span></text:p>
        </text:list-item>
        <text:list-item>
          <text:p text:style-name="P96"><text:span text:style-name="Strong_20_Emphasis"><text:span text:style-name="T1">How do you secure a MySQL installation?</text:span></text:span></text:p>
        </text:list-item>
      </text:list>
      <text:h text:style-name="P1" text:outline-level="2"><text:span text:style-name="Strong_20_Emphasis"><text:span text:style-name="T1">Advanced Topics</text:span></text:span></text:h>
      <text:h text:style-name="P1" text:outline-level="2"><text:span text:style-name="Strong_20_Emphasis"><text:span text:style-name="T1">Scaling &amp; Architecture</text:span></text:span></text:h>
      <text:list text:style-name="L96">
        <text:list-item>
          <text:p text:style-name="P97"><text:span text:style-name="Strong_20_Emphasis"><text:span text:style-name="T1">What is scaling in MySQL?</text:span></text:span></text:p>
        </text:list-item>
        <text:list-item>
          <text:p text:style-name="P97"><text:span text:style-name="Strong_20_Emphasis"><text:span text:style-name="T1">What is sharding in databases?</text:span></text:span></text:p>
        </text:list-item>
        <text:list-item>
          <text:p text:style-name="P97"><text:span text:style-name="Strong_20_Emphasis"><text:span text:style-name="T1">Explain MySQL's logical architecture.</text:span></text:span></text:p>
        </text:list-item>
        <text:list-item>
          <text:p text:style-name="P97"><text:span text:style-name="Strong_20_Emphasis"><text:span text:style-name="T1">What is the difference between OLTP and OLAP?</text:span></text:span></text:p>
        </text:list-item>
        <text:list-item>
          <text:p text:style-name="P97"><text:span text:style-name="Strong_20_Emphasis"><text:span text:style-name="T1">How do you handle high-traffic databases?</text:span></text:span></text:p>
        </text:list-item>
      </text:list>
      <text:h text:style-name="P1" text:outline-level="2"><text:span text:style-name="Strong_20_Emphasis"><text:span text:style-name="T1">Coding Questions</text:span></text:span></text:h>
      <text:h text:style-name="P1" text:outline-level="2"><text:span text:style-name="Strong_20_Emphasis"><text:span text:style-name="T1">Query Writing Practice</text:span></text:span></text:h>
      <text:list text:style-name="L97">
        <text:list-item>
          <text:p text:style-name="P98"><text:span text:style-name="Strong_20_Emphasis"><text:span text:style-name="T1">Write a query to find the second highest salary without using LIMIT.</text:span></text:span></text:p>
        </text:list-item>
        <text:list-item>
          <text:p text:style-name="P98"><text:span text:style-name="Strong_20_Emphasis"><text:span text:style-name="T1">Write a query to find employees with duplicate names.</text:span></text:span></text:p>
        </text:list-item>
        <text:list-item>
          <text:p text:style-name="P98"><text:span text:style-name="Strong_20_Emphasis"><text:span text:style-name="T1">Write a query to calculate running totals.</text:span></text:span></text:p>
        </text:list-item>
        <text:list-item>
          <text:p text:style-name="P98"><text:span text:style-name="Strong_20_Emphasis"><text:span text:style-name="T1">Write a query to find employees earning more than their department average.</text:span></text:span></text:p>
        </text:list-item>
        <text:list-item>
          <text:p text:style-name="P98"><text:span text:style-name="Strong_20_Emphasis"><text:span text:style-name="T1">Write a query to find the nth highest salary.</text:span></text:span></text:p>
        </text:list-item>
      </text:list>
      <text:h text:style-name="Heading_20_2" text:outline-level="2"><text:soft-page-break/><text:span text:style-name="Strong_20_Emphasis"><text:span text:style-name="T1">Spring Boot Fundamentals</text:span></text:span></text:h>
      <text:h text:style-name="P1" text:outline-level="2"><text:span text:style-name="Strong_20_Emphasis"><text:span text:style-name="T1">Basic Understanding</text:span></text:span></text:h>
      <text:list text:style-name="L98">
        <text:list-item>
          <text:p text:style-name="P99"><text:span text:style-name="Strong_20_Emphasis"><text:span text:style-name="T1">What is Spring Boot and what are its benefits?</text:span></text:span></text:p>
        </text:list-item>
        <text:list-item>
          <text:p text:style-name="P99"><text:span text:style-name="Strong_20_Emphasis"><text:span text:style-name="T1">What makes Spring Boot superior to traditional Spring Framework?</text:span></text:span></text:p>
        </text:list-item>
        <text:list-item>
          <text:p text:style-name="P99"><text:span text:style-name="Strong_20_Emphasis"><text:span text:style-name="T1">What are the advantages of using Spring Boot?</text:span></text:span></text:p>
        </text:list-item>
        <text:list-item>
          <text:p text:style-name="P99"><text:span text:style-name="Strong_20_Emphasis"><text:span text:style-name="T1">How does Spring Boot simplify Java application development?</text:span></text:span></text:p>
        </text:list-item>
        <text:list-item>
          <text:p text:style-name="P99"><text:span text:style-name="Strong_20_Emphasis"><text:span text:style-name="T1">What are the key features of Spring Boot?</text:span></text:span></text:p>
        </text:list-item>
        <text:list-item>
          <text:p text:style-name="P99"><text:span text:style-name="Strong_20_Emphasis"><text:span text:style-name="T1">When should you use Spring Boot?</text:span></text:span></text:p>
        </text:list-item>
        <text:list-item>
          <text:p text:style-name="P99"><text:span text:style-name="Strong_20_Emphasis"><text:span text:style-name="T1">What companies use Spring Boot in production?</text:span></text:span></text:p>
        </text:list-item>
      </text:list>
      <text:h text:style-name="P1" text:outline-level="2"><text:span text:style-name="Strong_20_Emphasis"><text:span text:style-name="T1">Core Components</text:span></text:span></text:h>
      <text:list text:style-name="L99">
        <text:list-item>
          <text:p text:style-name="P100"><text:span text:style-name="Strong_20_Emphasis"><text:span text:style-name="T1">What are the four key components of Spring Boot?</text:span></text:span></text:p>
        </text:list-item>
        <text:list-item>
          <text:p text:style-name="P100"><text:span text:style-name="Strong_20_Emphasis"><text:span text:style-name="T1">What is Spring Boot Auto-Configuration?</text:span></text:span></text:p>
        </text:list-item>
        <text:list-item>
          <text:p text:style-name="P100"><text:span text:style-name="Strong_20_Emphasis"><text:span text:style-name="T1">What is the purpose of @EnableAutoConfiguration annotation?</text:span></text:span></text:p>
        </text:list-item>
        <text:list-item>
          <text:p text:style-name="P100"><text:span text:style-name="Strong_20_Emphasis"><text:span text:style-name="T1">What is Spring Boot CLI?</text:span></text:span></text:p>
        </text:list-item>
        <text:list-item>
          <text:p text:style-name="P100"><text:span text:style-name="Strong_20_Emphasis"><text:span text:style-name="T1">What are Spring Boot Starter POMs?</text:span></text:span></text:p>
        </text:list-item>
        <text:list-item>
          <text:p text:style-name="P100"><text:span text:style-name="Strong_20_Emphasis"><text:span text:style-name="T1">What is Spring Boot Actuator?</text:span></text:span></text:p>
        </text:list-item>
      </text:list>
      <text:h text:style-name="P1" text:outline-level="2"><text:span text:style-name="Strong_20_Emphasis"><text:span text:style-name="T1">Spring Boot Starters</text:span></text:span></text:h>
      <text:h text:style-name="P1" text:outline-level="2"><text:span text:style-name="Strong_20_Emphasis"><text:span text:style-name="T1">Starter Dependencies</text:span></text:span></text:h>
      <text:list text:style-name="L100">
        <text:list-item>
          <text:p text:style-name="P101"><text:span text:style-name="Strong_20_Emphasis"><text:span text:style-name="T1">What is a Spring Boot Starter?</text:span></text:span></text:p>
        </text:list-item>
        <text:list-item>
          <text:p text:style-name="P101"><text:span text:style-name="Strong_20_Emphasis"><text:span text:style-name="T1">What are the most commonly used Spring Boot starters?</text:span></text:span></text:p>
        </text:list-item>
        <text:list-item>
          <text:p text:style-name="P101"><text:span text:style-name="Strong_20_Emphasis"><text:span text:style-name="T1">What is the difference between starter POMs and regular dependencies?</text:span></text:span></text:p>
        </text:list-item>
        <text:list-item>
          <text:p text:style-name="P101"><text:span text:style-name="Strong_20_Emphasis"><text:span text:style-name="T1">What is Spring Boot Starter Parent?</text:span></text:span></text:p>
        </text:list-item>
        <text:list-item>
          <text:p text:style-name="P101"><text:span text:style-name="Strong_20_Emphasis"><text:span text:style-name="T1">How do Spring Boot starters manage dependencies?</text:span></text:span></text:p>
        </text:list-item>
        <text:list-item>
          <text:p text:style-name="P101"><text:span text:style-name="Strong_20_Emphasis"><text:span text:style-name="T1">What is spring-boot-starter-web?</text:span></text:span></text:p>
        </text:list-item>
        <text:list-item>
          <text:p text:style-name="P101"><text:span text:style-name="Strong_20_Emphasis"><text:span text:style-name="T1">What is spring-boot-starter-data-jpa?</text:span></text:span></text:p>
        </text:list-item>
      </text:list>
      <text:h text:style-name="P1" text:outline-level="2"><text:span text:style-name="Strong_20_Emphasis"><text:span text:style-name="T1">Annotations &amp; Configuration</text:span></text:span></text:h>
      <text:h text:style-name="P1" text:outline-level="2"><text:span text:style-name="Strong_20_Emphasis"><text:span text:style-name="T1">Key Annotations</text:span></text:span></text:h>
      <text:list text:style-name="L101">
        <text:list-item>
          <text:p text:style-name="P102"><text:span text:style-name="Strong_20_Emphasis"><text:span text:style-name="T1">What is @SpringBootApplication annotation?</text:span></text:span></text:p>
        </text:list-item>
        <text:list-item>
          <text:p text:style-name="P102"><text:soft-page-break/><text:span text:style-name="Strong_20_Emphasis"><text:span text:style-name="T1">What annotations are combined in @SpringBootApplication?</text:span></text:span></text:p>
        </text:list-item>
        <text:list-item>
          <text:p text:style-name="P102"><text:span text:style-name="Strong_20_Emphasis"><text:span text:style-name="T1">What is the difference between @Component, @Service, @Repository, and @Controller?</text:span></text:span></text:p>
        </text:list-item>
        <text:list-item>
          <text:p text:style-name="P102"><text:span text:style-name="Strong_20_Emphasis"><text:span text:style-name="T1">What is @RestController annotation?</text:span></text:span></text:p>
        </text:list-item>
        <text:list-item>
          <text:p text:style-name="P102"><text:span text:style-name="Strong_20_Emphasis"><text:span text:style-name="T1">What is @RequestMapping vs @GetMapping?</text:span></text:span></text:p>
        </text:list-item>
        <text:list-item>
          <text:p text:style-name="P102"><text:span text:style-name="Strong_20_Emphasis"><text:span text:style-name="T1">What is @Value annotation?</text:span></text:span></text:p>
        </text:list-item>
        <text:list-item>
          <text:p text:style-name="P102"><text:span text:style-name="Strong_20_Emphasis"><text:span text:style-name="T1">What is @ConfigurationProperties annotation?</text:span></text:span></text:p>
        </text:list-item>
      </text:list>
      <text:h text:style-name="P1" text:outline-level="2"><text:span text:style-name="Strong_20_Emphasis"><text:span text:style-name="T1">Configuration Files</text:span></text:span></text:h>
      <text:list text:style-name="L102">
        <text:list-item>
          <text:p text:style-name="P103"><text:span text:style-name="Strong_20_Emphasis"><text:span text:style-name="T1">What is the purpose of application.properties file?</text:span></text:span></text:p>
        </text:list-item>
        <text:list-item>
          <text:p text:style-name="P103"><text:span text:style-name="Strong_20_Emphasis"><text:span text:style-name="T1">What is the difference between application.properties and application.yml?</text:span></text:span></text:p>
        </text:list-item>
        <text:list-item>
          <text:p text:style-name="P103"><text:span text:style-name="Strong_20_Emphasis"><text:span text:style-name="T1">How does Spring Boot handle externalized configuration?</text:span></text:span></text:p>
        </text:list-item>
        <text:list-item>
          <text:p text:style-name="P103"><text:span text:style-name="Strong_20_Emphasis"><text:span text:style-name="T1">What are Spring Boot Profiles?</text:span></text:span></text:p>
        </text:list-item>
        <text:list-item>
          <text:p text:style-name="P103"><text:span text:style-name="Strong_20_Emphasis"><text:span text:style-name="T1">How do you activate a specific profile?</text:span></text:span></text:p>
        </text:list-item>
      </text:list>
      <text:h text:style-name="P1" text:outline-level="2"><text:span text:style-name="Strong_20_Emphasis"><text:span text:style-name="T1">REST API Development</text:span></text:span></text:h>
      <text:h text:style-name="P1" text:outline-level="2"><text:span text:style-name="Strong_20_Emphasis"><text:span text:style-name="T1">Creating REST Services</text:span></text:span></text:h>
      <text:list text:style-name="L103">
        <text:list-item>
          <text:p text:style-name="P104"><text:span text:style-name="Strong_20_Emphasis"><text:span text:style-name="T1">How do you create a RESTful web service using Spring Boot?</text:span></text:span></text:p>
        </text:list-item>
        <text:list-item>
          <text:p text:style-name="P104"><text:span text:style-name="Strong_20_Emphasis"><text:span text:style-name="T1">What is the difference between @Controller and @RestController?</text:span></text:span></text:p>
        </text:list-item>
        <text:list-item>
          <text:p text:style-name="P104"><text:span text:style-name="Strong_20_Emphasis"><text:span text:style-name="T1">How do you handle HTTP methods (GET, POST, PUT, DELETE)?</text:span></text:span></text:p>
        </text:list-item>
        <text:list-item>
          <text:p text:style-name="P104"><text:span text:style-name="Strong_20_Emphasis"><text:span text:style-name="T1">What is ResponseEntity and when to use it?</text:span></text:span></text:p>
        </text:list-item>
        <text:list-item>
          <text:p text:style-name="P104"><text:span text:style-name="Strong_20_Emphasis"><text:span text:style-name="T1">How do you handle request parameters and path variables?</text:span></text:span></text:p>
        </text:list-item>
        <text:list-item>
          <text:p text:style-name="P104"><text:span text:style-name="Strong_20_Emphasis"><text:span text:style-name="T1">How do you validate request data in Spring Boot?</text:span></text:span></text:p>
        </text:list-item>
      </text:list>
      <text:h text:style-name="P1" text:outline-level="2"><text:span text:style-name="Strong_20_Emphasis"><text:span text:style-name="T1">Exception Handling</text:span></text:span></text:h>
      <text:list text:style-name="L104">
        <text:list-item>
          <text:p text:style-name="P105"><text:span text:style-name="Strong_20_Emphasis"><text:span text:style-name="T1">How do you handle exceptions in Spring Boot?</text:span></text:span></text:p>
        </text:list-item>
        <text:list-item>
          <text:p text:style-name="P105"><text:span text:style-name="Strong_20_Emphasis"><text:span text:style-name="T1">What is @ControllerAdvice?</text:span></text:span></text:p>
        </text:list-item>
        <text:list-item>
          <text:p text:style-name="P105"><text:span text:style-name="Strong_20_Emphasis"><text:span text:style-name="T1">What is @ExceptionHandler?</text:span></text:span></text:p>
        </text:list-item>
        <text:list-item>
          <text:p text:style-name="P105"><text:span text:style-name="Strong_20_Emphasis"><text:span text:style-name="T1">How do you create custom error responses?</text:span></text:span></text:p>
        </text:list-item>
        <text:list-item>
          <text:p text:style-name="P105"><text:span text:style-name="Strong_20_Emphasis"><text:span text:style-name="T1">What is @ResponseStatus annotation?</text:span></text:span></text:p>
        </text:list-item>
      </text:list>
      <text:h text:style-name="P1" text:outline-level="2"><text:soft-page-break/><text:span text:style-name="Strong_20_Emphasis"><text:span text:style-name="T1">Data Access &amp; JPA</text:span></text:span></text:h>
      <text:h text:style-name="P1" text:outline-level="2"><text:span text:style-name="Strong_20_Emphasis"><text:span text:style-name="T1">Spring Data JPA</text:span></text:span></text:h>
      <text:list text:style-name="L105">
        <text:list-item>
          <text:p text:style-name="P106"><text:span text:style-name="Strong_20_Emphasis"><text:span text:style-name="T1">What is Spring Data JPA?</text:span></text:span></text:p>
        </text:list-item>
        <text:list-item>
          <text:p text:style-name="P106"><text:span text:style-name="Strong_20_Emphasis"><text:span text:style-name="T1">How do you configure Spring Boot to use a database?</text:span></text:span></text:p>
        </text:list-item>
        <text:list-item>
          <text:p text:style-name="P106"><text:span text:style-name="Strong_20_Emphasis"><text:span text:style-name="T1">What is @Entity annotation?</text:span></text:span></text:p>
        </text:list-item>
        <text:list-item>
          <text:p text:style-name="P106"><text:span text:style-name="Strong_20_Emphasis"><text:span text:style-name="T1">What is @Repository annotation?</text:span></text:span></text:p>
        </text:list-item>
        <text:list-item>
          <text:p text:style-name="P106"><text:span text:style-name="Strong_20_Emphasis"><text:span text:style-name="T1">How do you define custom queries in Spring Data JPA?</text:span></text:span></text:p>
        </text:list-item>
        <text:list-item>
          <text:p text:style-name="P106"><text:span text:style-name="Strong_20_Emphasis"><text:span text:style-name="T1">What is the difference between JpaRepository and CrudRepository?</text:span></text:span></text:p>
        </text:list-item>
        <text:list-item>
          <text:p text:style-name="P106"><text:span text:style-name="Strong_20_Emphasis"><text:span text:style-name="T1">What is @Transactional annotation in Spring Boot?</text:span></text:span></text:p>
        </text:list-item>
      </text:list>
      <text:h text:style-name="P1" text:outline-level="2"><text:span text:style-name="Strong_20_Emphasis"><text:span text:style-name="T1">Database Configuration</text:span></text:span></text:h>
      <text:list text:style-name="L106">
        <text:list-item>
          <text:p text:style-name="P107"><text:span text:style-name="Strong_20_Emphasis"><text:span text:style-name="T1">How do you configure multiple databases in Spring Boot?</text:span></text:span></text:p>
        </text:list-item>
        <text:list-item>
          <text:p text:style-name="P107"><text:span text:style-name="Strong_20_Emphasis"><text:span text:style-name="T1">What embedded databases does Spring Boot support?</text:span></text:span></text:p>
        </text:list-item>
        <text:list-item>
          <text:p text:style-name="P107"><text:span text:style-name="Strong_20_Emphasis"><text:span text:style-name="T1">How do you configure H2 database in Spring Boot?</text:span></text:span></text:p>
        </text:list-item>
        <text:list-item>
          <text:p text:style-name="P107"><text:span text:style-name="Strong_20_Emphasis"><text:span text:style-name="T1">How do you use Spring Boot with MySQL/PostgreSQL?</text:span></text:span></text:p>
        </text:list-item>
      </text:list>
      <text:h text:style-name="P1" text:outline-level="2"><text:span text:style-name="Strong_20_Emphasis"><text:span text:style-name="T1">Testing</text:span></text:span></text:h>
      <text:h text:style-name="P1" text:outline-level="2"><text:span text:style-name="Strong_20_Emphasis"><text:span text:style-name="T1">Testing Framework</text:span></text:span></text:h>
      <text:list text:style-name="L107">
        <text:list-item>
          <text:p text:style-name="P108"><text:span text:style-name="Strong_20_Emphasis"><text:span text:style-name="T1">How do you write unit tests in Spring Boot?</text:span></text:span></text:p>
        </text:list-item>
        <text:list-item>
          <text:p text:style-name="P108"><text:span text:style-name="Strong_20_Emphasis"><text:span text:style-name="T1">What is @SpringBootTest annotation?</text:span></text:span></text:p>
        </text:list-item>
        <text:list-item>
          <text:p text:style-name="P108"><text:span text:style-name="Strong_20_Emphasis"><text:span text:style-name="T1">What is @MockBean annotation?</text:span></text:span></text:p>
        </text:list-item>
        <text:list-item>
          <text:p text:style-name="P108"><text:span text:style-name="Strong_20_Emphasis"><text:span text:style-name="T1">What is @WebMvcTest?</text:span></text:span></text:p>
        </text:list-item>
        <text:list-item>
          <text:p text:style-name="P108"><text:span text:style-name="Strong_20_Emphasis"><text:span text:style-name="T1">What is @DataJpaTest?</text:span></text:span></text:p>
        </text:list-item>
        <text:list-item>
          <text:p text:style-name="P108"><text:span text:style-name="Strong_20_Emphasis"><text:span text:style-name="T1">How do you test REST controllers?</text:span></text:span></text:p>
        </text:list-item>
        <text:list-item>
          <text:p text:style-name="P108"><text:span text:style-name="Strong_20_Emphasis"><text:span text:style-name="T1">What is TestRestTemplate?</text:span></text:span></text:p>
        </text:list-item>
      </text:list>
      <text:h text:style-name="P1" text:outline-level="2"><text:span text:style-name="Strong_20_Emphasis"><text:span text:style-name="T1">Security</text:span></text:span></text:h>
      <text:h text:style-name="P1" text:outline-level="2"><text:span text:style-name="Strong_20_Emphasis"><text:span text:style-name="T1">Spring Security Integration</text:span></text:span></text:h>
      <text:list text:style-name="L108">
        <text:list-item>
          <text:p text:style-name="P109"><text:span text:style-name="Strong_20_Emphasis"><text:span text:style-name="T1">How do you secure a Spring Boot application?</text:span></text:span></text:p>
        </text:list-item>
        <text:list-item>
          <text:p text:style-name="P109"><text:span text:style-name="Strong_20_Emphasis"><text:span text:style-name="T1">What is Spring Boot Security Starter?</text:span></text:span></text:p>
        </text:list-item>
        <text:list-item>
          <text:p text:style-name="P109"><text:span text:style-name="Strong_20_Emphasis"><text:span text:style-name="T1">How do you implement authentication in Spring Boot?</text:span></text:span></text:p>
        </text:list-item>
        <text:list-item>
          <text:p text:style-name="P109"><text:soft-page-break/><text:span text:style-name="Strong_20_Emphasis"><text:span text:style-name="T1">How do you enable HTTPS in Spring Boot?</text:span></text:span></text:p>
        </text:list-item>
        <text:list-item>
          <text:p text:style-name="P109"><text:span text:style-name="Strong_20_Emphasis"><text:span text:style-name="T1">What is @PreAuthorize annotation?</text:span></text:span></text:p>
        </text:list-item>
        <text:list-item>
          <text:p text:style-name="P109"><text:span text:style-name="Strong_20_Emphasis"><text:span text:style-name="T1">How do you implement JWT authentication?</text:span></text:span></text:p>
        </text:list-item>
      </text:list>
      <text:h text:style-name="P1" text:outline-level="2"><text:span text:style-name="Strong_20_Emphasis"><text:span text:style-name="T1">Embedded Servers</text:span></text:span></text:h>
      <text:h text:style-name="P1" text:outline-level="2"><text:span text:style-name="Strong_20_Emphasis"><text:span text:style-name="T1">Server Configuration</text:span></text:span></text:h>
      <text:list text:style-name="L109">
        <text:list-item>
          <text:p text:style-name="P110"><text:span text:style-name="Strong_20_Emphasis"><text:span text:style-name="T1">What is Spring Boot's embedded server?</text:span></text:span></text:p>
        </text:list-item>
        <text:list-item>
          <text:p text:style-name="P110"><text:span text:style-name="Strong_20_Emphasis"><text:span text:style-name="T1">What embedded servers does Spring Boot support?</text:span></text:span></text:p>
        </text:list-item>
        <text:list-item>
          <text:p text:style-name="P110"><text:span text:style-name="Strong_20_Emphasis"><text:span text:style-name="T1">How do you change the default port in Spring Boot?</text:span></text:span></text:p>
        </text:list-item>
        <text:list-item>
          <text:p text:style-name="P110"><text:span text:style-name="Strong_20_Emphasis"><text:span text:style-name="T1">How do you configure Tomcat in Spring Boot?</text:span></text:span></text:p>
        </text:list-item>
        <text:list-item>
          <text:p text:style-name="P110"><text:span text:style-name="Strong_20_Emphasis"><text:span text:style-name="T1">Can you deploy Spring Boot as WAR file?</text:span></text:span></text:p>
        </text:list-item>
        <text:list-item>
          <text:p text:style-name="P110"><text:span text:style-name="Strong_20_Emphasis"><text:span text:style-name="T1">What are the advantages of embedded servers?</text:span></text:span></text:p>
        </text:list-item>
      </text:list>
      <text:h text:style-name="P1" text:outline-level="2"><text:span text:style-name="Strong_20_Emphasis"><text:span text:style-name="T1">Monitoring &amp; Management</text:span></text:span></text:h>
      <text:h text:style-name="P1" text:outline-level="2"><text:span text:style-name="Strong_20_Emphasis"><text:span text:style-name="T1">Actuator Features</text:span></text:span></text:h>
      <text:list text:style-name="L110">
        <text:list-item>
          <text:p text:style-name="P111"><text:span text:style-name="Strong_20_Emphasis"><text:span text:style-name="T1">What is Spring Boot Actuator?</text:span></text:span></text:p>
        </text:list-item>
        <text:list-item>
          <text:p text:style-name="P111"><text:span text:style-name="Strong_20_Emphasis"><text:span text:style-name="T1">What endpoints does Actuator provide?</text:span></text:span></text:p>
        </text:list-item>
        <text:list-item>
          <text:p text:style-name="P111"><text:span text:style-name="Strong_20_Emphasis"><text:span text:style-name="T1">How do you implement health checks?</text:span></text:span></text:p>
        </text:list-item>
        <text:list-item>
          <text:p text:style-name="P111"><text:span text:style-name="Strong_20_Emphasis"><text:span text:style-name="T1">How do you monitor Spring Boot applications?</text:span></text:span></text:p>
        </text:list-item>
        <text:list-item>
          <text:p text:style-name="P111"><text:span text:style-name="Strong_20_Emphasis"><text:span text:style-name="T1">What is Micrometer in Spring Boot?</text:span></text:span></text:p>
        </text:list-item>
        <text:list-item>
          <text:p text:style-name="P111"><text:span text:style-name="Strong_20_Emphasis"><text:span text:style-name="T1">How do you secure Actuator endpoints?</text:span></text:span></text:p>
        </text:list-item>
      </text:list>
      <text:h text:style-name="P1" text:outline-level="2"><text:span text:style-name="Strong_20_Emphasis"><text:span text:style-name="T1">Advanced Features</text:span></text:span></text:h>
      <text:h text:style-name="P1" text:outline-level="2"><text:span text:style-name="Strong_20_Emphasis"><text:span text:style-name="T1">Caching &amp; Async</text:span></text:span></text:h>
      <text:list text:style-name="L111">
        <text:list-item>
          <text:p text:style-name="P112"><text:span text:style-name="Strong_20_Emphasis"><text:span text:style-name="T1">How do you implement caching in Spring Boot?</text:span></text:span></text:p>
        </text:list-item>
        <text:list-item>
          <text:p text:style-name="P112"><text:span text:style-name="Strong_20_Emphasis"><text:span text:style-name="T1">What is @EnableCaching annotation?</text:span></text:span></text:p>
        </text:list-item>
        <text:list-item>
          <text:p text:style-name="P112"><text:span text:style-name="Strong_20_Emphasis"><text:span text:style-name="T1">What is @CacheEvict annotation?</text:span></text:span></text:p>
        </text:list-item>
        <text:list-item>
          <text:p text:style-name="P112"><text:span text:style-name="Strong_20_Emphasis"><text:span text:style-name="T1">What is @EnableAsync annotation?</text:span></text:span></text:p>
        </text:list-item>
        <text:list-item>
          <text:p text:style-name="P112"><text:span text:style-name="Strong_20_Emphasis"><text:span text:style-name="T1">What is @Scheduled annotation?</text:span></text:span></text:p>
        </text:list-item>
        <text:list-item>
          <text:p text:style-name="P112"><text:span text:style-name="Strong_20_Emphasis"><text:span text:style-name="T1">How do you implement asynchronous processing?</text:span></text:span></text:p>
        </text:list-item>
      </text:list>
      <text:h text:style-name="P1" text:outline-level="2"><text:soft-page-break/><text:span text:style-name="Strong_20_Emphasis"><text:span text:style-name="T1">DevTools &amp; Hot Reload</text:span></text:span></text:h>
      <text:list text:style-name="L112">
        <text:list-item>
          <text:p text:style-name="P113"><text:span text:style-name="Strong_20_Emphasis"><text:span text:style-name="T1">What is Spring Boot DevTools?</text:span></text:span></text:p>
        </text:list-item>
        <text:list-item>
          <text:p text:style-name="P113"><text:span text:style-name="Strong_20_Emphasis"><text:span text:style-name="T1">How does hot reloading work in Spring Boot?</text:span></text:span></text:p>
        </text:list-item>
        <text:list-item>
          <text:p text:style-name="P113"><text:span text:style-name="Strong_20_Emphasis"><text:span text:style-name="T1">What features does DevTools provide?</text:span></text:span></text:p>
        </text:list-item>
        <text:list-item>
          <text:p text:style-name="P113"><text:span text:style-name="Strong_20_Emphasis"><text:span text:style-name="T1">How do you disable DevTools in production?</text:span></text:span></text:p>
        </text:list-item>
      </text:list>
      <text:h text:style-name="P1" text:outline-level="2"><text:span text:style-name="Strong_20_Emphasis"><text:span text:style-name="T1">Microservices with Spring Boot</text:span></text:span></text:h>
      <text:h text:style-name="P1" text:outline-level="2"><text:span text:style-name="Strong_20_Emphasis"><text:span text:style-name="T1">Microservices Architecture</text:span></text:span></text:h>
      <text:list text:style-name="L113">
        <text:list-item>
          <text:p text:style-name="P114"><text:span text:style-name="Strong_20_Emphasis"><text:span text:style-name="T1">What Spring Boot features help develop microservices?</text:span></text:span></text:p>
        </text:list-item>
        <text:list-item>
          <text:p text:style-name="P114"><text:span text:style-name="Strong_20_Emphasis"><text:span text:style-name="T1">What is Spring Cloud and how does it relate to Spring Boot?</text:span></text:span></text:p>
        </text:list-item>
        <text:list-item>
          <text:p text:style-name="P114"><text:span text:style-name="Strong_20_Emphasis"><text:span text:style-name="T1">What is an API Gateway in microservices?</text:span></text:span></text:p>
        </text:list-item>
        <text:list-item>
          <text:p text:style-name="P114"><text:span text:style-name="Strong_20_Emphasis"><text:span text:style-name="T1">How do you implement service discovery?</text:span></text:span></text:p>
        </text:list-item>
        <text:list-item>
          <text:p text:style-name="P114"><text:span text:style-name="Strong_20_Emphasis"><text:span text:style-name="T1">What is Circuit Breaker pattern?</text:span></text:span></text:p>
        </text:list-item>
        <text:list-item>
          <text:p text:style-name="P114"><text:span text:style-name="Strong_20_Emphasis"><text:span text:style-name="T1">What is Spring Cloud Config?</text:span></text:span></text:p>
        </text:list-item>
      </text:list>
      <text:h text:style-name="P1" text:outline-level="2"><text:span text:style-name="Strong_20_Emphasis"><text:span text:style-name="T1">Deployment &amp; Production</text:span></text:span></text:h>
      <text:h text:style-name="P1" text:outline-level="2"><text:span text:style-name="Strong_20_Emphasis"><text:span text:style-name="T1">Production Readiness</text:span></text:span></text:h>
      <text:list text:style-name="L114">
        <text:list-item>
          <text:p text:style-name="P115"><text:span text:style-name="Strong_20_Emphasis"><text:span text:style-name="T1">How do you deploy Spring Boot applications?</text:span></text:span></text:p>
        </text:list-item>
        <text:list-item>
          <text:p text:style-name="P115"><text:span text:style-name="Strong_20_Emphasis"><text:span text:style-name="T1">What is Spring Boot Maven/Gradle plugin?</text:span></text:span></text:p>
        </text:list-item>
        <text:list-item>
          <text:p text:style-name="P115"><text:span text:style-name="Strong_20_Emphasis"><text:span text:style-name="T1">How do you create Docker images for Spring Boot apps?</text:span></text:span></text:p>
        </text:list-item>
        <text:list-item>
          <text:p text:style-name="P115"><text:span text:style-name="Strong_20_Emphasis"><text:span text:style-name="T1">What are production-ready features in Spring Boot?</text:span></text:span></text:p>
        </text:list-item>
        <text:list-item>
          <text:p text:style-name="P115"><text:span text:style-name="Strong_20_Emphasis"><text:span text:style-name="T1">How do you optimize Spring Boot applications for production?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9T13:34:16.428023600</meta:creation-date>
    <dc:date>2025-09-09T13:44:26.374543800</dc:date>
    <meta:editing-duration>PT10M11S</meta:editing-duration>
    <meta:editing-cycles>1</meta:editing-cycles>
    <meta:document-statistic meta:table-count="0" meta:image-count="0" meta:object-count="0" meta:page-count="28" meta:paragraph-count="759" meta:word-count="5141" meta:character-count="29645" meta:non-whitespace-character-count="25853"/>
    <meta:generator>LibreOffice/25.2.5.2$Windows_X86_64 LibreOffice_project/03d19516eb2e1dd5d4ccd751a0d6f35f35e08022</meta:generator>
  </office:meta>
</office:document-meta>
</file>